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0.3571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5.1016in"/>
    </style:style>
    <style:style style:name="co4" style:family="table-column">
      <style:table-column-properties fo:break-before="auto" style:column-width="1.473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9756in"/>
    </style:style>
    <style:style style:name="co7" style:family="table-column">
      <style:table-column-properties fo:break-before="auto" style:column-width="6.4689in"/>
    </style:style>
    <style:style style:name="co8" style:family="table-column">
      <style:table-column-properties fo:break-before="auto" style:column-width="2.0083in"/>
    </style:style>
    <style:style style:name="co9" style:family="table-column">
      <style:table-column-properties fo:break-before="auto" style:column-width="5.5819in"/>
    </style:style>
    <style:style style:name="co10" style:family="table-column">
      <style:table-column-properties fo:break-before="auto" style:column-width="1.3075in"/>
    </style:style>
    <style:style style:name="co11" style:family="table-column">
      <style:table-column-properties fo:break-before="auto" style:column-width="2.6307in"/>
    </style:style>
    <style:style style:name="co12" style:family="table-column">
      <style:table-column-properties fo:break-before="auto" style:column-width="0.3354in"/>
    </style:style>
    <style:style style:name="co13" style:family="table-column">
      <style:table-column-properties fo:break-before="auto" style:column-width="1.6862in"/>
    </style:style>
    <style:style style:name="co14" style:family="table-column">
      <style:table-column-properties fo:break-before="auto" style:column-width="5.2535in"/>
    </style:style>
    <style:style style:name="co15" style:family="table-column">
      <style:table-column-properties fo:break-before="auto" style:column-width="1.2791in"/>
    </style:style>
    <style:style style:name="co16" style:family="table-column">
      <style:table-column-properties fo:break-before="auto" style:column-width="4.989in"/>
    </style:style>
    <style:style style:name="co17" style:family="table-column">
      <style:table-column-properties fo:break-before="auto" style:column-width="1.3437in"/>
    </style:style>
    <style:style style:name="co21" style:family="table-column">
      <style:table-column-properties fo:break-before="auto" style:column-width="1.6417in"/>
    </style:style>
    <style:style style:name="co22" style:family="table-column">
      <style:table-column-properties fo:break-before="auto" style:column-width="4.7681in"/>
    </style:style>
    <style:style style:name="co23" style:family="table-column">
      <style:table-column-properties fo:break-before="auto" style:column-width="1.1874in"/>
    </style:style>
    <style:style style:name="co20" style:family="table-column">
      <style:table-column-properties fo:break-before="auto" style:column-width="4.952in"/>
    </style:style>
    <style:style style:name="co24" style:family="table-column">
      <style:table-column-properties fo:break-before="auto" style:column-width="1.5362in"/>
    </style:style>
    <style:style style:name="co25" style:family="table-column">
      <style:table-column-properties fo:break-before="auto" style:column-width="4.4583in"/>
    </style:style>
    <style:style style:name="co26" style:family="table-column">
      <style:table-column-properties fo:break-before="auto" style:column-width="1.322in"/>
    </style:style>
    <style:style style:name="co27" style:family="table-column">
      <style:table-column-properties fo:break-before="auto" style:column-width="4.5028in"/>
    </style:style>
    <style:style style:name="co28" style:family="table-column">
      <style:table-column-properties fo:break-before="auto" style:column-width="0.9398in"/>
    </style:style>
    <style:style style:name="co29" style:family="table-column">
      <style:table-column-properties fo:break-before="auto" style:column-width="1.6291in"/>
    </style:style>
    <style:style style:name="co30" style:family="table-column">
      <style:table-column-properties fo:break-before="auto" style:column-width="3.4839in"/>
    </style:style>
    <style:style style:name="co31" style:family="table-column">
      <style:table-column-properties fo:break-before="auto" style:column-width="4.7709in"/>
    </style:style>
    <style:style style:name="co32" style:family="table-column">
      <style:table-column-properties fo:break-before="auto" style:column-width="0.4283in"/>
    </style:style>
    <style:style style:name="co33" style:family="table-column">
      <style:table-column-properties fo:break-before="auto" style:column-width="5.0953in"/>
    </style:style>
    <style:style style:name="co34" style:family="table-column">
      <style:table-column-properties fo:break-before="auto" style:column-width="0.2752in"/>
    </style:style>
    <style:style style:name="co35" style:family="table-column">
      <style:table-column-properties fo:break-before="auto" style:column-width="4.572in"/>
    </style:style>
    <style:style style:name="co36" style:family="table-column">
      <style:table-column-properties fo:break-before="auto" style:column-width="5.2264in"/>
    </style:style>
    <style:style style:name="co37" style:family="table-column">
      <style:table-column-properties fo:break-before="auto" style:column-width="1.1055in"/>
    </style:style>
    <style:style style:name="co38" style:family="table-column">
      <style:table-column-properties fo:break-before="auto" style:column-width="1.6008in"/>
    </style:style>
    <style:style style:name="co39" style:family="table-column">
      <style:table-column-properties fo:break-before="auto" style:column-width="1.0217in"/>
    </style:style>
    <style:style style:name="co40" style:family="table-column">
      <style:table-column-properties fo:break-before="auto" style:column-width="7.6283in"/>
    </style:style>
    <style:style style:name="co42" style:family="table-column">
      <style:table-column-properties fo:break-before="auto" style:column-width="5.4193in"/>
    </style:style>
    <style:style style:name="co43" style:family="table-column">
      <style:table-column-properties fo:break-before="auto" style:column-width="1.328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6" style:family="table-row">
      <style:table-row-properties style:row-height="0.1882in" fo:break-before="auto" style:use-optimal-row-height="false"/>
    </style:style>
    <style:style style:name="ro7" style:family="table-row">
      <style:table-row-properties style:row-height="0.228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1756in" fo:break-before="auto" style:use-optimal-row-height="true"/>
    </style:style>
    <style:style style:name="ro11" style:family="table-row">
      <style:table-row-properties style:row-height="0.2083in" fo:break-before="auto" style:use-optimal-row-height="tru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1.0571in" fo:break-before="auto" style:use-optimal-row-height="true"/>
    </style:style>
    <style:style style:name="ro14" style:family="table-row">
      <style:table-row-properties style:row-height="0.7252in" fo:break-before="auto" style:use-optimal-row-height="true"/>
    </style:style>
    <style:style style:name="ta1" style:family="table" style:master-page-name="Default">
      <style:table-properties table:display="true" style:writing-mode="lr-tb" table:tab-color="#ff3838"/>
    </style:style>
    <style:style style:name="ta2" style:family="table" style:master-page-name="Default">
      <style:table-properties table:display="true" style:writing-mode="lr-tb"/>
    </style:style>
    <style:style style:name="ta4" style:family="table" style:master-page-name="Default">
      <style:table-properties table:display="true" style:writing-mode="lr-tb" table:tab-color="#5b277d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 table:tab-color="#ea7500"/>
    </style:style>
    <style:style style:name="ta7" style:family="table" style:master-page-name="Default">
      <style:table-properties table:display="true" style:writing-mode="lr-tb" table:tab-color="#00a933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P Simplified" fo:font-size="11pt" style:font-size-asian="11pt" style:font-size-complex="11pt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style:vertical-align="middle"/>
      <style:text-properties style:font-name="HP Simplified" fo:font-size="11pt" style:font-size-asian="11pt" style:font-size-complex="11pt"/>
    </style:style>
    <style:style style:name="ce1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ext-properties style:font-name="Ubuntu" fo:font-size="11pt" style:font-size-asian="11pt" style:font-size-complex="11pt"/>
    </style:style>
    <style:style style:name="ce1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ackground-color="transparent" style:vertical-align="middle"/>
      <style:text-properties style:use-window-font-color="true" style:font-name="HP Simplified" fo:font-size="11pt" style:font-size-asian="11pt" style:font-size-complex="11pt"/>
    </style:style>
    <style:style style:name="ce12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4" style:family="table-cell" style:parent-style-name="Default">
      <style:table-cell-properties style:vertical-align="middle"/>
      <style:text-properties style:font-name="HP Simplified"/>
    </style:style>
    <style:style style:name="ce1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ext-properties style:font-name="HP Simplified"/>
    </style:style>
    <style:style style:name="ce127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 style:data-style-name="N3">
      <style:text-properties style:font-name="Ubuntu" fo:font-size="11pt" style:font-size-asian="11pt" style:font-size-complex="11pt"/>
    </style:style>
    <style:style style:name="ce132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 style:data-style-name="N3">
      <style:table-cell-properties style:vertical-align="middle"/>
      <style:text-properties style:font-name="HP Simplified" fo:font-size="11pt" style:font-size-asian="11pt" style:font-size-complex="11pt"/>
    </style:style>
    <style:style style:name="ce13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Default" style:data-style-name="N3">
      <style:table-cell-properties style:vertical-align="middle"/>
      <style:text-properties style:font-name="HP Simplified" fo:font-size="11pt" fo:font-weight="bold" style:font-size-asian="11pt" style:font-weight-asian="bold" style:font-size-complex="11pt" style:font-weight-complex="bold"/>
    </style:style>
    <style:style style:name="ce138" style:family="table-cell" style:parent-style-name="Default">
      <style:table-cell-properties fo:background-color="transparent" style:vertical-align="middle"/>
      <style:text-properties style:font-name="HP Simplified" fo:font-size="11pt" style:font-size-asian="11pt" style:font-size-complex="11pt"/>
    </style:style>
    <style:style style:name="ce139" style:family="table-cell" style:parent-style-name="Default">
      <style:table-cell-properties fo:wrap-option="no-wrap" style:vertical-align="middle"/>
      <style:text-properties style:font-name="HP Simplified" fo:font-size="11pt" style:font-size-asian="11pt" style:font-size-complex="11pt"/>
    </style:style>
    <style:style style:name="ce140" style:family="table-cell" style:parent-style-name="Default">
      <style:text-properties style:font-name="HP Simplified" fo:font-size="11pt" style:font-size-asian="11pt" style:font-size-complex="11pt"/>
    </style:style>
    <style:style style:name="ce14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" fo:font-size="11pt" style:font-size-asian="11pt" style:font-size-complex="11pt"/>
    </style:style>
    <style:style style:name="ce14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5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fo:background-color="#ffff00"/>
      <style:text-properties style:use-window-font-color="true" style:font-name="Ubuntu" fo:font-size="11pt" style:font-size-asian="11pt" style:font-size-complex="11pt"/>
    </style:style>
    <style:style style:name="ce15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 style:data-style-name="N3">
      <style:text-properties style:font-name="HP Simplified" fo:font-size="11pt" style:font-size-asian="11pt" style:font-size-complex="11pt"/>
    </style:style>
    <style:style style:name="ce17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5" style:family="table-cell" style:parent-style-name="Default" style:data-style-name="N3">
      <style:text-properties style:font-name="Ubuntu" fo:font-size="11pt" fo:font-weight="bold" style:font-size-asian="11pt" style:font-weight-asian="bold" style:font-size-complex="11pt" style:font-weight-complex="bold"/>
    </style:style>
    <style:style style:name="ce176" style:family="table-cell" style:parent-style-name="Default">
      <style:table-cell-properties fo:background-color="transparent"/>
      <style:text-properties style:font-name="Ubuntu" fo:font-size="11pt" style:font-size-asian="11pt" style:font-size-complex="11pt"/>
    </style:style>
    <style:style style:name="ce177" style:family="table-cell" style:parent-style-name="Default">
      <style:text-properties style:font-name="Ubuntu"/>
    </style:style>
    <style:style style:name="ce178" style:family="table-cell" style:parent-style-name="Default">
      <style:table-cell-properties fo:background-color="transparent" style:vertical-align="top"/>
      <style:text-properties style:font-name="Ubuntu" fo:font-size="11pt" style:font-size-asian="11pt" style:font-size-complex="11pt"/>
    </style:style>
    <style:style style:name="ce179" style:family="table-cell" style:parent-style-name="Default">
      <style:table-cell-properties style:vertical-align="top"/>
      <style:text-properties style:font-name="Ubuntu" fo:font-size="11pt" style:font-size-asian="11pt" style:font-size-complex="11pt"/>
    </style:style>
    <style:style style:name="ce180" style:family="table-cell" style:parent-style-name="Default">
      <style:table-cell-properties fo:wrap-option="no-wrap" style:vertical-align="top"/>
      <style:text-properties style:font-name="Ubuntu" fo:font-size="11pt" style:font-size-asian="11pt" style:font-size-complex="11pt"/>
    </style:style>
    <style:style style:name="ce181" style:family="table-cell" style:parent-style-name="Default">
      <style:table-cell-properties style:vertical-align="top"/>
      <style:text-properties style:font-name="Ubuntu"/>
    </style:style>
    <style:style style:name="ce1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>
      <style:table-cell-properties style:vertical-align="middle"/>
      <style:text-properties style:font-name="Ubuntu" fo:font-size="11pt" style:font-size-asian="11pt" style:font-size-complex="11pt"/>
    </style:style>
    <style:style style:name="ce186" style:family="table-cell" style:parent-style-name="Default">
      <style:text-properties style:font-name="Ubuntu" fo:font-size="11pt" fo:font-weight="bold" style:font-size-asian="11pt" style:font-weight-asian="bold" style:font-size-complex="11pt" style:font-weight-complex="bold"/>
    </style:style>
    <style:style style:name="ce18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>
      <style:table-cell-properties fo:background-color="transparent"/>
      <style:text-properties style:use-window-font-color="true" style:font-name="Ubuntu" fo:font-size="11pt" style:font-size-asian="11pt" style:font-size-complex="11pt"/>
    </style:style>
    <style:style style:name="ce18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190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191" style:family="table-cell" style:parent-style-name="Default" style:data-style-name="N3">
      <style:text-properties style:font-name="Ubuntu"/>
    </style:style>
    <style:style style:name="ce19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Ubuntu" fo:font-size="11pt" style:font-size-asian="11pt" style:font-size-complex="11pt"/>
    </style:style>
    <style:style style:name="ce193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4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7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Ubuntu" fo:font-size="11pt" style:font-size-asian="11pt" style:font-size-complex="11pt"/>
    </style:style>
    <style:style style:name="ce10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5" style:family="table-cell" style:parent-style-name="Default">
      <style:table-cell-properties style:vertical-align="top"/>
      <style:text-properties style:font-name="Ubuntu" fo:font-size="11pt" fo:font-style="normal" style:font-size-asian="11pt" style:font-style-asian="normal" style:font-size-complex="11pt" style:font-style-complex="normal"/>
    </style:style>
    <style:style style:name="ce228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9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use-window-font-color="true" style:font-name="Ubuntu" fo:font-size="11pt" style:font-size-asian="11pt" style:font-size-complex="11pt"/>
    </style:style>
    <style:style style:name="ce23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/>
    </style:style>
    <style:style style:name="ce94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97" style:family="table-cell" style:parent-style-name="Default" style:data-style-name="N134">
      <style:table-cell-properties style:text-align-source="fix" style:repeat-content="false" fo:background-color="transparent"/>
      <style:paragraph-properties fo:text-align="end" fo:margin-left="0in"/>
      <style:text-properties style:font-name="Ubuntu" fo:font-size="11pt" style:font-size-asian="11pt" style:font-size-complex="11pt"/>
    </style:style>
    <style:style style:name="ce98" style:family="table-cell" style:parent-style-name="Default" style:data-style-name="N13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 style:data-style-name="N3">
      <style:table-cell-properties fo:background-color="transparent"/>
      <style:text-properties style:font-name="Ubuntu" fo:font-size="11pt" style:font-size-asian="11pt" style:font-size-complex="11pt"/>
    </style:style>
    <style:style style:name="ce29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 style:data-style-name="N3"/>
    <style:style style:name="ce29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0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9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1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P Simplified" fo:font-size="11pt" style:font-size-asian="11pt" style:font-size-complex="11pt"/>
    </style:style>
    <style:style style:name="ce2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able-cell-properties style:vertical-align="middle"/>
      <style:text-properties style:font-name="HP Simplified" fo:font-size="11pt" style:font-size-asian="11pt" style:font-size-complex="11pt"/>
    </style:style>
    <style:style style:name="ce2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>
      <style:text-properties style:font-name="Ubuntu" fo:font-size="11pt" style:font-size-asian="11pt" style:font-size-complex="11pt"/>
    </style:style>
    <style:style style:name="ce22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>
      <style:table-cell-properties fo:background-color="transparent" style:vertical-align="middle"/>
      <style:text-properties style:use-window-font-color="true" style:font-name="HP Simplified" fo:font-size="11pt" style:font-size-asian="11pt" style:font-size-complex="11pt"/>
    </style:style>
    <style:style style:name="ce22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6" style:family="table-cell" style:parent-style-name="Default">
      <style:table-cell-properties style:vertical-align="middle"/>
      <style:text-properties style:font-name="HP Simplified"/>
    </style:style>
    <style:style style:name="ce2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2" style:family="table-cell" style:parent-style-name="Default">
      <style:text-properties style:font-name="HP Simplified"/>
    </style:style>
    <style:style style:name="ce233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4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7" style:family="table-cell" style:parent-style-name="Default" style:data-style-name="N3">
      <style:text-properties style:font-name="Ubuntu" fo:font-size="11pt" style:font-size-asian="11pt" style:font-size-complex="11pt"/>
    </style:style>
    <style:style style:name="ce238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0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1" style:family="table-cell" style:parent-style-name="Default" style:data-style-name="N3">
      <style:table-cell-properties style:vertical-align="middle"/>
      <style:text-properties style:font-name="HP Simplified" fo:font-size="11pt" style:font-size-asian="11pt" style:font-size-complex="11pt"/>
    </style:style>
    <style:style style:name="ce24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3" style:family="table-cell" style:parent-style-name="Default" style:data-style-name="N3">
      <style:table-cell-properties style:vertical-align="middle"/>
      <style:text-properties style:font-name="HP Simplified" fo:font-size="11pt" fo:font-weight="bold" style:font-size-asian="11pt" style:font-weight-asian="bold" style:font-size-complex="11pt" style:font-weight-complex="bold"/>
    </style:style>
    <style:style style:name="ce246" style:family="table-cell" style:parent-style-name="Default">
      <style:table-cell-properties fo:background-color="transparent" style:vertical-align="middle"/>
      <style:text-properties style:font-name="HP Simplified" fo:font-size="11pt" style:font-size-asian="11pt" style:font-size-complex="11pt"/>
    </style:style>
    <style:style style:name="ce247" style:family="table-cell" style:parent-style-name="Default">
      <style:table-cell-properties fo:wrap-option="no-wrap" style:vertical-align="middle"/>
      <style:text-properties style:font-name="HP Simplified" fo:font-size="11pt" style:font-size-asian="11pt" style:font-size-complex="11pt"/>
    </style:style>
    <style:style style:name="ce248" style:family="table-cell" style:parent-style-name="Default">
      <style:text-properties style:font-name="HP Simplified" fo:font-size="11pt" style:font-size-asian="11pt" style:font-size-complex="11pt"/>
    </style:style>
    <style:style style:name="ce24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2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4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" fo:font-size="11pt" style:font-size-asian="11pt" style:font-size-complex="11pt"/>
    </style:style>
    <style:style style:name="ce25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6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5" style:family="table-cell" style:parent-style-name="Default">
      <style:table-cell-properties fo:background-color="#ffff00"/>
      <style:text-properties style:use-window-font-color="true" style:font-name="Ubuntu" fo:font-size="11pt" style:font-size-asian="11pt" style:font-size-complex="11pt"/>
    </style:style>
    <style:style style:name="ce26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1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2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4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5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7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8" style:family="table-cell" style:parent-style-name="Default" style:data-style-name="N3">
      <style:text-properties style:font-name="HP Simplified" fo:font-size="11pt" style:font-size-asian="11pt" style:font-size-complex="11pt"/>
    </style:style>
    <style:style style:name="ce27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0" style:family="table-cell" style:parent-style-name="Default" style:data-style-name="N3">
      <style:text-properties style:font-name="Ubuntu" fo:font-size="11pt" fo:font-weight="bold" style:font-size-asian="11pt" style:font-weight-asian="bold" style:font-size-complex="11pt" style:font-weight-complex="bold"/>
    </style:style>
    <style:style style:name="ce281" style:family="table-cell" style:parent-style-name="Default">
      <style:table-cell-properties fo:background-color="transparent"/>
      <style:text-properties style:font-name="Ubuntu" fo:font-size="11pt" style:font-size-asian="11pt" style:font-size-complex="11pt"/>
    </style:style>
    <style:style style:name="ce282" style:family="table-cell" style:parent-style-name="Default">
      <style:text-properties style:font-name="Ubuntu"/>
    </style:style>
    <style:style style:name="ce283" style:family="table-cell" style:parent-style-name="Default">
      <style:table-cell-properties fo:background-color="transparent" style:vertical-align="top"/>
      <style:text-properties style:font-name="Ubuntu" fo:font-size="11pt" style:font-size-asian="11pt" style:font-size-complex="11pt"/>
    </style:style>
    <style:style style:name="ce284" style:family="table-cell" style:parent-style-name="Default">
      <style:table-cell-properties style:vertical-align="top"/>
      <style:text-properties style:font-name="Ubuntu" fo:font-size="11pt" style:font-size-asian="11pt" style:font-size-complex="11pt"/>
    </style:style>
    <style:style style:name="ce285" style:family="table-cell" style:parent-style-name="Default">
      <style:table-cell-properties fo:wrap-option="no-wrap" style:vertical-align="top"/>
      <style:text-properties style:font-name="Ubuntu" fo:font-size="11pt" style:font-size-asian="11pt" style:font-size-complex="11pt"/>
    </style:style>
    <style:style style:name="ce286" style:family="table-cell" style:parent-style-name="Default">
      <style:table-cell-properties style:vertical-align="top"/>
      <style:text-properties style:font-name="Ubuntu"/>
    </style:style>
    <style:style style:name="ce2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9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>
      <style:table-cell-properties style:vertical-align="middle"/>
      <style:text-properties style:font-name="Ubuntu" fo:font-size="11pt" style:font-size-asian="11pt" style:font-size-complex="11pt"/>
    </style:style>
    <style:style style:name="ce291" style:family="table-cell" style:parent-style-name="Default">
      <style:text-properties style:font-name="Ubuntu" fo:font-size="11pt" fo:font-weight="bold" style:font-size-asian="11pt" style:font-weight-asian="bold" style:font-size-complex="11pt" style:font-weight-complex="bold"/>
    </style:style>
    <style:style style:name="ce29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9" style:family="table-cell" style:parent-style-name="Default">
      <style:table-cell-properties fo:background-color="transparent"/>
      <style:text-properties style:use-window-font-color="true" style:font-name="Ubuntu" fo:font-size="11pt" style:font-size-asian="11pt" style:font-size-complex="11pt"/>
    </style:style>
    <style:style style:name="ce30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301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302" style:family="table-cell" style:parent-style-name="Default" style:data-style-name="N3">
      <style:text-properties style:font-name="Ubuntu"/>
    </style:style>
    <style:style style:name="ce30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Ubuntu" fo:font-size="11pt" style:font-size-asian="11pt" style:font-size-complex="11pt"/>
    </style:style>
    <style:style style:name="ce304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1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2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3" style:family="table-cell" style:parent-style-name="Default" style:data-style-name="N3">
      <style:table-cell-properties fo:background-color="transparent"/>
      <style:text-properties style:font-name="Ubuntu" fo:font-size="11pt" style:font-size-asian="11pt" style:font-size-complex="11pt"/>
    </style:style>
    <style:style style:name="ce31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Ubuntu" fo:font-size="11pt" style:font-size-asian="11pt" style:font-size-complex="11pt"/>
    </style:style>
    <style:style style:name="ce31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316" style:family="table-cell" style:parent-style-name="Default" style:data-style-name="N134">
      <style:table-cell-properties style:text-align-source="fix" style:repeat-content="false" fo:background-color="transparent"/>
      <style:paragraph-properties fo:text-align="end" fo:margin-left="0in"/>
      <style:text-properties style:font-name="Ubuntu" fo:font-size="11pt" style:font-size-asian="11pt" style:font-size-complex="11pt"/>
    </style:style>
    <style:style style:name="ce317" style:family="table-cell" style:parent-style-name="Default" style:data-style-name="N13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use-window-font-color="true" style:font-name="Ubuntu" fo:font-size="11pt" style:font-size-asian="11pt" style:font-size-complex="11pt"/>
    </style:style>
    <style:style style:name="ce32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/>
    </style:style>
    <style:style style:name="ce323" style:family="table-cell" style:parent-style-name="Default">
      <style:table-cell-properties style:vertical-align="top"/>
      <style:text-properties style:font-name="Ubuntu" fo:font-size="11pt" fo:font-style="normal" style:font-size-asian="11pt" style:font-style-asian="normal" style:font-size-complex="11pt" style:font-style-complex="normal"/>
    </style:style>
    <style:style style:name="ce32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 style:data-style-name="N3"/>
    <style:style style:name="ce32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text-outline="false" style:text-line-through-style="none" style:text-line-through-type="none" style:font-name="Ubuntu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Ubuntu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reatest" table:style-name="ta1">
        <table:table-column table:style-name="co1" table:default-cell-style-name="ce212"/>
        <table:table-column table:style-name="co2" table:default-cell-style-name="ce214"/>
        <table:table-column table:style-name="co3" table:default-cell-style-name="ce214"/>
        <table:table-column table:style-name="co4" table:default-cell-style-name="ce241"/>
        <table:table-column table:style-name="co5" table:default-cell-style-name="ce214"/>
        <table:table-column table:style-name="co6" table:default-cell-style-name="ce214"/>
        <table:table-column table:style-name="co5" table:default-cell-style-name="ce226"/>
        <table:table-column table:style-name="co5" table:default-cell-style-name="ce214"/>
        <table:table-column table:style-name="co7" table:default-cell-style-name="ce214"/>
        <table:table-column table:style-name="co5" table:number-columns-repeated="55" table:default-cell-style-name="ce214"/>
        <table:table-row table:style-name="ro1">
          <table:table-cell table:style-name="ce208" table:number-columns-repeated="2"/>
          <table:table-cell table:style-name="ce218" office:value-type="string" calcext:value-type="string">
            <text:p>Best Tower PC Build Greatest 2022</text:p>
          </table:table-cell>
          <table:table-cell table:style-name="ce233"/>
          <table:table-cell table:style-name="ce246" table:number-columns-repeated="2"/>
          <table:table-cell/>
          <table:table-cell table:style-name="ce246" table:number-columns-repeated="57"/>
        </table:table-row>
        <table:table-row table:style-name="ro2">
          <table:table-cell table:style-name="ce208" table:number-columns-repeated="3"/>
          <table:table-cell table:style-name="ce233"/>
          <table:table-cell table:style-name="ce246" table:number-columns-repeated="2"/>
          <table:table-cell table:style-name="ce214"/>
          <table:table-cell table:style-name="ce246" table:number-columns-repeated="57"/>
        </table:table-row>
        <table:table-row table:style-name="ro2">
          <table:table-cell table:style-name="ce209" office:value-type="string" calcext:value-type="string">
            <text:p>No</text:p>
          </table:table-cell>
          <table:table-cell table:style-name="ce209" office:value-type="string" calcext:value-type="string">
            <text:p>Component</text:p>
          </table:table-cell>
          <table:table-cell table:style-name="ce209" office:value-type="string" calcext:value-type="string">
            <text:p>Product</text:p>
          </table:table-cell>
          <table:table-cell table:style-name="ce234" office:value-type="string" calcext:value-type="string">
            <text:p>Price</text:p>
          </table:table-cell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" calcext:value-type="float">
            <text:p>1</text:p>
          </table:table-cell>
          <table:table-cell table:style-name="ce213" office:value-type="string" calcext:value-type="string">
            <text:p>Motherboard</text:p>
          </table:table-cell>
          <table:table-cell table:style-name="ce213" office:value-type="string" calcext:value-type="string">
            <text:p>Asus Pro WS TRX50-SAGE WIFI</text:p>
          </table:table-cell>
          <table:table-cell table:style-name="ce235" office:value-type="float" office:value="16000000" calcext:value-type="float">
            <text:p>16,000,000</text:p>
          </table:table-cell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2" calcext:value-type="float">
            <text:p>2</text:p>
          </table:table-cell>
          <table:table-cell table:style-name="ce213" office:value-type="string" calcext:value-type="string">
            <text:p>Processor</text:p>
          </table:table-cell>
          <table:table-cell table:style-name="ce213" office:value-type="string" calcext:value-type="string">
            <text:p>AMD Ryzen Threadripper Pro 7995WX</text:p>
          </table:table-cell>
          <table:table-cell table:style-name="ce235" office:value-type="float" office:value="194000000" calcext:value-type="float">
            <text:p>194,000,000</text:p>
          </table:table-cell>
          <table:table-cell table:number-columns-repeated="2"/>
          <table:table-cell table:style-name="ce214"/>
          <table:table-cell/>
          <table:table-cell table:style-name="ce249"/>
          <table:table-cell table:number-columns-repeated="55"/>
        </table:table-row>
        <table:table-row table:style-name="ro2">
          <table:table-cell table:style-name="ce210" office:value-type="float" office:value="3" calcext:value-type="float">
            <text:p>3</text:p>
          </table:table-cell>
          <table:table-cell table:style-name="ce213" office:value-type="string" calcext:value-type="string">
            <text:p>Memory</text:p>
          </table:table-cell>
          <table:table-cell table:style-name="ce219"/>
          <table:table-cell table:style-name="ce236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4" calcext:value-type="float">
            <text:p>4</text:p>
          </table:table-cell>
          <table:table-cell table:style-name="ce213" office:value-type="string" calcext:value-type="string">
            <text:p>Graphic Card</text:p>
          </table:table-cell>
          <table:table-cell table:style-name="ce220" office:value-type="string" calcext:value-type="string">
            <text:p>Asus GeForce RTX 4090 24 GB 384 Bit GDDR6X ROG Strix OC Edition </text:p>
          </table:table-cell>
          <table:table-cell table:style-name="ce237" office:value-type="float" office:value="33000000" calcext:value-type="float">
            <text:p>33,000,000</text:p>
          </table:table-cell>
          <table:table-cell/>
          <table:table-cell table:style-name="ce247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5" calcext:value-type="float">
            <text:p>5</text:p>
          </table:table-cell>
          <table:table-cell table:style-name="ce213" office:value-type="string" calcext:value-type="string">
            <text:p>Nvme SSD PCIe 5.0</text:p>
          </table:table-cell>
          <table:table-cell table:style-name="ce221"/>
          <table:table-cell table:style-name="ce238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6" calcext:value-type="float">
            <text:p>6</text:p>
          </table:table-cell>
          <table:table-cell table:style-name="ce213" office:value-type="string" calcext:value-type="string">
            <text:p>Power Supply</text:p>
          </table:table-cell>
          <table:table-cell table:style-name="ce213"/>
          <table:table-cell table:style-name="ce235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22" office:value-type="string" calcext:value-type="string">
            <text:p>8K</text:p>
          </table:table-cell>
          <table:table-cell table:style-name="ce235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8" calcext:value-type="float">
            <text:p>8</text:p>
          </table:table-cell>
          <table:table-cell office:value-type="string" calcext:value-type="string">
            <text:p>Second Monitor</text:p>
          </table:table-cell>
          <table:table-cell table:style-name="ce222"/>
          <table:table-cell table:style-name="ce235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9" calcext:value-type="float">
            <text:p>9</text:p>
          </table:table-cell>
          <table:table-cell table:style-name="ce215" office:value-type="string" calcext:value-type="string">
            <text:p>Casing</text:p>
          </table:table-cell>
          <table:table-cell table:style-name="ce215"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0" calcext:value-type="float">
            <text:p>10</text:p>
          </table:table-cell>
          <table:table-cell table:style-name="ce216" office:value-type="string" calcext:value-type="string">
            <text:p>Mechanical Keyboard</text:p>
          </table:table-cell>
          <table:table-cell table:style-name="ce221"/>
          <table:table-cell table:style-name="ce238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1" calcext:value-type="float">
            <text:p>11</text:p>
          </table:table-cell>
          <table:table-cell table:style-name="ce216" office:value-type="string" calcext:value-type="string">
            <text:p>Wireless Mouse</text:p>
          </table:table-cell>
          <table:table-cell table:style-name="ce221"/>
          <table:table-cell table:style-name="ce238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2" calcext:value-type="float">
            <text:p>12</text:p>
          </table:table-cell>
          <table:table-cell table:style-name="ce217" office:value-type="string" calcext:value-type="string">
            <text:p>Deskmat</text:p>
          </table:table-cell>
          <table:table-cell table:style-name="ce223"/>
          <table:table-cell table:style-name="ce240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3" calcext:value-type="float">
            <text:p>13</text:p>
          </table:table-cell>
          <table:table-cell table:style-name="ce217" office:value-type="string" calcext:value-type="string">
            <text:p>Flash Disk</text:p>
          </table:table-cell>
          <table:table-cell table:style-name="ce217"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4" calcext:value-type="float">
            <text:p>14</text:p>
          </table:table-cell>
          <table:table-cell table:style-name="ce217" office:value-type="string" calcext:value-type="string">
            <text:p>Operating System</text:p>
          </table:table-cell>
          <table:table-cell office:value-type="string" calcext:value-type="string">
            <text:p>RHEL 9 workstation with Support</text:p>
          </table:table-cell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5" calcext:value-type="float">
            <text:p>15</text:p>
          </table:table-cell>
          <table:table-cell table:style-name="ce217" office:value-type="string" calcext:value-type="string">
            <text:p>Second Operating System</text:p>
          </table:table-cell>
          <table:table-cell office:value-type="string" calcext:value-type="string">
            <text:p>Microsoft Windows 11 Pro</text:p>
          </table:table-cell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6" calcext:value-type="float">
            <text:p>16</text:p>
          </table:table-cell>
          <table:table-cell table:style-name="ce217" office:value-type="string" calcext:value-type="string">
            <text:p>Third Operation System</text:p>
          </table:table-cell>
          <table:table-cell office:value-type="string" calcext:value-type="string">
            <text:p>Ubuntu Desktop Advanced Support</text:p>
          </table:table-cell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7" calcext:value-type="float">
            <text:p>17</text:p>
          </table:table-cell>
          <table:table-cell table:style-name="ce217" office:value-type="string" calcext:value-type="string">
            <text:p>Sound Card</text:p>
          </table:table-cell>
          <table:table-cell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8" calcext:value-type="float">
            <text:p>18</text:p>
          </table:table-cell>
          <table:table-cell table:style-name="ce217" office:value-type="string" calcext:value-type="string">
            <text:p>Storage</text:p>
          </table:table-cell>
          <table:table-cell table:style-name="ce224"/>
          <table:table-cell table:style-name="ce240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9" calcext:value-type="float">
            <text:p>19</text:p>
          </table:table-cell>
          <table:table-cell table:style-name="ce217" office:value-type="string" calcext:value-type="string">
            <text:p>UPS</text:p>
          </table:table-cell>
          <table:table-cell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20" calcext:value-type="float">
            <text:p>20</text:p>
          </table:table-cell>
          <table:table-cell table:style-name="ce217" office:value-type="string" calcext:value-type="string">
            <text:p>Speaker</text:p>
          </table:table-cell>
          <table:table-cell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21" calcext:value-type="float">
            <text:p>21</text:p>
          </table:table-cell>
          <table:table-cell table:style-name="ce217" office:value-type="string" calcext:value-type="string">
            <text:p>Cpu Cooler</text:p>
          </table:table-cell>
          <table:table-cell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22" calcext:value-type="float">
            <text:p>22</text:p>
          </table:table-cell>
          <table:table-cell table:style-name="ce217" office:value-type="string" calcext:value-type="string">
            <text:p>Second Storage</text:p>
          </table:table-cell>
          <table:table-cell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23" calcext:value-type="float">
            <text:p>23</text:p>
          </table:table-cell>
          <table:table-cell table:style-name="ce217" office:value-type="string" calcext:value-type="string">
            <text:p>Graphic Card</text:p>
          </table:table-cell>
          <table:table-cell table:number-columns-repeated="3"/>
          <table:table-cell table:style-name="ce248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24" calcext:value-type="float">
            <text:p>24</text:p>
          </table:table-cell>
          <table:table-cell table:style-name="ce217" office:value-type="string" calcext:value-type="string">
            <text:p>Second Nvme</text:p>
          </table:table-cell>
          <table:table-cell table:style-name="ce217"/>
          <table:table-cell table:number-columns-repeated="3"/>
          <table:table-cell table:style-name="ce214"/>
          <table:table-cell table:number-columns-repeated="57"/>
        </table:table-row>
        <table:table-row table:style-name="ro2">
          <table:table-cell table:style-name="ce211"/>
          <table:table-cell table:style-name="ce217"/>
          <table:table-cell table:style-name="ce225"/>
          <table:table-cell table:style-name="ce242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1"/>
          <table:table-cell/>
          <table:table-cell table:style-name="ce225" office:value-type="string" calcext:value-type="string">
            <text:p>Total</text:p>
          </table:table-cell>
          <table:table-cell table:style-name="ce242" table:formula="of:=SUM([.D4:.D27])" office:value-type="float" office:value="243000000" calcext:value-type="float">
            <text:p>243,000,000</text:p>
          </table:table-cell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/>
          <table:table-cell table:style-name="ce217"/>
          <table:table-cell table:style-name="ce226" table:number-columns-repeated="2"/>
          <table:table-cell table:number-columns-repeated="4"/>
          <table:table-cell table:style-name="ce250"/>
          <table:table-cell table:number-columns-repeated="55"/>
        </table:table-row>
        <table:table-row table:style-name="ro2">
          <table:table-cell table:style-name="ce213"/>
          <table:table-cell table:style-name="ce213" office:value-type="string" calcext:value-type="string">
            <text:p>Alternate CPU #1</text:p>
          </table:table-cell>
          <table:table-cell table:style-name="ce215" office:value-type="string" calcext:value-type="string">
            <text:p>AMD RYZEN Threadripper 7970X 32-Core </text:p>
          </table:table-cell>
          <table:table-cell table:style-name="ce235" table:formula="of:=[.D29]-[.D5]+46500000" office:value-type="float" office:value="95500000" calcext:value-type="float">
            <text:p>95,500,000</text:p>
          </table:table-cell>
          <table:table-cell table:number-columns-repeated="3"/>
          <table:table-cell table:style-name="ce226" table:number-columns-repeated="57"/>
        </table:table-row>
        <table:table-row table:style-name="ro2">
          <table:table-cell table:style-name="ce213"/>
          <table:table-cell table:style-name="ce213" office:value-type="string" calcext:value-type="string">
            <text:p>Alternate CPU #2</text:p>
          </table:table-cell>
          <table:table-cell table:style-name="ce215" office:value-type="string" calcext:value-type="string">
            <text:p>AMD RYZEN Threadripper 7960X 32-Core </text:p>
          </table:table-cell>
          <table:table-cell table:style-name="ce235" table:formula="of:=[.D29]-[.D5]+27600000" office:value-type="float" office:value="76600000" calcext:value-type="float">
            <text:p>76,600,000</text:p>
          </table:table-cell>
          <table:table-cell table:number-columns-repeated="60"/>
        </table:table-row>
        <table:table-row table:style-name="ro2">
          <table:table-cell table:style-name="ce213"/>
          <table:table-cell table:number-columns-repeated="63"/>
        </table:table-row>
        <table:table-row table:style-name="ro2">
          <table:table-cell table:style-name="ce213"/>
          <table:table-cell table:number-columns-repeated="2"/>
          <table:table-cell table:style-name="ce243"/>
          <table:table-cell table:number-columns-repeated="60"/>
        </table:table-row>
        <table:table-row table:style-name="ro2">
          <table:table-cell table:style-name="ce213"/>
          <table:table-cell table:style-name="ce217"/>
          <table:table-cell table:style-name="ce227"/>
          <table:table-cell table:style-name="ce239"/>
          <table:table-cell table:number-columns-repeated="60"/>
        </table:table-row>
        <table:table-row table:style-name="ro2" table:number-rows-repeated="5">
          <table:table-cell table:style-name="ce213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2">
          <table:table-cell table:number-columns-repeated="2"/>
          <table:table-cell table:style-name="ce232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 table:number-rows-repeated="22">
          <table:table-cell table:number-columns-repeated="2"/>
          <table:table-cell table:style-name="Default"/>
          <table:table-cell table:number-columns-repeated="61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igh" table:style-name="ta2">
        <table:table-column table:style-name="co1" table:default-cell-style-name="ce255"/>
        <table:table-column table:style-name="co8" table:default-cell-style-name="ce220"/>
        <table:table-column table:style-name="co9" table:default-cell-style-name="ce220"/>
        <table:table-column table:style-name="co10" table:default-cell-style-name="ce237"/>
        <table:table-column table:style-name="co5" table:default-cell-style-name="ce220"/>
        <table:table-column table:style-name="co11" table:default-cell-style-name="ce284"/>
        <table:table-column table:style-name="co5" table:default-cell-style-name="ce282"/>
        <table:table-column table:style-name="co5" table:default-cell-style-name="ce220"/>
        <table:table-column table:style-name="co7" table:default-cell-style-name="ce220"/>
        <table:table-column table:style-name="co5" table:number-columns-repeated="55" table:default-cell-style-name="ce220"/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High End Build 2024</text:p>
          </table:table-cell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1"/>
          <table:table-cell table:style-name="ce256" table:number-columns-repeated="2"/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27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253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8" office:value-type="string" calcext:value-type="string">
            <text:p>Gigabyte X670E Aorus Master</text:p>
          </table:table-cell>
          <table:table-cell table:style-name="ce273" office:value-type="float" office:value="8300000" calcext:value-type="float">
            <text:p>8,300,000</text:p>
          </table:table-cell>
          <table:table-cell table:number-columns-repeated="60"/>
        </table:table-row>
        <table:table-row table:style-name="ro2">
          <table:table-cell table:style-name="ce253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AMD Ryzen 9 7950X 4.5Ghz Up To 5.7Ghz Cache 64MB 170W</text:p>
          </table:table-cell>
          <table:table-cell table:style-name="ce273" office:value-type="float" office:value="9600000" calcext:value-type="float">
            <text:p>9,600,000</text:p>
          </table:table-cell>
          <table:table-cell table:number-columns-repeated="4"/>
          <table:table-cell table:style-name="ce287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253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Kingston Fury Beast 32GB (2x16GB) DDR5 – 6000MHz</text:p>
          </table:table-cell>
          <table:table-cell table:style-name="ce274" office:value-type="float" office:value="1990000" calcext:value-type="float">
            <text:p>1,990,000 </text:p>
          </table:table-cell>
          <table:table-cell table:number-columns-repeated="60"/>
        </table:table-row>
        <table:table-row table:style-name="ro2">
          <table:table-cell table:style-name="ce253" office:value-type="float" office:value="4" calcext:value-type="float">
            <text:p>4</text:p>
          </table:table-cell>
          <table:table-cell table:style-name="ce259" office:value-type="string" calcext:value-type="string">
            <text:p>Graphic Card</text:p>
          </table:table-cell>
          <table:table-cell office:value-type="string" calcext:value-type="string">
            <text:p>Asus GeForce RTX 4090 24 GB 384 Bit GDDR6X ROG Strix OC Edition </text:p>
          </table:table-cell>
          <table:table-cell office:value-type="float" office:value="33000000" calcext:value-type="float">
            <text:p>33,000,000</text:p>
          </table:table-cell>
          <table:table-cell/>
          <table:table-cell table:style-name="ce285"/>
          <table:table-cell table:number-columns-repeated="58"/>
        </table:table-row>
        <table:table-row table:style-name="ro2">
          <table:table-cell table:style-name="ce253" office:value-type="float" office:value="5" calcext:value-type="float">
            <text:p>5</text:p>
          </table:table-cell>
          <table:table-cell table:style-name="ce258" office:value-type="string" calcext:value-type="string">
            <text:p>Storage Nvme</text:p>
          </table:table-cell>
          <table:table-cell table:style-name="ce264" office:value-type="string" calcext:value-type="string">
            <text:p>Corsair MP700 1TB Gen5 x4 – CSSD-F1000GBMP700R2</text:p>
          </table:table-cell>
          <table:table-cell table:style-name="ce275" office:value-type="float" office:value="3000000" calcext:value-type="float">
            <text:p>3,000,000</text:p>
          </table:table-cell>
          <table:table-cell table:number-columns-repeated="60"/>
        </table:table-row>
        <table:table-row table:style-name="ro2">
          <table:table-cell table:style-name="ce253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8" office:value-type="string" calcext:value-type="string">
            <text:p>ASUS ROG STRIX 1000W Gold Aura Edition</text:p>
          </table:table-cell>
          <table:table-cell table:style-name="ce275" office:value-type="float" office:value="3800000" calcext:value-type="float">
            <text:p>3,800,000</text:p>
          </table:table-cell>
          <table:table-cell table:number-columns-repeated="60"/>
        </table:table-row>
        <table:table-row table:style-name="ro2">
          <table:table-cell table:style-name="ce25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65" office:value-type="string" calcext:value-type="string">
            <text:p>MONITOR GAMING 34 CURVED QD-OLED </text:p>
          </table:table-cell>
          <table:table-cell table:style-name="ce273" office:value-type="float" office:value="10000000" calcext:value-type="float">
            <text:p>10,000,000</text:p>
          </table:table-cell>
          <table:table-cell table:style-name="ce282"/>
          <table:table-cell table:style-name="ce286"/>
          <table:table-cell table:number-columns-repeated="58"/>
        </table:table-row>
        <table:table-row table:style-name="ro2">
          <table:table-cell table:style-name="ce253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table:style-name="ce264" office:value-type="string" calcext:value-type="string">
            <text:p>Corsair iCUE 4000X RGB Tempered Glass Black</text:p>
          </table:table-cell>
          <table:table-cell table:style-name="ce275" office:value-type="float" office:value="1800000" calcext:value-type="float">
            <text:p>1,800,000</text:p>
          </table:table-cell>
          <table:table-cell table:number-columns-repeated="60"/>
        </table:table-row>
        <table:table-row table:style-name="ro2">
          <table:table-cell table:style-name="ce253" office:value-type="float" office:value="9" calcext:value-type="float">
            <text:p>9</text:p>
          </table:table-cell>
          <table:table-cell table:style-name="ce260" office:value-type="string" calcext:value-type="string">
            <text:p>Keyboard</text:p>
          </table:table-cell>
          <table:table-cell table:style-name="ce266" office:value-type="string" calcext:value-type="string">
            <text:p>Keychron Q2 QMK 65% Fully Assembled KNOB VERSION Carbon Black</text:p>
          </table:table-cell>
          <table:table-cell table:style-name="ce275" office:value-type="float" office:value="3325000" calcext:value-type="float">
            <text:p>3,325,000</text:p>
          </table:table-cell>
          <table:table-cell table:number-columns-repeated="60"/>
        </table:table-row>
        <table:table-row table:style-name="ro2">
          <table:table-cell table:style-name="ce253" office:value-type="float" office:value="10" calcext:value-type="float">
            <text:p>10</text:p>
          </table:table-cell>
          <table:table-cell table:style-name="ce260" office:value-type="string" calcext:value-type="string">
            <text:p>Mouse</text:p>
          </table:table-cell>
          <table:table-cell table:style-name="ce266" office:value-type="string" calcext:value-type="string">
            <text:p>Razer DeathAdder V3 Pro – Ultra-lightweight</text:p>
          </table:table-cell>
          <table:table-cell table:style-name="ce275" office:value-type="float" office:value="2000000" calcext:value-type="float">
            <text:p>2,000,000</text:p>
          </table:table-cell>
          <table:table-cell table:number-columns-repeated="60"/>
        </table:table-row>
        <table:table-row table:style-name="ro2">
          <table:table-cell table:style-name="ce253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style-name="ce267" office:value-type="string" calcext:value-type="string">
            <text:p>Razer Firefly V2 Hard Surface RGB</text:p>
          </table:table-cell>
          <table:table-cell table:style-name="ce271" office:value-type="float" office:value="830000" calcext:value-type="float">
            <text:p>830,000</text:p>
          </table:table-cell>
          <table:table-cell table:number-columns-repeated="60"/>
        </table:table-row>
        <table:table-row table:style-name="ro2">
          <table:table-cell table:style-name="ce253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ce259" office:value-type="string" calcext:value-type="string">
            <text:p>USB 3 Best Value</text:p>
          </table:table-cell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 office:value-type="string" calcext:value-type="string">
            <text:p>Windows 11 Professional Original</text:p>
          </table:table-cell>
          <table:table-cell table:style-name="ce276" office:value-type="float" office:value="1400000" calcext:value-type="float">
            <text:p>1,400,000</text:p>
          </table:table-cell>
          <table:table-cell table:number-columns-repeated="60"/>
        </table:table-row>
        <table:table-row table:style-name="ro2">
          <table:table-cell table:style-name="ce253" office:value-type="float" office:value="14" calcext:value-type="float">
            <text:p>14</text:p>
          </table:table-cell>
          <table:table-cell table:style-name="ce259" office:value-type="string" calcext:value-type="string">
            <text:p>Operating System</text:p>
          </table:table-cell>
          <table:table-cell office:value-type="string" calcext:value-type="string">
            <text:p>Fedora Workstation 40</text:p>
          </table:table-cell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5" calcext:value-type="float">
            <text:p>15</text:p>
          </table:table-cell>
          <table:table-cell table:style-name="ce259" office:value-type="string" calcext:value-type="string">
            <text:p>Secondary Storage</text:p>
          </table:table-cell>
          <table:table-cell table:style-name="ce268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6" calcext:value-type="float">
            <text:p>16</text:p>
          </table:table-cell>
          <table:table-cell table:style-name="ce259" office:value-type="string" calcext:value-type="string">
            <text:p>UPS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7" calcext:value-type="float">
            <text:p>17</text:p>
          </table:table-cell>
          <table:table-cell table:style-name="ce259" office:value-type="string" calcext:value-type="string">
            <text:p>Speaker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8" calcext:value-type="float">
            <text:p>18</text:p>
          </table:table-cell>
          <table:table-cell table:style-name="ce259" office:value-type="string" calcext:value-type="string">
            <text:p>Third Storage</text:p>
          </table:table-cell>
          <table:table-cell table:style-name="ce217"/>
          <table:table-cell table:style-name="ce278"/>
          <table:table-cell table:number-columns-repeated="60"/>
        </table:table-row>
        <table:table-row table:style-name="ro2">
          <table:table-cell table:style-name="ce253" office:value-type="float" office:value="19" calcext:value-type="float">
            <text:p>19</text:p>
          </table:table-cell>
          <table:table-cell table:style-name="ce259" office:value-type="string" calcext:value-type="string">
            <text:p>Network Card</text:p>
          </table:table-cell>
          <table:table-cell table:style-name="ce259"/>
          <table:table-cell table:style-name="Default"/>
          <table:table-cell table:number-columns-repeated="60"/>
        </table:table-row>
        <table:table-row table:style-name="ro2">
          <table:table-cell table:style-name="ce254"/>
          <table:table-cell table:style-name="ce259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279" table:formula="of:=SUM([.D4:.D22])" office:value-type="float" office:value="79045000" calcext:value-type="float">
            <text:p>79,045,000</text:p>
          </table:table-cell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58" office:value-type="string" calcext:value-type="string">
            <text:p>No Monitor, Keyboard, mouse</text:p>
          </table:table-cell>
          <table:table-cell table:style-name="ce279" table:formula="of:=[.D24]-[.D10]-[.D12]-[.D13]" office:value-type="float" office:value="63720000" calcext:value-type="float">
            <text:p>63,720,000</text:p>
          </table:table-cell>
          <table:table-cell table:number-columns-repeated="60"/>
        </table:table-row>
        <table:table-row table:style-name="ro2">
          <table:table-cell table:style-name="ce254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259"/>
          <table:table-cell table:style-name="Default" table:number-columns-repeated="2"/>
          <table:table-cell table:number-columns-repeated="4"/>
          <table:table-cell table:style-name="ce287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253"/>
          <table:table-cell table:style-name="ce258"/>
          <table:table-cell table:style-name="ce260"/>
          <table:table-cell table:style-name="ce273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253"/>
          <table:table-cell table:style-name="ce261"/>
          <table:table-cell table:style-name="ce270"/>
          <table:table-cell table:style-name="ce276"/>
          <table:table-cell table:number-columns-repeated="60"/>
        </table:table-row>
        <table:table-row table:style-name="ro2">
          <table:table-cell table:style-name="ce253"/>
          <table:table-cell table:number-columns-repeated="63"/>
        </table:table-row>
        <table:table-row table:style-name="ro2">
          <table:table-cell table:style-name="ce253"/>
          <table:table-cell table:number-columns-repeated="2"/>
          <table:table-cell table:style-name="ce280"/>
          <table:table-cell table:number-columns-repeated="60"/>
        </table:table-row>
        <table:table-row table:style-name="ro2">
          <table:table-cell table:style-name="ce253"/>
          <table:table-cell table:style-name="ce259" office:value-type="string" calcext:value-type="string">
            <text:p>Processor</text:p>
          </table:table-cell>
          <table:table-cell table:style-name="ce261"/>
          <table:table-cell table:style-name="ce276"/>
          <table:table-cell table:number-columns-repeated="60"/>
        </table:table-row>
        <table:table-row table:style-name="ro2" table:number-rows-repeated="5">
          <table:table-cell table:style-name="ce253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id" table:style-name="ta2">
        <table:table-column table:style-name="co12" table:default-cell-style-name="ce290"/>
        <table:table-column table:style-name="co13" table:default-cell-style-name="ce220"/>
        <table:table-column table:style-name="co14" table:default-cell-style-name="ce220"/>
        <table:table-column table:style-name="co15" table:default-cell-style-name="ce237"/>
        <table:table-column table:style-name="co5" table:default-cell-style-name="ce220"/>
        <table:table-column table:style-name="co11" table:default-cell-style-name="ce284"/>
        <table:table-column table:style-name="co5" table:default-cell-style-name="ce282"/>
        <table:table-column table:style-name="co5" table:number-columns-repeated="57" table:default-cell-style-name="ce220"/>
        <table:table-column table:style-name="co5" table:number-columns-repeated="960" table:default-cell-style-name="ce282"/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Mid End 2024</text:p>
          </table:table-cell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  <table:table-cell table:number-columns-repeated="960"/>
        </table:table-row>
        <table:table-row table:style-name="ro2">
          <table:table-cell table:style-name="ce251"/>
          <table:table-cell table:style-name="ce256" table:number-columns-repeated="2"/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  <table:table-cell table:number-columns-repeated="960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27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1014"/>
        </table:table-row>
        <table:table-row table:style-name="ro2">
          <table:table-cell table:style-name="ce288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92" office:value-type="string" calcext:value-type="string">
            <text:p>ASUS ROG STRIX B650E-F GAMING WIFI </text:p>
          </table:table-cell>
          <table:table-cell table:style-name="ce273" office:value-type="float" office:value="5680000" calcext:value-type="float">
            <text:p>5,680,000</text:p>
          </table:table-cell>
          <table:table-cell table:number-columns-repeated="1020"/>
        </table:table-row>
        <table:table-row table:style-name="ro2">
          <table:table-cell table:style-name="ce288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AMD Ryzen 9 7900X 4.7Ghz Up To 5.6Ghz Cache 64MB 170W AM5 [Box] </text:p>
          </table:table-cell>
          <table:table-cell table:style-name="ce273" office:value-type="float" office:value="6900000" calcext:value-type="float">
            <text:p>6,900,000</text:p>
          </table:table-cell>
          <table:table-cell table:number-columns-repeated="1020"/>
        </table:table-row>
        <table:table-row table:style-name="ro3">
          <table:table-cell table:style-name="ce288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KINGSTON FURY BEAST RGB DDR5 32GB (2x16GB) 6000MHz KF560C40BBAK2-32</text:p>
          </table:table-cell>
          <table:table-cell table:style-name="ce274" office:value-type="float" office:value="2050000" calcext:value-type="float">
            <text:p>2,050,000 </text:p>
          </table:table-cell>
          <table:table-cell table:number-columns-repeated="1020"/>
        </table:table-row>
        <table:table-row table:style-name="ro2">
          <table:table-cell table:style-name="ce288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office:value-type="string" calcext:value-type="string">
            <text:p>ZOTAC GAMING GeForce RTX 4080 SUPER 16GB Trinity Black Edition</text:p>
          </table:table-cell>
          <table:table-cell office:value-type="float" office:value="16600000" calcext:value-type="float">
            <text:p>16,600,000</text:p>
          </table:table-cell>
          <table:table-cell/>
          <table:table-cell table:style-name="ce285"/>
          <table:table-cell table:number-columns-repeated="1018"/>
        </table:table-row>
        <table:table-row table:style-name="ro2">
          <table:table-cell table:style-name="ce288" office:value-type="float" office:value="5" calcext:value-type="float">
            <text:p>5</text:p>
          </table:table-cell>
          <table:table-cell table:style-name="ce258" office:value-type="string" calcext:value-type="string">
            <text:p>Storage Nvme</text:p>
          </table:table-cell>
          <table:table-cell table:style-name="ce266" office:value-type="string" calcext:value-type="string">
            <text:p>Corsair MP700 1TB Gen5 x4 – CSSD-F1000GBMP700R2</text:p>
          </table:table-cell>
          <table:table-cell table:style-name="ce275" office:value-type="float" office:value="3000000" calcext:value-type="float">
            <text:p>3,000,000</text:p>
          </table:table-cell>
          <table:table-cell table:number-columns-repeated="1020"/>
        </table:table-row>
        <table:table-row table:style-name="ro2">
          <table:table-cell table:style-name="ce288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6" office:value-type="string" calcext:value-type="string">
            <text:p>Corsair RM850e 850W Full Modular</text:p>
          </table:table-cell>
          <table:table-cell table:style-name="ce275" office:value-type="float" office:value="2200000" calcext:value-type="float">
            <text:p>2,200,000</text:p>
          </table:table-cell>
          <table:table-cell table:number-columns-repeated="1020"/>
        </table:table-row>
        <table:table-row table:style-name="ro4">
          <table:table-cell table:style-name="ce28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99" office:value-type="string" calcext:value-type="string">
            <text:p>AOC CU34G3S 34" WQHD 165Hz 1ms HDR 10 FreeSync</text:p>
          </table:table-cell>
          <table:table-cell table:style-name="ce273" office:value-type="float" office:value="6600000" calcext:value-type="float">
            <text:p>6,600,000</text:p>
          </table:table-cell>
          <table:table-cell table:style-name="ce282"/>
          <table:table-cell table:style-name="ce286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015"/>
        </table:table-row>
        <table:table-row table:style-name="ro2">
          <table:table-cell table:style-name="ce288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table:style-name="ce266" office:value-type="string" calcext:value-type="string">
            <text:p>Corsair iCUE 4000X RGB Tempered Glass Black</text:p>
          </table:table-cell>
          <table:table-cell table:style-name="ce275" office:value-type="float" office:value="1800000" calcext:value-type="float">
            <text:p>1,800,000</text:p>
          </table:table-cell>
          <table:table-cell table:number-columns-repeated="1020"/>
        </table:table-row>
        <table:table-row table:style-name="ro4">
          <table:table-cell table:style-name="ce288" office:value-type="float" office:value="9" calcext:value-type="float">
            <text:p>9</text:p>
          </table:table-cell>
          <table:table-cell table:style-name="ce260" office:value-type="string" calcext:value-type="string">
            <text:p><text:span text:style-name="T3">Keyboard &amp; Mouse</text:span></text:p>
          </table:table-cell>
          <table:table-cell table:style-name="ce266" office:value-type="string" calcext:value-type="string">
            <text:p>KeyChron K2-C3 84 key Wireless Keyboard RGB Aluminum</text:p>
          </table:table-cell>
          <table:table-cell table:style-name="ce275" office:value-type="float" office:value="1420000" calcext:value-type="float">
            <text:p>1,420,000</text:p>
          </table:table-cell>
          <table:table-cell table:number-columns-repeated="1020"/>
        </table:table-row>
        <table:table-row table:style-name="ro2">
          <table:table-cell table:style-name="ce288" office:value-type="float" office:value="10" calcext:value-type="float">
            <text:p>10</text:p>
          </table:table-cell>
          <table:table-cell table:style-name="ce260" office:value-type="string" calcext:value-type="string">
            <text:p>Mouse</text:p>
          </table:table-cell>
          <table:table-cell table:style-name="ce266" office:value-type="string" calcext:value-type="string">
            <text:p>Logitech MX Master 3 Mouse Wireless</text:p>
          </table:table-cell>
          <table:table-cell table:style-name="ce275" office:value-type="float" office:value="1450000" calcext:value-type="float">
            <text:p>1,450,000</text:p>
          </table:table-cell>
          <table:table-cell table:number-columns-repeated="1020"/>
        </table:table-row>
        <table:table-row table:style-name="ro2">
          <table:table-cell table:style-name="ce288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style-name="ce300"/>
          <table:table-cell table:style-name="ce301"/>
          <table:table-cell table:number-columns-repeated="1020"/>
        </table:table-row>
        <table:table-row table:style-name="ro2">
          <table:table-cell table:style-name="ce288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ce259"/>
          <table:table-cell table:style-name="Default"/>
          <table:table-cell table:number-columns-repeated="1020"/>
        </table:table-row>
        <table:table-row table:style-name="ro2">
          <table:table-cell table:style-name="ce288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 office:value-type="string" calcext:value-type="string">
            <text:p>Windows 11 Pro Original Retail FPP USB</text:p>
          </table:table-cell>
          <table:table-cell table:style-name="ce276" office:value-type="float" office:value="1050000" calcext:value-type="float">
            <text:p>1,050,000</text:p>
          </table:table-cell>
          <table:table-cell table:number-columns-repeated="1020"/>
        </table:table-row>
        <table:table-row table:style-name="ro2">
          <table:table-cell table:style-name="ce288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style-name="ce300"/>
          <table:table-cell table:style-name="ce301"/>
          <table:table-cell table:number-columns-repeated="1020"/>
        </table:table-row>
        <table:table-row table:style-name="ro2">
          <table:table-cell table:style-name="ce288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 table:style-name="ce282"/>
          <table:table-cell table:style-name="ce302"/>
          <table:table-cell table:number-columns-repeated="1020"/>
        </table:table-row>
        <table:table-row table:style-name="ro2">
          <table:table-cell table:style-name="ce288" office:value-type="float" office:value="16" calcext:value-type="float">
            <text:p>16</text:p>
          </table:table-cell>
          <table:table-cell table:style-name="ce259" office:value-type="string" calcext:value-type="string">
            <text:p>Speaker</text:p>
          </table:table-cell>
          <table:table-cell/>
          <table:table-cell table:style-name="ce276"/>
          <table:table-cell table:number-columns-repeated="1020"/>
        </table:table-row>
        <table:table-row table:style-name="ro2">
          <table:table-cell table:style-name="ce288" office:value-type="float" office:value="18" calcext:value-type="float">
            <text:p>18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276"/>
          <table:table-cell table:number-columns-repeated="1020"/>
        </table:table-row>
        <table:table-row table:style-name="ro2">
          <table:table-cell table:style-name="ce288"/>
          <table:table-cell table:style-name="ce259"/>
          <table:table-cell/>
          <table:table-cell table:style-name="ce276"/>
          <table:table-cell table:number-columns-repeated="1020"/>
        </table:table-row>
        <table:table-row table:style-name="ro2">
          <table:table-cell table:style-name="ce289"/>
          <table:table-cell table:style-name="ce259" table:number-columns-repeated="2"/>
          <table:table-cell table:style-name="ce276"/>
          <table:table-cell table:number-columns-repeated="1020"/>
        </table:table-row>
        <table:table-row table:style-name="ro2">
          <table:table-cell table:style-name="ce289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279" table:formula="of:=SUM([.D4:.D22])" office:value-type="float" office:value="48750000" calcext:value-type="float">
            <text:p>48,750,000</text:p>
          </table:table-cell>
          <table:table-cell table:number-columns-repeated="1020"/>
        </table:table-row>
        <table:table-row table:style-name="ro2">
          <table:table-cell table:style-name="ce289"/>
          <table:table-cell table:style-name="ce259"/>
          <table:table-cell table:style-name="ce258" office:value-type="string" calcext:value-type="string">
            <text:p>No Monitor, Keyboard, mouse</text:p>
          </table:table-cell>
          <table:table-cell table:style-name="ce279" table:formula="of:=[.D23]-[.D10]-[.D12]-[.D13]" office:value-type="float" office:value="39280000" calcext:value-type="float">
            <text:p>39,280,000</text:p>
          </table:table-cell>
          <table:table-cell table:number-columns-repeated="1020"/>
        </table:table-row>
        <table:table-row table:style-name="ro2">
          <table:table-cell table:style-name="ce289"/>
          <table:table-cell table:style-name="ce259"/>
          <table:table-cell table:style-name="ce261"/>
          <table:table-cell table:style-name="ce276"/>
          <table:table-cell table:number-columns-repeated="1020"/>
        </table:table-row>
        <table:table-row table:style-name="ro2">
          <table:table-cell/>
          <table:table-cell table:style-name="ce291"/>
          <table:table-cell table:number-columns-repeated="1022"/>
        </table:table-row>
        <table:table-row table:style-name="ro2">
          <table:table-cell table:style-name="ce288"/>
          <table:table-cell table:style-name="ce258"/>
          <table:table-cell table:style-name="ce260"/>
          <table:table-cell table:style-name="ce273"/>
          <table:table-cell table:number-columns-repeated="3"/>
          <table:table-cell table:style-name="ce282" table:number-columns-repeated="57"/>
          <table:table-cell table:number-columns-repeated="960"/>
        </table:table-row>
        <table:table-row table:style-name="ro4">
          <table:table-cell table:style-name="ce288"/>
          <table:table-cell table:style-name="ce261"/>
          <table:table-cell table:style-name="ce270"/>
          <table:table-cell table:style-name="ce276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2" table:number-rows-repeated="2">
          <table:table-cell table:style-name="ce288"/>
          <table:table-cell table:number-columns-repeated="1023"/>
        </table:table-row>
        <table:table-row table:style-name="ro2">
          <table:table-cell table:style-name="ce288"/>
          <table:table-cell table:style-name="ce258" table:number-columns-repeated="2"/>
          <table:table-cell table:style-name="ce273"/>
          <table:table-cell table:number-columns-repeated="1020"/>
        </table:table-row>
        <table:table-row table:style-name="ro2" table:number-rows-repeated="5">
          <table:table-cell table:style-name="ce288"/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" table:style-name="ta2">
        <table:table-column table:style-name="co12" table:default-cell-style-name="ce290"/>
        <table:table-column table:style-name="co13" table:default-cell-style-name="ce220"/>
        <table:table-column table:style-name="co16" table:default-cell-style-name="ce300"/>
        <table:table-column table:style-name="co17" table:default-cell-style-name="ce301"/>
        <table:table-column table:style-name="co5" table:default-cell-style-name="ce220"/>
        <table:table-column table:style-name="co11" table:default-cell-style-name="ce284"/>
        <table:table-column table:style-name="co5" table:default-cell-style-name="ce282"/>
        <table:table-column table:style-name="co5" table:number-columns-repeated="57" table:default-cell-style-name="ce220"/>
        <table:table-column table:style-name="co5" table:number-columns-repeated="960" table:default-cell-style-name="ce282"/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Low End 2024</text:p>
          </table:table-cell>
          <table:table-cell table:style-name="ce306"/>
          <table:table-cell table:style-name="ce281"/>
          <table:table-cell table:style-name="ce283"/>
          <table:table-cell/>
          <table:table-cell table:style-name="ce281" table:number-columns-repeated="57"/>
          <table:table-cell table:number-columns-repeated="960"/>
        </table:table-row>
        <table:table-row table:style-name="ro2">
          <table:table-cell table:style-name="ce251"/>
          <table:table-cell table:style-name="ce256" table:number-columns-repeated="2"/>
          <table:table-cell table:style-name="ce306"/>
          <table:table-cell table:style-name="ce281"/>
          <table:table-cell table:style-name="ce283"/>
          <table:table-cell table:style-name="ce220"/>
          <table:table-cell table:style-name="ce281" table:number-columns-repeated="57"/>
          <table:table-cell table:style-name="ce220" table:number-columns-repeated="960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30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20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20" table:number-columns-repeated="960"/>
        </table:table-row>
        <table:table-row table:style-name="ro2">
          <table:table-cell table:style-name="ce288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8" office:value-type="string" calcext:value-type="string">
            <text:p>ASUS PRIME B650M-A WiFi II</text:p>
          </table:table-cell>
          <table:table-cell table:style-name="ce308" office:value-type="float" office:value="2800000" calcext:value-type="float">
            <text:p>2,80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AMD Ryzen 5 7600X Box</text:p>
          </table:table-cell>
          <table:table-cell table:style-name="ce308" office:value-type="float" office:value="3830000" calcext:value-type="float">
            <text:p>3,83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3">
          <table:table-cell table:style-name="ce288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KINGSTON FURY BEAST RGB DDR5 32GB (2x16GB) 6000MHz KF560C40BBAK2-32</text:p>
          </table:table-cell>
          <table:table-cell table:style-name="ce274" office:value-type="float" office:value="2050000" calcext:value-type="float">
            <text:p>2,05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4">
          <table:table-cell table:style-name="ce288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63" office:value-type="string" calcext:value-type="string">
            <text:p>ZOTAC GAMING GeForce RTX 4070 SUPER 12GB Twin Edge OC</text:p>
          </table:table-cell>
          <table:table-cell table:style-name="ce274" office:value-type="float" office:value="10079000" calcext:value-type="float">
            <text:p>10,079,000 </text:p>
          </table:table-cell>
          <table:table-cell/>
          <table:table-cell table:style-name="ce285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5" calcext:value-type="float">
            <text:p>5</text:p>
          </table:table-cell>
          <table:table-cell table:style-name="ce258" office:value-type="string" calcext:value-type="string">
            <text:p>Storage Nvme</text:p>
          </table:table-cell>
          <table:table-cell office:value-type="string" calcext:value-type="string">
            <text:p>SAMSUNG 990 PRO PCIe 4.0 NVMe SSD – 1TB</text:p>
          </table:table-cell>
          <table:table-cell office:value-type="float" office:value="1759000" calcext:value-type="float">
            <text:p>1,759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office:value-type="string" calcext:value-type="string">
            <text:p>Corsair CX550F RGB 550W 80+ Bronze Full Modular</text:p>
          </table:table-cell>
          <table:table-cell office:value-type="float" office:value="1420000" calcext:value-type="float">
            <text:p>1,42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4">
          <table:table-cell table:style-name="ce28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303" office:value-type="string" calcext:value-type="string">
            <text:p>AOC CU34G3S 34" WQHD 165Hz 1ms HDR 10 FreeSync</text:p>
          </table:table-cell>
          <table:table-cell table:style-name="ce308" office:value-type="float" office:value="6600000" calcext:value-type="float">
            <text:p>6,600,000 </text:p>
          </table:table-cell>
          <table:table-cell table:number-columns-repeated="2"/>
          <table:table-cell table:style-name="ce220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20" table:number-columns-repeated="960"/>
        </table:table-row>
        <table:table-row table:style-name="ro2">
          <table:table-cell table:style-name="ce288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office:value-type="string" calcext:value-type="string">
            <text:p>Corsair - 4000D AIRFLOW Tempered Glass Mid-Tower ATX Case</text:p>
          </table:table-cell>
          <table:table-cell office:value-type="float" office:value="1400000" calcext:value-type="float">
            <text:p>1,40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9" calcext:value-type="float">
            <text:p>9</text:p>
          </table:table-cell>
          <table:table-cell table:style-name="ce260" office:value-type="string" calcext:value-type="string">
            <text:p>Keyboard</text:p>
          </table:table-cell>
          <table:table-cell table:style-name="ce266" office:value-type="string" calcext:value-type="string">
            <text:p>KeyChron K2-C3 84 key Wireless Keyboard RGB Aluminum</text:p>
          </table:table-cell>
          <table:table-cell table:style-name="ce309" office:value-type="float" office:value="1420000" calcext:value-type="float">
            <text:p>1,42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0" calcext:value-type="float">
            <text:p>10</text:p>
          </table:table-cell>
          <table:table-cell table:style-name="ce260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6" calcext:value-type="float">
            <text:p>16</text:p>
          </table:table-cell>
          <table:table-cell table:style-name="ce259" office:value-type="string" calcext:value-type="string">
            <text:p>Mini Dp Cable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7" calcext:value-type="float">
            <text:p>17</text:p>
          </table:table-cell>
          <table:table-cell table:style-name="ce259" office:value-type="string" calcext:value-type="string">
            <text:p>Speaker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8" calcext:value-type="float">
            <text:p>18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/>
          <table:table-cell table:style-name="ce259"/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9"/>
          <table:table-cell table:style-name="ce259"/>
          <table:table-cell table:style-name="ce304"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9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311" table:formula="of:=SUM([.D4:.D23])" office:value-type="float" office:value="33021000" calcext:value-type="float">
            <text:p>33,021,000 </text:p>
          </table:table-cell>
          <table:table-cell/>
          <table:table-cell office:value-type="string" calcext:value-type="string">
            <text:p>33 juta</text:p>
          </table:table-cell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9"/>
          <table:table-cell table:style-name="ce259"/>
          <table:table-cell table:style-name="ce258" office:value-type="string" calcext:value-type="string">
            <text:p>No Monitor, Keyboard, mouse</text:p>
          </table:table-cell>
          <table:table-cell table:style-name="ce311" table:formula="of:=[.D24]-[.D10]" office:value-type="float" office:value="26421000" calcext:value-type="float">
            <text:p>26,421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9"/>
          <table:table-cell table:style-name="ce259"/>
          <table:table-cell table:style-name="ce260"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/>
          <table:table-cell table:style-name="ce291"/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/>
          <table:table-cell table:style-name="ce258"/>
          <table:table-cell table:style-name="ce260"/>
          <table:table-cell table:style-name="ce308"/>
          <table:table-cell table:number-columns-repeated="3"/>
          <table:table-cell table:style-name="ce282" table:number-columns-repeated="57"/>
          <table:table-cell table:number-columns-repeated="960"/>
        </table:table-row>
        <table:table-row table:style-name="ro4">
          <table:table-cell table:style-name="ce288"/>
          <table:table-cell table:style-name="ce261"/>
          <table:table-cell table:style-name="ce305"/>
          <table:table-cell table:style-name="ce310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Low End 2024</text:p>
          </table:table-cell>
          <table:table-cell table:style-name="ce306"/>
          <table:table-cell table:style-name="ce281"/>
          <table:table-cell table:style-name="ce283"/>
          <table:table-cell/>
          <table:table-cell table:style-name="ce281" table:number-columns-repeated="57"/>
          <table:table-cell table:number-columns-repeated="960"/>
        </table:table-row>
        <table:table-row table:style-name="ro2">
          <table:table-cell table:style-name="ce251"/>
          <table:table-cell table:style-name="ce256"/>
          <table:table-cell table:style-name="ce256" office:value-type="string" calcext:value-type="string">
            <text:p>Haidar Testing</text:p>
          </table:table-cell>
          <table:table-cell table:style-name="ce306"/>
          <table:table-cell table:style-name="ce281"/>
          <table:table-cell table:style-name="ce283"/>
          <table:table-cell table:style-name="ce220"/>
          <table:table-cell table:style-name="ce281" table:number-columns-repeated="57"/>
          <table:table-cell table:style-name="ce220" table:number-columns-repeated="960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30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20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20" table:number-columns-repeated="960"/>
        </table:table-row>
        <table:table-row table:style-name="ro2">
          <table:table-cell table:style-name="ce288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8" office:value-type="string" calcext:value-type="string">
            <text:p>ASUS PRIME B650M-A WiFi II</text:p>
          </table:table-cell>
          <table:table-cell table:style-name="ce308" office:value-type="float" office:value="2800000" calcext:value-type="float">
            <text:p>2,80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AMD Ryzen 5 7500F <text:s/>Box</text:p>
          </table:table-cell>
          <table:table-cell table:style-name="ce308" office:value-type="float" office:value="2790000" calcext:value-type="float">
            <text:p>2,79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3">
          <table:table-cell table:style-name="ce288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KINGSTON FURY BEAST RGB DDR5 32GB (2x16GB) 6000MHz KF560C40BBAK2-32</text:p>
          </table:table-cell>
          <table:table-cell table:style-name="ce274" office:value-type="float" office:value="2050000" calcext:value-type="float">
            <text:p>2,05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4">
          <table:table-cell table:style-name="ce288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63" office:value-type="string" calcext:value-type="string">
            <text:p>ASUS DUAL GeForce RTX 4070 OC 12GB GDDR6X - OC EDITION</text:p>
          </table:table-cell>
          <table:table-cell table:style-name="ce274" office:value-type="float" office:value="10370000" calcext:value-type="float">
            <text:p>10,370,000 </text:p>
          </table:table-cell>
          <table:table-cell/>
          <table:table-cell table:style-name="ce285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5" calcext:value-type="float">
            <text:p>5</text:p>
          </table:table-cell>
          <table:table-cell table:style-name="ce258" office:value-type="string" calcext:value-type="string">
            <text:p>Storage Nvme</text:p>
          </table:table-cell>
          <table:table-cell office:value-type="string" calcext:value-type="string">
            <text:p>SAMSUNG 990 PRO PCIe 4.0 NVMe SSD 1TB</text:p>
          </table:table-cell>
          <table:table-cell office:value-type="float" office:value="1850000" calcext:value-type="float">
            <text:p>1,85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office:value-type="string" calcext:value-type="string">
            <text:p>CORSAIR CX650F RGB 650W 80+ Bronze Modular</text:p>
          </table:table-cell>
          <table:table-cell office:value-type="float" office:value="1290000" calcext:value-type="float">
            <text:p>1,29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4">
          <table:table-cell table:style-name="ce28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303" office:value-type="string" calcext:value-type="string">
            <text:p>XIAOMI Ultrawide 30" Curved 1080p 200Hz RMMNT30HFCW</text:p>
          </table:table-cell>
          <table:table-cell table:style-name="ce308" office:value-type="float" office:value="3029900" calcext:value-type="float">
            <text:p>3,029,900 </text:p>
          </table:table-cell>
          <table:table-cell table:number-columns-repeated="2"/>
          <table:table-cell table:style-name="ce220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20" table:number-columns-repeated="960"/>
        </table:table-row>
        <table:table-row table:style-name="ro2">
          <table:table-cell table:style-name="ce288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office:value-type="string" calcext:value-type="string">
            <text:p>Corsair 4000D AIRFLOW Tempered Glass Mid-Tower ATX Black</text:p>
          </table:table-cell>
          <table:table-cell office:value-type="float" office:value="1415000" calcext:value-type="float">
            <text:p>1,415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9" calcext:value-type="float">
            <text:p>9</text:p>
          </table:table-cell>
          <table:table-cell table:style-name="ce260" office:value-type="string" calcext:value-type="string">
            <text:p>Keyboard</text:p>
          </table:table-cell>
          <table:table-cell table:style-name="ce266" office:value-type="string" calcext:value-type="string">
            <text:p>KeyChron K2-C3 84 key Wireless Keyboard RGB Aluminum</text:p>
          </table:table-cell>
          <table:table-cell table:style-name="ce309" office:value-type="float" office:value="1420000" calcext:value-type="float">
            <text:p>1,42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0" calcext:value-type="float">
            <text:p>10</text:p>
          </table:table-cell>
          <table:table-cell table:style-name="ce260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6" calcext:value-type="float">
            <text:p>16</text:p>
          </table:table-cell>
          <table:table-cell table:style-name="ce259" office:value-type="string" calcext:value-type="string">
            <text:p>Mini Dp Cable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7" calcext:value-type="float">
            <text:p>17</text:p>
          </table:table-cell>
          <table:table-cell table:style-name="ce259" office:value-type="string" calcext:value-type="string">
            <text:p>Speaker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8" calcext:value-type="float">
            <text:p>18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/>
          <table:table-cell table:style-name="ce259"/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9"/>
          <table:table-cell table:style-name="ce259"/>
          <table:table-cell table:style-name="ce304"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9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311" table:formula="of:=SUM([.D33:.D50])" office:value-type="float" office:value="28677900" calcext:value-type="float">
            <text:p>28,677,900 </text:p>
          </table:table-cell>
          <table:table-cell/>
          <table:table-cell office:value-type="string" calcext:value-type="string">
            <text:p>29 Juta</text:p>
          </table:table-cell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9"/>
          <table:table-cell table:style-name="ce259"/>
          <table:table-cell table:style-name="ce258" office:value-type="string" calcext:value-type="string">
            <text:p>No Monitor, Keyboard, mouse</text:p>
          </table:table-cell>
          <table:table-cell table:style-name="ce311" table:formula="of:=SUM([.D33:.D40])-[.D39]" office:value-type="float" office:value="22565000" calcext:value-type="float">
            <text:p>22,565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262" office:value-type="string" calcext:value-type="string">
            <text:p>Best Tower PC Build Low End 202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307" office:value-type="string" calcext:value-type="string">
            <text:p>Price</text:p>
          </table:table-cell>
          <table:table-cell table:number-columns-repeated="1020"/>
        </table:table-row>
        <table:table-row table:style-name="ro2">
          <table:table-cell table:style-name="ce288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8" office:value-type="string" calcext:value-type="string">
            <text:p>ASUS PRIME B650M-A WiFi II</text:p>
          </table:table-cell>
          <table:table-cell table:style-name="ce308" office:value-type="float" office:value="2800000" calcext:value-type="float">
            <text:p>2,800,000 </text:p>
          </table:table-cell>
          <table:table-cell table:number-columns-repeated="1020"/>
        </table:table-row>
        <table:table-row table:style-name="ro2">
          <table:table-cell table:style-name="ce288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AMD Ryzen 5 7500F Box</text:p>
          </table:table-cell>
          <table:table-cell table:style-name="ce308" office:value-type="float" office:value="2790000" calcext:value-type="float">
            <text:p>2,790,000 </text:p>
          </table:table-cell>
          <table:table-cell table:number-columns-repeated="1020"/>
        </table:table-row>
        <table:table-row table:style-name="ro2">
          <table:table-cell table:style-name="ce288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ADATA XPG LANCER BLADE DDR5 32GB (2x16GB) 5600Mhz</text:p>
          </table:table-cell>
          <table:table-cell table:style-name="ce274" office:value-type="float" office:value="1690000" calcext:value-type="float">
            <text:p>1,690,000 </text:p>
          </table:table-cell>
          <table:table-cell table:number-columns-repeated="1020"/>
        </table:table-row>
        <table:table-row table:style-name="ro2">
          <table:table-cell table:style-name="ce288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63" office:value-type="string" calcext:value-type="string">
            <text:p>ZOTAC RTX 4060 TWIN EDGE OC 8GB GDDR6</text:p>
          </table:table-cell>
          <table:table-cell table:style-name="ce274" office:value-type="float" office:value="4800000" calcext:value-type="float">
            <text:p>4,800,000 </text:p>
          </table:table-cell>
          <table:table-cell table:number-columns-repeated="1020"/>
        </table:table-row>
        <table:table-row table:style-name="ro2">
          <table:table-cell table:style-name="ce288" office:value-type="float" office:value="5" calcext:value-type="float">
            <text:p>5</text:p>
          </table:table-cell>
          <table:table-cell table:style-name="ce258" office:value-type="string" calcext:value-type="string">
            <text:p>Storage Nvme</text:p>
          </table:table-cell>
          <table:table-cell/>
          <table:table-cell office:value-type="float" office:value="1150000" calcext:value-type="float">
            <text:p>1,150,000 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288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number-columns-repeated="1022"/>
        </table:table-row>
        <table:table-row table:style-name="ro2">
          <table:table-cell table:style-name="ce28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303" office:value-type="string" calcext:value-type="string">
            <text:p>XIAOMI Ultrawide 30" Curved 1080p 200Hz RMMNT30HFCW</text:p>
          </table:table-cell>
          <table:table-cell table:style-name="ce308" office:value-type="float" office:value="3029900" calcext:value-type="float">
            <text:p>3,029,900 </text:p>
          </table:table-cell>
          <table:table-cell table:number-columns-repeated="1020"/>
        </table:table-row>
        <table:table-row table:style-name="ro2">
          <table:table-cell table:style-name="ce288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office:value-type="string" calcext:value-type="string">
            <text:p>FRACTAL DESIGN POP AIR RGB MINI M-ATX</text:p>
          </table:table-cell>
          <table:table-cell office:value-type="float" office:value="1130000" calcext:value-type="float">
            <text:p>1,130,000 </text:p>
          </table:table-cell>
          <table:table-cell table:number-columns-repeated="1020"/>
        </table:table-row>
        <table:table-row table:style-name="ro2">
          <table:table-cell table:style-name="ce288" office:value-type="float" office:value="9" calcext:value-type="float">
            <text:p>9</text:p>
          </table:table-cell>
          <table:table-cell table:style-name="ce260" office:value-type="string" calcext:value-type="string">
            <text:p>Keyboard</text:p>
          </table:table-cell>
          <table:table-cell table:style-name="ce266"/>
          <table:table-cell table:style-name="ce309"/>
          <table:table-cell table:style-name="ce306"/>
          <table:table-cell table:number-columns-repeated="1019"/>
        </table:table-row>
        <table:table-row table:style-name="ro2">
          <table:table-cell table:style-name="ce288" office:value-type="float" office:value="10" calcext:value-type="float">
            <text:p>10</text:p>
          </table:table-cell>
          <table:table-cell table:style-name="ce260" office:value-type="string" calcext:value-type="string">
            <text:p>Mouse</text:p>
          </table:table-cell>
          <table:table-cell table:number-columns-repeated="2"/>
          <table:table-cell table:style-name="ce306"/>
          <table:table-cell table:number-columns-repeated="1019"/>
        </table:table-row>
        <table:table-row table:style-name="ro2">
          <table:table-cell table:style-name="ce288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88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88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/>
          <table:table-cell table:style-name="ce310"/>
          <table:table-cell table:style-name="Default"/>
          <table:table-cell table:number-columns-repeated="1019"/>
        </table:table-row>
        <table:table-row table:style-name="ro2">
          <table:table-cell table:style-name="ce288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88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88" office:value-type="float" office:value="16" calcext:value-type="float">
            <text:p>16</text:p>
          </table:table-cell>
          <table:table-cell table:style-name="ce259" office:value-type="string" calcext:value-type="string">
            <text:p>Mini Dp Cabl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88" office:value-type="float" office:value="17" calcext:value-type="float">
            <text:p>17</text:p>
          </table:table-cell>
          <table:table-cell table:style-name="ce259" office:value-type="string" calcext:value-type="string">
            <text:p>Speak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88" office:value-type="float" office:value="18" calcext:value-type="float">
            <text:p>18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310"/>
          <table:table-cell table:style-name="Default"/>
          <table:table-cell table:number-columns-repeated="1019"/>
        </table:table-row>
        <table:table-row table:style-name="ro2">
          <table:table-cell table:style-name="ce288"/>
          <table:table-cell table:style-name="ce259"/>
          <table:table-cell/>
          <table:table-cell table:style-name="ce310"/>
          <table:table-cell table:style-name="Default"/>
          <table:table-cell table:number-columns-repeated="1019"/>
        </table:table-row>
        <table:table-row table:style-name="ro2">
          <table:table-cell table:style-name="ce289"/>
          <table:table-cell table:style-name="ce259"/>
          <table:table-cell table:style-name="ce304"/>
          <table:table-cell table:style-name="ce310"/>
          <table:table-cell table:style-name="Default"/>
          <table:table-cell table:number-columns-repeated="1019"/>
        </table:table-row>
        <table:table-row table:style-name="ro2">
          <table:table-cell table:style-name="ce289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311" table:formula="of:=SUM([.D60:.D77])" office:value-type="float" office:value="17389900" calcext:value-type="float">
            <text:p>17,389,900 </text:p>
          </table:table-cell>
          <table:table-cell table:style-name="Default"/>
          <table:table-cell office:value-type="string" calcext:value-type="string">
            <text:p>18 Juta</text:p>
          </table:table-cell>
          <table:table-cell table:number-columns-repeated="1018"/>
        </table:table-row>
        <table:table-row table:style-name="ro2">
          <table:table-cell table:style-name="ce289"/>
          <table:table-cell table:style-name="ce259"/>
          <table:table-cell table:style-name="ce258" office:value-type="string" calcext:value-type="string">
            <text:p>No Monitor, Keyboard, mouse</text:p>
          </table:table-cell>
          <table:table-cell table:style-name="ce311" table:formula="of:=SUM([.D60:.D67])-[.D66]" office:value-type="float" office:value="14360000" calcext:value-type="float">
            <text:p>14,360,000 </text:p>
          </table:table-cell>
          <table:table-cell table:style-name="Default"/>
          <table:table-cell table:number-columns-repeated="1019"/>
        </table:table-row>
        <table:table-row table:style-name="ro2" table:number-rows-repeated="11">
          <table:table-cell/>
          <table:table-cell table:style-name="Default" table:number-columns-repeated="4"/>
          <table:table-cell table:number-columns-repeated="1019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gdet" table:style-name="ta7">
        <table:table-column table:style-name="co12" table:default-cell-style-name="ce290"/>
        <table:table-column table:style-name="co13" table:default-cell-style-name="ce220"/>
        <table:table-column table:style-name="co42" table:default-cell-style-name="ce300"/>
        <table:table-column table:style-name="co17" table:default-cell-style-name="ce301"/>
        <table:table-column table:style-name="co43" table:default-cell-style-name="ce237"/>
        <table:table-column table:style-name="co20" table:default-cell-style-name="ce284"/>
        <table:table-column table:style-name="co5" table:default-cell-style-name="ce282"/>
        <table:table-column table:style-name="co5" table:number-columns-repeated="57" table:default-cell-style-name="ce220"/>
        <table:table-column table:style-name="co5" table:number-columns-repeated="16320" table:default-cell-style-name="ce282"/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Low End 2024</text:p>
          </table:table-cell>
          <table:table-cell table:style-name="ce306"/>
          <table:table-cell table:style-name="ce313"/>
          <table:table-cell table:style-name="ce283"/>
          <table:table-cell/>
          <table:table-cell table:style-name="ce281" table:number-columns-repeated="57"/>
          <table:table-cell table:number-columns-repeated="16320"/>
        </table:table-row>
        <table:table-row table:style-name="ro2">
          <table:table-cell table:style-name="ce251"/>
          <table:table-cell table:style-name="ce256" table:number-columns-repeated="2"/>
          <table:table-cell table:style-name="ce306"/>
          <table:table-cell table:style-name="ce313"/>
          <table:table-cell table:style-name="ce283"/>
          <table:table-cell table:style-name="ce220"/>
          <table:table-cell table:style-name="ce281"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30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20" office:value-type="string" calcext:value-type="string">
            <text:p>Link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6" office:value-type="string" calcext:value-type="string">
            <text:p>Asrock B650M Pro RS</text:p>
          </table:table-cell>
          <table:table-cell table:style-name="ce306" office:value-type="float" office:value="2430000" calcext:value-type="float">
            <text:p>2,430,000 </text:p>
          </table:table-cell>
          <table:table-cell/>
          <table:table-cell table:style-name="ce282"/>
          <table:table-cell table:style-name="ce284" office:value-type="string" calcext:value-type="string">
            <text:p><text:a xlink:href="https://www.tokopedia.com/maxcom-computer/asus-prime-a320m-k-am4-amd-promontory-a320-ddr4-usb-3-1-sata3?extParam=ivf%3Dfalse%26src%3Dsearch&amp;refined=true" xlink:type="simple">https://www.tokopedia.com/maxcom-computer/asus-prime-a320m-k-am4-amd-promontory-a320-ddr4-usb-3-1-sata3?extParam=ivf%3Dfalse%26src%3Dsearch&amp;refined=true</text:a>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6" office:value-type="string" calcext:value-type="string">
            <text:p>AMD Ryzen 7 8700F Tray + Fan</text:p>
          </table:table-cell>
          <table:table-cell table:style-name="ce306" office:value-type="float" office:value="2565000" calcext:value-type="float">
            <text:p>2,565,000 </text:p>
          </table:table-cell>
          <table:table-cell table:style-name="ce273" office:value-type="float" office:value="1449000" calcext:value-type="float">
            <text:p>1,449,000</text:p>
          </table:table-cell>
          <table:table-cell table:style-name="ce282"/>
          <table:table-cell table:style-name="ce284" office:value-type="string" calcext:value-type="string">
            <text:p><text:a xlink:href="https://www.tokopedia.com/global-link168/processor-amd-ryzen-5-5600g-am4-with-graphic-amd-5600g-tray?extParam=ivf%3Dfalse%26src%3Dsearch" xlink:type="simple">https://www.tokopedia.com/global-link168/processor-amd-ryzen-5-5600g-am4-with-graphic-amd-5600g-tray?extParam=ivf%3Dfalse%26src%3Dsearch</text:a>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312" office:value-type="string" calcext:value-type="string">
            <text:p>Kingston Fury Beast 16GB DDR5 – 5200MHz</text:p>
          </table:table-cell>
          <table:table-cell table:style-name="ce274" office:value-type="float" office:value="789000" calcext:value-type="float">
            <text:p>789,000 </text:p>
          </table:table-cell>
          <table:table-cell/>
          <table:table-cell table:style-name="ce282" office:value-type="string" calcext:value-type="string">
            <text:p>Ganti Patriot Viper Steel x2</text:p>
          </table:table-cell>
          <table:table-cell table:style-name="ce284" office:value-type="string" calcext:value-type="string">
            <text:p>https://www.tokopedia.com/originae/patriot-viper-steel-rgb-ddr4-8gb-1x8gb-3200-mhz-pvsr48g320c8?extParam=ivf%3Dfalse%26src%3Dsearch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82" office:value-type="string" calcext:value-type="string">
            <text:p>Zotac Gaming GeForce RTX 3050 Solo 8GB GDDR6</text:p>
          </table:table-cell>
          <table:table-cell table:style-name="ce237" office:value-type="float" office:value="3349000" calcext:value-type="float">
            <text:p>3,349,000</text:p>
          </table:table-cell>
          <table:table-cell table:style-name="ce306" office:value-type="float" office:value="2665000" calcext:value-type="float">
            <text:p>2,665,000 </text:p>
          </table:table-cell>
          <table:table-cell table:style-name="ce256" office:value-type="string" calcext:value-type="string">
            <text:p>PALIT GeForce RTX 3050 StormX 6GB GDDR6</text:p>
          </table:table-cell>
          <table:table-cell table:style-name="ce285" office:value-type="string" calcext:value-type="string">
            <text:p>https://www.tokopedia.com/starcomporigin/zotac-gaming-geforce-rtx-3050-solo-8gb-gddr6-vga-rtx3050-8gb-4d7b3?extParam=ivf%3Dfalse%26keyword%3Drtx+3050+8gb%26search_id%3D202502101650531BFC40251B671022AT32%26src%3Dsearch</text:p>
          </table:table-cell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5" calcext:value-type="float">
            <text:p>5</text:p>
          </table:table-cell>
          <table:table-cell table:style-name="ce258" office:value-type="string" calcext:value-type="string">
            <text:p>Storage Nvme</text:p>
          </table:table-cell>
          <table:table-cell office:value-type="string" calcext:value-type="string">
            <text:p>old samsung nvme 980</text:p>
          </table:table-cell>
          <table:table-cell/>
          <table:table-cell table:style-name="Default" table:number-columns-repeated="2"/>
          <table:table-cell table:style-name="ce284" office:value-type="string" calcext:value-type="string">
            <text:p>https://www.tokopedia.com/1stvenuskomputer/ssd-adata-xpg-sx6000-pro-m-2-nvme-256gb-pcie-gen3x4-mem38-ada?extParam=ivf%3Dfalse%26keyword%3Dadata+ssd+xpg+sx6000+pro+256gb%26search_id%3D20240620000357B77CC06C33093E0846QH%26src%3Dsearch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6" office:value-type="string" calcext:value-type="string">
            <text:p>FSP HV PRO 550W 85 Plus power supply</text:p>
          </table:table-cell>
          <table:table-cell table:style-name="ce306" office:value-type="float" office:value="695000" calcext:value-type="float">
            <text:p>695,000 </text:p>
          </table:table-cell>
          <table:table-cell table:number-columns-repeated="2"/>
          <table:table-cell table:style-name="ce284" office:value-type="string" calcext:value-type="string">
            <text:p><text:a xlink:href="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" xlink:type="simple">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</text:a>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303" office:value-type="string" calcext:value-type="string">
            <text:p>SKYWORTH H27G30Q 27" IPS 1440p 2K QHD 180Hz 5ms HDMI 2.0 DP 1.4 Adaptive Sync HDR10</text:p>
          </table:table-cell>
          <table:table-cell table:style-name="ce308" office:value-type="float" office:value="2470000" calcext:value-type="float">
            <text:p>2,470,000 </text:p>
          </table:table-cell>
          <table:table-cell table:number-columns-repeated="2"/>
          <table:table-cell table:style-name="ce220"/>
          <table:table-cell/>
          <table:table-cell table:style-name="ce282"/>
          <table:table-cell table:number-columns-repeated="55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/>
          <table:table-cell table:style-name="ce282"/>
          <table:table-cell table:style-name="ce314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9" calcext:value-type="float">
            <text:p>9</text:p>
          </table:table-cell>
          <table:table-cell table:style-name="ce260" office:value-type="string" calcext:value-type="string">
            <text:p>Keyboard</text:p>
          </table:table-cell>
          <table:table-cell table:style-name="ce266" office:value-type="string" calcext:value-type="string">
            <text:p>old RK G68</text:p>
          </table:table-cell>
          <table:table-cell table:style-name="ce309"/>
          <table:table-cell table:number-columns-repeated="2"/>
          <table:table-cell table:style-name="ce220" office:value-type="string" calcext:value-type="string">
            <text:p>`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0" calcext:value-type="float">
            <text:p>10</text:p>
          </table:table-cell>
          <table:table-cell table:style-name="ce260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table:number-columns-repeated="2"/>
          <table:table-cell table:style-name="ce282" office:value-type="string" calcext:value-type="string">
            <text:p>`</text:p>
          </table:table-cell>
          <table:table-cell table:style-name="ce220"/>
          <table:table-cell office:value-type="string" calcext:value-type="string">
            <text:p><text:s/>ZOTAC GAMING GeForce RTX 3050 6GB Solo</text:p>
          </table:table-cell>
          <table:table-cell table:number-columns-repeated="3"/>
          <table:table-cell table:style-name="ce282"/>
          <table:table-cell table:style-name="ce282" office:value-type="float" office:value="2882000" calcext:value-type="float">
            <text:p>2882000</text:p>
          </table:table-cell>
          <table:table-cell table:style-name="ce285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50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50000" calcext:value-type="float">
            <text:p>150,000 </text:p>
          </table:table-cell>
          <table:table-cell table:number-columns-repeated="2"/>
          <table:table-cell table:style-name="ce220"/>
          <table:table-cell office:value-type="string" calcext:value-type="string">
            <text:p><text:s/>ZOTAC GAMING GeForce RTX 3050 6GB LP</text:p>
          </table:table-cell>
          <table:table-cell table:number-columns-repeated="3"/>
          <table:table-cell table:style-name="ce282"/>
          <table:table-cell table:style-name="ce282" office:value-type="float" office:value="3036000" calcext:value-type="float">
            <text:p>3036000</text:p>
          </table:table-cell>
          <table:table-cell office:value-type="string" calcext:value-type="string">
            <text:p><text:a xlink:href="https://www.tokopedia.com/cockomputer/zotac-gaming-geforce-rtx-3050-6gb-lp?extParam=ivf%3Dfalse%26src%3Dsearch" xlink:type="simple">https://www.tokopedia.com/cockomputer/zotac-gaming-geforce-rtx-3050-6gb-lp?extParam=ivf%3Dfalse%26src%3Dsearch</text:a></text:p>
          </table:table-cell>
          <table:table-cell table:number-columns-repeated="50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/>
          <table:table-cell table:style-name="ce310"/>
          <table:table-cell table:number-columns-repeated="2"/>
          <table:table-cell table:style-name="ce220" office:value-type="string" calcext:value-type="string">
            <text:p>https://www.tokopedia.com/search?st=&amp;q=kingston%20a2000%20250gb&amp;srp_component_id=02.01.00.00&amp;srp_page_id=&amp;srp_page_title=&amp;navsource=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number-columns-repeated="4"/>
          <table:table-cell table:style-name="ce220" office:value-type="string" calcext:value-type="string">
            <text:p>https://www.tokopedia.com/ascaryacomputer-1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 table:number-columns-repeated="4"/>
          <table:table-cell table:style-name="ce220"/>
          <table:table-cell table:number-columns-repeated="5"/>
          <table:table-cell table:formula="of:=[.M14]-[.M13]" office:value-type="float" office:value="154000" calcext:value-type="float">
            <text:p>154000</text:p>
          </table:table-cell>
          <table:table-cell table:number-columns-repeated="51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6" calcext:value-type="float">
            <text:p>16</text:p>
          </table:table-cell>
          <table:table-cell table:style-name="ce259" office:value-type="string" calcext:value-type="string">
            <text:p>Mini Dp Cable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7" calcext:value-type="float">
            <text:p>17</text:p>
          </table:table-cell>
          <table:table-cell table:style-name="ce259" office:value-type="string" calcext:value-type="string">
            <text:p>Speaker</text:p>
          </table:table-cell>
          <table:table-cell table:number-columns-repeated="4"/>
          <table:table-cell table:style-name="ce220"/>
          <table:table-cell table:number-columns-repeated="15"/>
          <table:table-cell table:style-name="ce256" office:value-type="string" calcext:value-type="string">
            <text:p>GIGABYTE A520M S2H AM4</text:p>
          </table:table-cell>
          <table:table-cell table:style-name="ce308" office:value-type="float" office:value="1084800" calcext:value-type="float">
            <text:p>1,084,800 </text:p>
          </table:table-cell>
          <table:table-cell table:style-name="ce237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8" calcext:value-type="float">
            <text:p>18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310"/>
          <table:table-cell table:number-columns-repeated="2"/>
          <table:table-cell table:style-name="ce220"/>
          <table:table-cell table:number-columns-repeated="15"/>
          <table:table-cell table:style-name="ce256" office:value-type="string" calcext:value-type="string">
            <text:p>Ryzen 5 5600G</text:p>
          </table:table-cell>
          <table:table-cell table:style-name="ce306" office:value-type="float" office:value="1995001" calcext:value-type="float">
            <text:p>1,995,001 </text:p>
          </table:table-cell>
          <table:table-cell table:style-name="ce237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14">
          <table:table-cell table:style-name="ce288"/>
          <table:table-cell table:style-name="ce259"/>
          <table:table-cell/>
          <table:table-cell table:style-name="ce310"/>
          <table:table-cell table:number-columns-repeated="2"/>
          <table:table-cell table:style-name="ce220"/>
          <table:table-cell table:number-columns-repeated="15"/>
          <table:table-cell table:style-name="ce312" office:value-type="string" calcext:value-type="string">
            <text:p>Team Elite Group Classic 16 GB (8x2)</text:p>
          </table:table-cell>
          <table:table-cell table:style-name="ce274" office:value-type="float" office:value="569001" calcext:value-type="float">
            <text:p>569,001 </text:p>
          </table:table-cell>
          <table:table-cell table:style-name="ce237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304"/>
          <table:table-cell table:style-name="ce310"/>
          <table:table-cell table:number-columns-repeated="2"/>
          <table:table-cell table:style-name="ce220"/>
          <table:table-cell table:number-columns-repeated="15"/>
          <table:table-cell table:style-name="ce263" office:value-type="string" calcext:value-type="string">
            <text:p>onboard</text:p>
          </table:table-cell>
          <table:table-cell table:style-name="ce274"/>
          <table:table-cell table:style-name="ce237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311" table:formula="of:=SUM([.D4:.D23])" office:value-type="float" office:value="13248000" calcext:value-type="float">
            <text:p>13,248,000 </text:p>
          </table:table-cell>
          <table:table-cell table:number-columns-repeated="2"/>
          <table:table-cell table:style-name="ce220"/>
          <table:table-cell table:number-columns-repeated="15"/>
          <table:table-cell table:style-name="ce300" office:value-type="string" calcext:value-type="string">
            <text:p>Kingston A2000 250Gb</text:p>
          </table:table-cell>
          <table:table-cell table:style-name="ce301" office:value-type="float" office:value="480000" calcext:value-type="float">
            <text:p>480,000 </text:p>
          </table:table-cell>
          <table:table-cell table:style-name="ce237"/>
          <table:table-cell table:style-name="ce282" table:number-columns-repeated="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258" office:value-type="string" calcext:value-type="string">
            <text:p>No Monitor</text:p>
          </table:table-cell>
          <table:table-cell table:style-name="ce311" table:formula="of:=SUM([.D4:.D16])-[.D10]" office:value-type="float" office:value="10778000" calcext:value-type="float">
            <text:p>10,778,000 </text:p>
          </table:table-cell>
          <table:table-cell table:number-columns-repeated="2"/>
          <table:table-cell table:style-name="ce220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2"/>
          <table:table-cell table:style-name="ce300" office:value-type="string" calcext:value-type="string">
            <text:p>FSP HV PRO 550W 85 Plus power supply</text:p>
          </table:table-cell>
          <table:table-cell table:style-name="ce301" office:value-type="float" office:value="695000" calcext:value-type="float">
            <text:p>695,000 </text:p>
          </table:table-cell>
          <table:table-cell table:style-name="ce237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260"/>
          <table:table-cell table:style-name="ce310"/>
          <table:table-cell table:number-columns-repeated="2"/>
          <table:table-cell table:style-name="ce220"/>
          <table:table-cell table:number-columns-repeated="15"/>
          <table:table-cell table:style-name="ce303" office:value-type="string" calcext:value-type="string">
            <text:p>Viewsonic Vx2479 HD Pro</text:p>
          </table:table-cell>
          <table:table-cell table:style-name="ce308" office:value-type="float" office:value="1750000" calcext:value-type="float">
            <text:p>1,750,000 </text:p>
          </table:table-cell>
          <table:table-cell table:style-name="ce237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/>
          <table:table-cell table:style-name="ce291"/>
          <table:table-cell table:number-columns-repeated="4"/>
          <table:table-cell table:style-name="ce220"/>
          <table:table-cell table:number-columns-repeated="15"/>
          <table:table-cell office:value-type="string" calcext:value-type="string">
            <text:p>Hose Genius Middle Tower Black RGB</text:p>
          </table:table-cell>
          <table:table-cell table:style-name="ce316" office:value-type="float" office:value="500000" calcext:value-type="float">
            <text:p>500,000 </text:p>
          </table:table-cell>
          <table:table-cell table:style-name="ce237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/>
          <table:table-cell table:style-name="ce258"/>
          <table:table-cell table:style-name="ce260"/>
          <table:table-cell table:style-name="ce308"/>
          <table:table-cell table:number-columns-repeated="3"/>
          <table:table-cell table:style-name="ce282" table:number-columns-repeated="15"/>
          <table:table-cell table:style-name="ce266" office:value-type="string" calcext:value-type="string">
            <text:p>Gamen Titan Elite Switch</text:p>
          </table:table-cell>
          <table:table-cell table:style-name="ce309" office:value-type="float" office:value="227900" calcext:value-type="float">
            <text:p>227,900 </text:p>
          </table:table-cell>
          <table:table-cell table:style-name="ce271"/>
          <table:table-cell table:style-name="ce284"/>
          <table:table-cell table:style-name="ce282"/>
          <table:table-cell table:number-columns-repeated="11"/>
          <table:table-cell table:style-name="ce282" table:number-columns-repeated="26"/>
          <table:table-cell table:number-columns-repeated="16320"/>
        </table:table-row>
        <table:table-row table:style-name="ro2">
          <table:table-cell table:style-name="ce288"/>
          <table:table-cell table:style-name="ce261"/>
          <table:table-cell table:style-name="ce305"/>
          <table:table-cell table:style-name="ce310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2"/>
          <table:table-cell table:style-name="ce300" office:value-type="string" calcext:value-type="string">
            <text:p>Logitech G402 Hyperion Fury</text:p>
          </table:table-cell>
          <table:table-cell table:style-name="ce317" office:value-type="float" office:value="439000" calcext:value-type="float">
            <text:p>439,000 </text:p>
          </table:table-cell>
          <table:table-cell table:style-name="ce271"/>
          <table:table-cell table:style-name="ce284"/>
          <table:table-cell table:style-name="ce282"/>
          <table:table-cell table:number-columns-repeated="16357"/>
        </table:table-row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Low End 2024</text:p>
          </table:table-cell>
          <table:table-cell table:style-name="ce306"/>
          <table:table-cell table:style-name="ce313"/>
          <table:table-cell table:style-name="ce283"/>
          <table:table-cell/>
          <table:table-cell table:style-name="ce281" table:number-columns-repeated="15"/>
          <table:table-cell table:style-name="ce282" table:number-columns-repeated="2"/>
          <table:table-cell table:style-name="ce302"/>
          <table:table-cell table:style-name="ce284"/>
          <table:table-cell table:style-name="ce282"/>
          <table:table-cell table:number-columns-repeated="11"/>
          <table:table-cell table:style-name="ce281" table:number-columns-repeated="26"/>
          <table:table-cell table:number-columns-repeated="16320"/>
        </table:table-row>
        <table:table-row table:style-name="ro2">
          <table:table-cell table:style-name="ce251"/>
          <table:table-cell table:style-name="ce256" table:number-columns-repeated="2"/>
          <table:table-cell table:style-name="ce306"/>
          <table:table-cell table:style-name="ce313"/>
          <table:table-cell table:style-name="ce283"/>
          <table:table-cell table:style-name="ce220"/>
          <table:table-cell table:style-name="ce281" table:number-columns-repeated="15"/>
          <table:table-cell table:style-name="ce315"/>
          <table:table-cell table:style-name="ce301"/>
          <table:table-cell table:style-name="ce302"/>
          <table:table-cell table:style-name="ce284"/>
          <table:table-cell table:style-name="ce282"/>
          <table:table-cell table:number-columns-repeated="11"/>
          <table:table-cell table:style-name="ce281" table:number-columns-repeated="26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30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20"/>
          <table:table-cell/>
          <table:table-cell table:number-columns-repeated="2" office:value-type="string" calcext:value-type="string">
            <text:p>Link</text:p>
          </table:table-cell>
          <table:table-cell table:number-columns-repeated="12"/>
          <table:table-cell table:style-name="ce300"/>
          <table:table-cell table:style-name="ce310"/>
          <table:table-cell table:style-name="ce302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6" office:value-type="string" calcext:value-type="string">
            <text:p>Asrock B650M Pro RS</text:p>
          </table:table-cell>
          <table:table-cell table:style-name="ce306" office:value-type="float" office:value="2430000" calcext:value-type="float">
            <text:p>2,430,000 </text:p>
          </table:table-cell>
          <table:table-cell table:number-columns-repeated="2"/>
          <table:table-cell table:style-name="ce220"/>
          <table:table-cell table:number-columns-repeated="15"/>
          <table:table-cell table:style-name="ce300"/>
          <table:table-cell table:style-name="ce301"/>
          <table:table-cell table:style-name="ce302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6" office:value-type="string" calcext:value-type="string">
            <text:p>AMD Ryzen 7 8600G Box</text:p>
          </table:table-cell>
          <table:table-cell table:style-name="ce306" office:value-type="float" office:value="2990000" calcext:value-type="float">
            <text:p>2,990,000 </text:p>
          </table:table-cell>
          <table:table-cell table:number-columns-repeated="2"/>
          <table:table-cell table:style-name="ce220"/>
          <table:table-cell table:number-columns-repeated="15"/>
          <table:table-cell table:style-name="ce300"/>
          <table:table-cell table:style-name="ce301"/>
          <table:table-cell table:style-name="ce302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312" office:value-type="string" calcext:value-type="string">
            <text:p>Kingston Fury Beast 16GB DDR5 – 5200MHz</text:p>
          </table:table-cell>
          <table:table-cell table:style-name="ce274" office:value-type="float" office:value="789000" calcext:value-type="float">
            <text:p>789,000 </text:p>
          </table:table-cell>
          <table:table-cell/>
          <table:table-cell table:style-name="ce256" office:value-type="string" calcext:value-type="string">
            <text:p>Patriot Viper Steel RGB DDR4 8GB (1x8GB) 3200 Mhz - PVSR48G320C8</text:p>
          </table:table-cell>
          <table:table-cell table:style-name="ce220"/>
          <table:table-cell table:number-columns-repeated="15"/>
          <table:table-cell table:style-name="ce300"/>
          <table:table-cell table:style-name="ce301"/>
          <table:table-cell table:style-name="ce302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56" office:value-type="string" calcext:value-type="string">
            <text:p>onboard</text:p>
          </table:table-cell>
          <table:table-cell table:style-name="ce306"/>
          <table:table-cell/>
          <table:table-cell table:style-name="ce263" office:value-type="string" calcext:value-type="string">
            <text:p>Zotac GeForce RTX 3050 8 GB 128 Bit GDDR6 - Solo </text:p>
          </table:table-cell>
          <table:table-cell table:style-name="ce220"/>
          <table:table-cell table:number-columns-repeated="15"/>
          <table:table-cell table:style-name="ce300"/>
          <table:table-cell table:style-name="ce301"/>
          <table:table-cell table:style-name="ce302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6">
          <table:table-cell table:style-name="ce288" office:value-type="float" office:value="5" calcext:value-type="float">
            <text:p>5</text:p>
          </table:table-cell>
          <table:table-cell table:style-name="ce258" office:value-type="string" calcext:value-type="string">
            <text:p>Storage Nvme</text:p>
          </table:table-cell>
          <table:table-cell office:value-type="string" calcext:value-type="string">
            <text:p>old samsung nvme 980</text:p>
          </table:table-cell>
          <table:table-cell table:number-columns-repeated="2"/>
          <table:table-cell table:style-name="ce282"/>
          <table:table-cell table:style-name="ce274" office:value-type="float" office:value="3000000" calcext:value-type="float">
            <text:p>3,000,000 </text:p>
          </table:table-cell>
          <table:table-cell table:number-columns-repeated="15"/>
          <table:table-cell table:style-name="ce300"/>
          <table:table-cell table:style-name="ce310"/>
          <table:table-cell table:style-name="ce302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6" office:value-type="string" calcext:value-type="string">
            <text:p>FSP HV PRO 550W 85 Plus power supply</text:p>
          </table:table-cell>
          <table:table-cell table:style-name="ce306" office:value-type="float" office:value="695000" calcext:value-type="float">
            <text:p>695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4">
          <table:table-cell table:style-name="ce28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303" office:value-type="string" calcext:value-type="string">
            <text:p>SKYWORTH H27G30Q 27" IPS 1440p 2K QHD 180Hz 5ms HDMI 2.0 DP 1.4 Adaptive Sync HDR10</text:p>
          </table:table-cell>
          <table:table-cell table:style-name="ce308" office:value-type="float" office:value="2470000" calcext:value-type="float">
            <text:p>2,470,000 </text:p>
          </table:table-cell>
          <table:table-cell table:number-columns-repeated="2"/>
          <table:table-cell table:style-name="ce220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9" calcext:value-type="float">
            <text:p>9</text:p>
          </table:table-cell>
          <table:table-cell table:style-name="ce260" office:value-type="string" calcext:value-type="string">
            <text:p>Keyboard</text:p>
          </table:table-cell>
          <table:table-cell table:style-name="ce266" office:value-type="string" calcext:value-type="string">
            <text:p>old RK G68</text:p>
          </table:table-cell>
          <table:table-cell table:style-name="ce309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0" calcext:value-type="float">
            <text:p>10</text:p>
          </table:table-cell>
          <table:table-cell table:style-name="ce260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table:number-columns-repeated="3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50000" calcext:value-type="float">
            <text:p>15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ce282" table:number-columns-repeated="2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6" calcext:value-type="float">
            <text:p>16</text:p>
          </table:table-cell>
          <table:table-cell table:style-name="ce259" office:value-type="string" calcext:value-type="string">
            <text:p>Mini Dp Cable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7" calcext:value-type="float">
            <text:p>17</text:p>
          </table:table-cell>
          <table:table-cell table:style-name="ce259" office:value-type="string" calcext:value-type="string">
            <text:p>Speaker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8" calcext:value-type="float">
            <text:p>18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/>
          <table:table-cell table:style-name="ce259"/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304"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311" table:formula="of:=SUM([.D33:.D50])" office:value-type="float" office:value="10324000" calcext:value-type="float">
            <text:p>10,324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258" office:value-type="string" calcext:value-type="string">
            <text:p>No Monitor, Keyboard, mouse</text:p>
          </table:table-cell>
          <table:table-cell table:style-name="ce311" table:formula="of:=SUM([.D4:.D11])-[.D10]" office:value-type="float" office:value="10628000" calcext:value-type="float">
            <text:p>10,628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262" office:value-type="string" calcext:value-type="string">
            <text:p>Best Tower PC Build Low End 2024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307" office:value-type="string" calcext:value-type="string">
            <text:p>Price</text:p>
          </table:table-cell>
          <table:table-cell table:number-columns-repeated="16380"/>
        </table:table-row>
        <table:table-row table:style-name="ro2">
          <table:table-cell table:style-name="ce288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5" calcext:value-type="float">
            <text:p>5</text:p>
          </table:table-cell>
          <table:table-cell table:style-name="ce258" office:value-type="string" calcext:value-type="string">
            <text:p>Storage Nvme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9" calcext:value-type="float">
            <text:p>9</text:p>
          </table:table-cell>
          <table:table-cell table:style-name="ce260" office:value-type="string" calcext:value-type="string">
            <text:p>Keyboard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10" calcext:value-type="float">
            <text:p>10</text:p>
          </table:table-cell>
          <table:table-cell table:style-name="ce260" office:value-type="string" calcext:value-type="string">
            <text:p>Mouse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16" calcext:value-type="float">
            <text:p>16</text:p>
          </table:table-cell>
          <table:table-cell table:style-name="ce259" office:value-type="string" calcext:value-type="string">
            <text:p>Mini Dp Cable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17" calcext:value-type="float">
            <text:p>17</text:p>
          </table:table-cell>
          <table:table-cell table:style-name="ce259" office:value-type="string" calcext:value-type="string">
            <text:p>Speaker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18" calcext:value-type="float">
            <text:p>18</text:p>
          </table:table-cell>
          <table:table-cell table:style-name="ce259" office:value-type="string" calcext:value-type="string">
            <text:p>Third Storage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/>
          <table:table-cell table:style-name="ce259"/>
          <table:table-cell/>
          <table:table-cell table:style-name="ce310"/>
          <table:table-cell table:style-name="ce302"/>
          <table:table-cell table:number-columns-repeated="16379"/>
        </table:table-row>
        <table:table-row table:style-name="ro2">
          <table:table-cell table:style-name="ce289"/>
          <table:table-cell table:style-name="ce259"/>
          <table:table-cell table:style-name="ce304"/>
          <table:table-cell table:style-name="ce310"/>
          <table:table-cell table:style-name="ce302"/>
          <table:table-cell table:number-columns-repeated="16379"/>
        </table:table-row>
        <table:table-row table:style-name="ro2">
          <table:table-cell table:style-name="ce289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311" table:formula="of:=SUM([.X20:.X37])" office:value-type="float" office:value="7740702" calcext:value-type="float">
            <text:p>7,740,702 </text:p>
          </table:table-cell>
          <table:table-cell table:style-name="ce302"/>
          <table:table-cell table:number-columns-repeated="16379"/>
        </table:table-row>
        <table:table-row table:style-name="ro2">
          <table:table-cell table:style-name="ce289"/>
          <table:table-cell table:style-name="ce259"/>
          <table:table-cell table:style-name="ce258" office:value-type="string" calcext:value-type="string">
            <text:p>No Monitor, Keyboard, mouse</text:p>
          </table:table-cell>
          <table:table-cell table:style-name="ce311" table:formula="of:=SUM([.D33:.D40])-[.D39]" office:value-type="float" office:value="7704000" calcext:value-type="float">
            <text:p>7,704,000 </text:p>
          </table:table-cell>
          <table:table-cell table:style-name="ce302"/>
          <table:table-cell table:number-columns-repeated="16379"/>
        </table:table-row>
        <table:table-row table:style-name="ro2" table:number-rows-repeated="11">
          <table:table-cell/>
          <table:table-cell table:style-name="ce282" table:number-columns-repeated="3"/>
          <table:table-cell table:style-name="ce302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282" table:number-columns-repeated="2"/>
          <table:table-cell table:number-columns-repeated="16380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uperbudget" table:style-name="ta4">
        <table:table-column table:style-name="co12" table:default-cell-style-name="ce290"/>
        <table:table-column table:style-name="co21" table:default-cell-style-name="ce220"/>
        <table:table-column table:style-name="co22" table:default-cell-style-name="ce300"/>
        <table:table-column table:style-name="co23" table:default-cell-style-name="ce301"/>
        <table:table-column table:style-name="co5" table:default-cell-style-name="ce237"/>
        <table:table-column table:style-name="co20" table:default-cell-style-name="ce284"/>
        <table:table-column table:style-name="co5" table:default-cell-style-name="ce282"/>
        <table:table-column table:style-name="co5" table:number-columns-repeated="57" table:default-cell-style-name="ce220"/>
        <table:table-column table:style-name="co5" table:number-columns-repeated="16320" table:default-cell-style-name="ce282"/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Super Budget 2025</text:p>
          </table:table-cell>
          <table:table-cell table:style-name="ce306"/>
          <table:table-cell table:style-name="ce313"/>
          <table:table-cell table:style-name="ce283"/>
          <table:table-cell/>
          <table:table-cell table:style-name="ce281" table:number-columns-repeated="57"/>
          <table:table-cell table:number-columns-repeated="16320"/>
        </table:table-row>
        <table:table-row table:style-name="ro2">
          <table:table-cell table:style-name="ce251"/>
          <table:table-cell table:style-name="ce256" table:number-columns-repeated="2"/>
          <table:table-cell table:style-name="ce306"/>
          <table:table-cell table:style-name="ce313"/>
          <table:table-cell table:style-name="ce283"/>
          <table:table-cell table:style-name="ce220"/>
          <table:table-cell table:style-name="ce281"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30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20" office:value-type="string" calcext:value-type="string">
            <text:p>Link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6" office:value-type="string" calcext:value-type="string">
            <text:p>GIGABYTE A520M S2H AM4</text:p>
          </table:table-cell>
          <table:table-cell table:style-name="ce308" office:value-type="float" office:value="1016000" calcext:value-type="float">
            <text:p>1,016,000 </text:p>
          </table:table-cell>
          <table:table-cell/>
          <table:table-cell table:style-name="ce282"/>
          <table:table-cell table:style-name="ce284" office:value-type="string" calcext:value-type="string">
            <text:p>https://www.tokopedia.com/point99/motherboard-gigabyte-a520m-s2h-am4-a520m-k-v2-62939?extParam=ivf%3Dfalse%26keyword%3Dgigabyte+a520m+s2h%26search_id%3D20250212121653756018EF4A3D6B12AQNS%26src%3Dsearch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6" office:value-type="string" calcext:value-type="string">
            <text:p>AMD AM4 Ryzen 5 4600G Box</text:p>
          </table:table-cell>
          <table:table-cell table:style-name="ce306" office:value-type="float" office:value="1518000" calcext:value-type="float">
            <text:p>1,518,000 </text:p>
          </table:table-cell>
          <table:table-cell table:style-name="ce273" office:value-type="float" office:value="1449000" calcext:value-type="float">
            <text:p>1,449,000</text:p>
          </table:table-cell>
          <table:table-cell table:style-name="ce282"/>
          <table:table-cell table:style-name="ce284" office:value-type="string" calcext:value-type="string">
            <text:p>https://www.tokopedia.com/point99/amd-processor-ryzen-5-4600g-box-with-cooler?extParam=ivf%3Dfalse%26keyword%3Dryzen+4600g%26search_id%3D20250212112438407484010B6D103D84Y6%26src%3Dsearch&amp;refined=true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312" office:value-type="string" calcext:value-type="string">
            <text:p>KINGSTON HYPER X FURY DDR4 16GB</text:p>
          </table:table-cell>
          <table:table-cell table:style-name="ce274" office:value-type="float" office:value="315000" calcext:value-type="float">
            <text:p>315,000 </text:p>
          </table:table-cell>
          <table:table-cell/>
          <table:table-cell table:style-name="ce282"/>
          <table:table-cell table:style-name="ce284" office:value-type="string" calcext:value-type="string">
            <text:p>https://www.tokopedia.com/mandiriserviceteknologi/ram-pc-kingston-hyper-x-fury-ddr4-16gb-1x16gb-2666mhz-white?extParam=ivf%3Dfalse%26keyword%3Dkingston+hyper+x+fury+ddr4+16gb%26search_id%3D20250212111213756018EF4A3D6B216600%26src%3Dsearch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56" office:value-type="string" calcext:value-type="string">
            <text:p>Integrated Radeon Vega 7 </text:p>
          </table:table-cell>
          <table:table-cell table:style-name="ce306" office:value-type="float" office:value="0" calcext:value-type="float">
            <text:p>0 </text:p>
          </table:table-cell>
          <table:table-cell/>
          <table:table-cell table:style-name="ce282"/>
          <table:table-cell table:style-name="ce285"/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5" calcext:value-type="float">
            <text:p>5</text:p>
          </table:table-cell>
          <table:table-cell table:style-name="ce258" office:value-type="string" calcext:value-type="string">
            <text:p>Storage Nvme</text:p>
          </table:table-cell>
          <table:table-cell office:value-type="string" calcext:value-type="string">
            <text:p>Team MP33 SSD NVMe M.2 / M2 256 GB</text:p>
          </table:table-cell>
          <table:table-cell office:value-type="float" office:value="261000" calcext:value-type="float">
            <text:p>261,000 </text:p>
          </table:table-cell>
          <table:table-cell/>
          <table:table-cell table:style-name="ce282"/>
          <table:table-cell table:style-name="ce284" office:value-type="string" calcext:value-type="string">
            <text:p>https://www.tokopedia.com/persadacomputer/team-mp33-ssd-nvme-m-2-m2-256-gb-nvme-256gb?extParam=ivf%3Dfalse%26keyword%3Dteam+mp33%26search_id%3D20250212121925AAA4997D71D885041BHB%26src%3Dsearch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6" office:value-type="string" calcext:value-type="string">
            <text:p>Aerocool LUX 550W PSU Powersupply 80+ BRONZE</text:p>
          </table:table-cell>
          <table:table-cell table:style-name="ce306" office:value-type="float" office:value="495000" calcext:value-type="float">
            <text:p>495,000 </text:p>
          </table:table-cell>
          <table:table-cell/>
          <table:table-cell office:value-type="string" calcext:value-type="string">
            <text:p><text:s/></text:p>
          </table:table-cell>
          <table:table-cell table:style-name="ce284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303" office:value-type="string" calcext:value-type="string">
            <text:p>MSI LED PRO MP223</text:p>
          </table:table-cell>
          <table:table-cell table:style-name="ce308" office:value-type="float" office:value="970000" calcext:value-type="float">
            <text:p>970,000 </text:p>
          </table:table-cell>
          <table:table-cell office:value-type="float" office:value="1000000" calcext:value-type="float">
            <text:p>1,000,000</text:p>
          </table:table-cell>
          <table:table-cell table:style-name="ce323" office:value-type="string" calcext:value-type="string">
            <text:p>Xiaomi Monitor A22i | Bezel Tipis FHD 75Hz </text:p>
          </table:table-cell>
          <table:table-cell table:style-name="ce220" office:value-type="string" calcext:value-type="string">
            <text:p>https://www.tokopedia.com/dynamiccomputero/led-xiaomi-g24i-24-inch-ips-165-hz-full-hd-1ms-gaming-monitor?extParam=fcity%3D165%26ivf%3Dfalse%26keyword%3Dmonitor+xiaomi+g24i%26search_id%3D2025021204530379F4B537D47A11025K56%26src%3Dsearch&amp;refined=true</text:p>
          </table:table-cell>
          <table:table-cell/>
          <table:table-cell table:style-name="ce282"/>
          <table:table-cell table:number-columns-repeated="55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office:value-type="string" calcext:value-type="string">
            <text:p>Infinity Noir m-atx Free 3Fan RGB Tempered Glass</text:p>
          </table:table-cell>
          <table:table-cell office:value-type="float" office:value="320000" calcext:value-type="float">
            <text:p>320,000 </text:p>
          </table:table-cell>
          <table:table-cell/>
          <table:table-cell table:style-name="ce282"/>
          <table:table-cell table:style-name="ce314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9" calcext:value-type="float">
            <text:p>9</text:p>
          </table:table-cell>
          <table:table-cell table:style-name="ce260" office:value-type="string" calcext:value-type="string">
            <text:p>Keyboard</text:p>
          </table:table-cell>
          <table:table-cell table:style-name="ce266" office:value-type="string" calcext:value-type="string">
            <text:p>Logitech K120 USB</text:p>
          </table:table-cell>
          <table:table-cell table:style-name="ce309" office:value-type="float" office:value="105800" calcext:value-type="float">
            <text:p>105,8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0" calcext:value-type="float">
            <text:p>10</text:p>
          </table:table-cell>
          <table:table-cell table:style-name="ce260" office:value-type="string" calcext:value-type="string">
            <text:p>Mouse</text:p>
          </table:table-cell>
          <table:table-cell office:value-type="string" calcext:value-type="string">
            <text:p>HP M160 Wired Gaming Optical Mouse</text:p>
          </table:table-cell>
          <table:table-cell office:value-type="float" office:value="61000" calcext:value-type="float">
            <text:p>61,000 </text:p>
          </table:table-cell>
          <table:table-cell/>
          <table:table-cell table:style-name="ce282"/>
          <table:table-cell table:style-name="ce220" office:value-type="string" calcext:value-type="string">
            <text:p>https://www.tokopedia.com/enterkomputer/hp-m160-wired-gaming-optical-mouse?extParam=ivf%3Dfalse</text:p>
          </table:table-cell>
          <table:table-cell table:number-columns-repeated="4"/>
          <table:table-cell table:style-name="ce282" table:number-columns-repeated="2"/>
          <table:table-cell table:style-name="ce285"/>
          <table:table-cell table:number-columns-repeated="50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office:value-type="string" calcext:value-type="string">
            <text:p>ROBOT - RP05 Mousepad Anti Slip Gaming Polos Hitam </text:p>
          </table:table-cell>
          <table:table-cell office:value-type="float" office:value="8500" calcext:value-type="float">
            <text:p>8,500 </text:p>
          </table:table-cell>
          <table:table-cell table:number-columns-repeated="2"/>
          <table:table-cell table:style-name="ce220"/>
          <table:table-cell table:number-columns-repeated="4"/>
          <table:table-cell table:style-name="ce282" table:number-columns-repeated="2"/>
          <table:table-cell table:number-columns-repeated="51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 office:value-type="string" calcext:value-type="string">
            <text:p>Windows 11Professional Licence Key</text:p>
          </table:table-cell>
          <table:table-cell office:value-type="float" office:value="25000" calcext:value-type="float">
            <text:p>25,000 </text:p>
          </table:table-cell>
          <table:table-cell table:number-columns-repeated="2"/>
          <table:table-cell table:style-name="ce220" office:value-type="string" calcext:value-type="string">
            <text:p>https://www.tokopedia.com/first-1/windows-11-pro-original-license-key-lisensi-saja-526fc?extParam=ivf%3Dfalse%26keyword%3Dwindows+11+pro+license+key%26search_id%3D20250212125203756018EF4A3D6B0D4YKD%26src%3Dsearch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Default" table:number-columns-repeated="2"/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/>
          <table:table-cell table:style-name="ce259"/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311" table:formula="of:=SUM([.D4:.D16])" office:value-type="float" office:value="5095300" calcext:value-type="float">
            <text:p>5,095,3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/>
          <table:table-cell table:style-name="ce259"/>
          <table:table-cell table:style-name="ce258" office:value-type="string" calcext:value-type="string">
            <text:p>No Monitor, Keyboard, mouse, no VGA</text:p>
          </table:table-cell>
          <table:table-cell table:style-name="ce311" table:formula="of:=SUM([.D4:.D16])-[superbudget.D66]-[superbudget.D68]-[superbudget.D69]-[superbudget.D63]" office:value-type="float" office:value="5095300" calcext:value-type="float">
            <text:p>5,095,3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/>
          <table:table-cell table:style-name="ce259"/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 table:number-rows-repeated="2">
          <table:table-cell table:style-name="ce288"/>
          <table:table-cell table:style-name="ce259"/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304"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 table:number-rows-repeated="2">
          <table:table-cell table:style-name="ce289"/>
          <table:table-cell table:style-name="ce259"/>
          <table:table-cell table:style-name="Default" table:number-columns-repeated="2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260"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/>
          <table:table-cell table:style-name="ce291"/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/>
          <table:table-cell table:style-name="ce258"/>
          <table:table-cell table:style-name="ce260"/>
          <table:table-cell table:style-name="ce308"/>
          <table:table-cell table:number-columns-repeated="3"/>
          <table:table-cell table:style-name="ce282" table:number-columns-repeated="57"/>
          <table:table-cell table:number-columns-repeated="16320"/>
        </table:table-row>
        <table:table-row table:style-name="ro2">
          <table:table-cell table:style-name="ce288"/>
          <table:table-cell table:style-name="ce261"/>
          <table:table-cell table:style-name="ce305"/>
          <table:table-cell table:style-name="ce310"/>
          <table:table-cell table:number-columns-repeated="16380"/>
        </table:table-row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Low End 2025</text:p>
          </table:table-cell>
          <table:table-cell table:style-name="ce306"/>
          <table:table-cell table:style-name="ce313"/>
          <table:table-cell table:style-name="ce283"/>
          <table:table-cell/>
          <table:table-cell table:style-name="ce281" table:number-columns-repeated="57"/>
          <table:table-cell table:number-columns-repeated="16320"/>
        </table:table-row>
        <table:table-row table:style-name="ro2">
          <table:table-cell table:style-name="ce251"/>
          <table:table-cell table:style-name="ce256" table:number-columns-repeated="2"/>
          <table:table-cell table:style-name="ce306"/>
          <table:table-cell table:style-name="ce313"/>
          <table:table-cell table:style-name="ce283"/>
          <table:table-cell table:style-name="ce220"/>
          <table:table-cell table:style-name="ce281"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30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20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318"/>
          <table:table-cell table:style-name="ce306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318"/>
          <table:table-cell table:style-name="ce306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319"/>
          <table:table-cell table:style-name="ce274"/>
          <table:table-cell/>
          <table:table-cell table:style-name="ce256" office:value-type="string" calcext:value-type="string">
            <text:p>Patriot Viper Steel RGB DDR4 8GB (1x8GB) 3200 Mhz - PVSR48G320C8</text:p>
          </table:table-cell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318"/>
          <table:table-cell table:style-name="ce306"/>
          <table:table-cell/>
          <table:table-cell table:style-name="ce263" office:value-type="string" calcext:value-type="string">
            <text:p>Zotac GeForce RTX 3050 8 GB 128 Bit GDDR6 - Solo </text:p>
          </table:table-cell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6">
          <table:table-cell table:style-name="ce288" office:value-type="float" office:value="5" calcext:value-type="float">
            <text:p>5</text:p>
          </table:table-cell>
          <table:table-cell table:style-name="ce258" office:value-type="string" calcext:value-type="string">
            <text:p>Storage Nvme</text:p>
          </table:table-cell>
          <table:table-cell table:style-name="ce315"/>
          <table:table-cell table:number-columns-repeated="2"/>
          <table:table-cell table:style-name="ce282"/>
          <table:table-cell table:style-name="ce274" office:value-type="float" office:value="3000000" calcext:value-type="float">
            <text:p>3,000,000 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318"/>
          <table:table-cell table:style-name="ce306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320"/>
          <table:table-cell table:style-name="ce308"/>
          <table:table-cell table:number-columns-repeated="2"/>
          <table:table-cell table:style-name="ce220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table:style-name="ce315"/>
          <table:table-cell table:number-columns-repeated="3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9" calcext:value-type="float">
            <text:p>9</text:p>
          </table:table-cell>
          <table:table-cell table:style-name="ce260" office:value-type="string" calcext:value-type="string">
            <text:p>Keyboard</text:p>
          </table:table-cell>
          <table:table-cell table:style-name="ce321"/>
          <table:table-cell table:style-name="ce309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0" calcext:value-type="float">
            <text:p>10</text:p>
          </table:table-cell>
          <table:table-cell table:style-name="ce260" office:value-type="string" calcext:value-type="string">
            <text:p>Mouse</text:p>
          </table:table-cell>
          <table:table-cell table:style-name="ce315"/>
          <table:table-cell table:number-columns-repeated="3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style-name="ce315"/>
          <table:table-cell table:number-columns-repeated="3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ce322" table:number-columns-repeated="2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 table:style-name="ce315"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6" calcext:value-type="float">
            <text:p>16</text:p>
          </table:table-cell>
          <table:table-cell table:style-name="ce259" office:value-type="string" calcext:value-type="string">
            <text:p>Mini Dp Cable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7" calcext:value-type="float">
            <text:p>17</text:p>
          </table:table-cell>
          <table:table-cell table:style-name="ce259" office:value-type="string" calcext:value-type="string">
            <text:p>Speaker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8" calcext:value-type="float">
            <text:p>18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/>
          <table:table-cell table:style-name="ce259"/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304"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311" table:formula="of:=SUM([.D33:.D50])" office:value-type="float" office:value="0" calcext:value-type="float">
            <text:p>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258" office:value-type="string" calcext:value-type="string">
            <text:p>No Monitor, Keyboard, mouse</text:p>
          </table:table-cell>
          <table:table-cell table:style-name="ce311" table:formula="of:=SUM([.D4:.D11])-[.D10]" office:value-type="float" office:value="3925000" calcext:value-type="float">
            <text:p>3,925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262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252"/>
          <table:table-cell table:style-name="ce257" table:number-columns-repeated="2"/>
          <table:table-cell table:style-name="ce307"/>
          <table:table-cell table:number-columns-repeated="16380"/>
        </table:table-row>
        <table:table-row table:style-name="ro2">
          <table:table-cell table:style-name="ce288"/>
          <table:table-cell table:style-name="ce258"/>
          <table:table-cell table:style-name="ce256"/>
          <table:table-cell table:style-name="ce308"/>
          <table:table-cell table:number-columns-repeated="16380"/>
        </table:table-row>
        <table:table-row table:style-name="ro2">
          <table:table-cell table:style-name="ce288"/>
          <table:table-cell table:style-name="ce258"/>
          <table:table-cell table:style-name="ce256"/>
          <table:table-cell table:style-name="ce306"/>
          <table:table-cell table:number-columns-repeated="16380"/>
        </table:table-row>
        <table:table-row table:style-name="ro2">
          <table:table-cell table:style-name="ce288"/>
          <table:table-cell table:style-name="ce253"/>
          <table:table-cell table:style-name="ce312"/>
          <table:table-cell table:style-name="ce274"/>
          <table:table-cell table:number-columns-repeated="16380"/>
        </table:table-row>
        <table:table-row table:style-name="ro2">
          <table:table-cell table:style-name="ce288"/>
          <table:table-cell table:style-name="ce253"/>
          <table:table-cell table:style-name="ce263"/>
          <table:table-cell table:style-name="ce274"/>
          <table:table-cell table:number-columns-repeated="16380"/>
        </table:table-row>
        <table:table-row table:style-name="ro2">
          <table:table-cell table:style-name="ce288"/>
          <table:table-cell table:style-name="ce258"/>
          <table:table-cell table:number-columns-repeated="3"/>
          <table:table-cell table:style-name="ce282"/>
          <table:table-cell table:number-columns-repeated="16378"/>
        </table:table-row>
        <table:table-row table:style-name="ro2">
          <table:table-cell table:style-name="ce288"/>
          <table:table-cell table:style-name="ce258"/>
          <table:table-cell table:number-columns-repeated="16382"/>
        </table:table-row>
        <table:table-row table:style-name="ro2">
          <table:table-cell table:style-name="ce288"/>
          <table:table-cell/>
          <table:table-cell table:style-name="ce303"/>
          <table:table-cell table:style-name="ce308"/>
          <table:table-cell table:number-columns-repeated="16380"/>
        </table:table-row>
        <table:table-row table:style-name="ro2">
          <table:table-cell table:style-name="ce288"/>
          <table:table-cell table:style-name="ce260"/>
          <table:table-cell table:style-name="ce220"/>
          <table:table-cell table:style-name="ce316"/>
          <table:table-cell table:number-columns-repeated="16380"/>
        </table:table-row>
        <table:table-row table:style-name="ro2">
          <table:table-cell table:style-name="ce288"/>
          <table:table-cell table:style-name="ce260"/>
          <table:table-cell table:style-name="ce266"/>
          <table:table-cell table:style-name="ce309"/>
          <table:table-cell table:style-name="ce271"/>
          <table:table-cell table:number-columns-repeated="16379"/>
        </table:table-row>
        <table:table-row table:style-name="ro2">
          <table:table-cell table:style-name="ce288"/>
          <table:table-cell table:style-name="ce260"/>
          <table:table-cell/>
          <table:table-cell table:style-name="ce317"/>
          <table:table-cell table:style-name="ce271"/>
          <table:table-cell table:number-columns-repeated="16379"/>
        </table:table-row>
        <table:table-row table:style-name="ro2">
          <table:table-cell table:style-name="ce288"/>
          <table:table-cell table:style-name="ce259"/>
          <table:table-cell table:style-name="ce282" table:number-columns-repeated="2"/>
          <table:table-cell table:style-name="ce302"/>
          <table:table-cell table:number-columns-repeated="16379"/>
        </table:table-row>
        <table:table-row table:style-name="ro2">
          <table:table-cell table:style-name="ce288"/>
          <table:table-cell table:style-name="ce259"/>
          <table:table-cell table:style-name="ce315"/>
          <table:table-cell/>
          <table:table-cell table:style-name="ce302"/>
          <table:table-cell table:number-columns-repeated="16379"/>
        </table:table-row>
        <table:table-row table:style-name="ro2">
          <table:table-cell table:style-name="ce288"/>
          <table:table-cell table:style-name="ce259"/>
          <table:table-cell/>
          <table:table-cell table:style-name="ce310"/>
          <table:table-cell table:style-name="ce302"/>
          <table:table-cell table:number-columns-repeated="16379"/>
        </table:table-row>
        <table:table-row table:style-name="ro2" table:number-rows-repeated="4">
          <table:table-cell table:style-name="ce288"/>
          <table:table-cell table:style-name="ce259"/>
          <table:table-cell table:number-columns-repeated="2"/>
          <table:table-cell table:style-name="ce302"/>
          <table:table-cell table:number-columns-repeated="16379"/>
        </table:table-row>
        <table:table-row table:style-name="ro2" table:number-rows-repeated="2">
          <table:table-cell table:style-name="ce288"/>
          <table:table-cell table:style-name="ce259"/>
          <table:table-cell/>
          <table:table-cell table:style-name="ce310"/>
          <table:table-cell table:style-name="ce302"/>
          <table:table-cell table:number-columns-repeated="16379"/>
        </table:table-row>
        <table:table-row table:style-name="ro2">
          <table:table-cell table:style-name="ce289"/>
          <table:table-cell table:style-name="ce259"/>
          <table:table-cell table:style-name="ce304"/>
          <table:table-cell table:style-name="ce310"/>
          <table:table-cell table:style-name="ce302"/>
          <table:table-cell table:number-columns-repeated="16379"/>
        </table:table-row>
        <table:table-row table:style-name="ro2">
          <table:table-cell table:style-name="ce289"/>
          <table:table-cell table:style-name="ce259"/>
          <table:table-cell table:style-name="ce269"/>
          <table:table-cell table:style-name="ce311"/>
          <table:table-cell table:style-name="ce302"/>
          <table:table-cell table:number-columns-repeated="16379"/>
        </table:table-row>
        <table:table-row table:style-name="ro2">
          <table:table-cell table:style-name="ce289"/>
          <table:table-cell table:style-name="ce259"/>
          <table:table-cell table:style-name="ce258"/>
          <table:table-cell table:style-name="ce311"/>
          <table:table-cell table:style-name="ce302"/>
          <table:table-cell table:number-columns-repeated="16379"/>
        </table:table-row>
        <table:table-row table:style-name="ro2" table:number-rows-repeated="11">
          <table:table-cell/>
          <table:table-cell table:style-name="ce282" table:number-columns-repeated="3"/>
          <table:table-cell table:style-name="ce302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282" table:number-columns-repeated="2"/>
          <table:table-cell table:number-columns-repeated="16380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estetic" table:style-name="ta2">
        <table:table-column table:style-name="co1" table:default-cell-style-name="ce255"/>
        <table:table-column table:style-name="co24" table:default-cell-style-name="ce220"/>
        <table:table-column table:style-name="co25" table:default-cell-style-name="ce220"/>
        <table:table-column table:style-name="co26" table:default-cell-style-name="ce237"/>
        <table:table-column table:style-name="co5" table:default-cell-style-name="ce220"/>
        <table:table-column table:style-name="co11" table:default-cell-style-name="ce284"/>
        <table:table-column table:style-name="co5" table:default-cell-style-name="ce282"/>
        <table:table-column table:style-name="co5" table:default-cell-style-name="ce220"/>
        <table:table-column table:style-name="co7" table:default-cell-style-name="ce220"/>
        <table:table-column table:style-name="co5" table:number-columns-repeated="55" table:default-cell-style-name="ce220"/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Great OEM 2020</text:p>
          </table:table-cell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1"/>
          <table:table-cell table:style-name="ce256" table:number-columns-repeated="2"/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27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253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8" office:value-type="string" calcext:value-type="string">
            <text:p>ITX</text:p>
          </table:table-cell>
          <table:table-cell table:style-name="ce273"/>
          <table:table-cell table:number-columns-repeated="60"/>
        </table:table-row>
        <table:table-row table:style-name="ro2">
          <table:table-cell table:style-name="ce253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AMD Ryzen 7 5800X </text:p>
          </table:table-cell>
          <table:table-cell table:style-name="ce273"/>
          <table:table-cell table:number-columns-repeated="4"/>
          <table:table-cell table:style-name="ce287"/>
          <table:table-cell table:number-columns-repeated="55"/>
        </table:table-row>
        <table:table-row table:style-name="ro2">
          <table:table-cell table:style-name="ce253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32GB</text:p>
          </table:table-cell>
          <table:table-cell table:style-name="ce325"/>
          <table:table-cell table:number-columns-repeated="60"/>
        </table:table-row>
        <table:table-row table:style-name="ro2">
          <table:table-cell table:style-name="ce253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63" office:value-type="string" calcext:value-type="string">
            <text:p>ITX </text:p>
          </table:table-cell>
          <table:table-cell table:style-name="ce325"/>
          <table:table-cell/>
          <table:table-cell table:style-name="ce285"/>
          <table:table-cell table:number-columns-repeated="58"/>
        </table:table-row>
        <table:table-row table:style-name="ro2">
          <table:table-cell table:style-name="ce253" office:value-type="float" office:value="5" calcext:value-type="float">
            <text:p>5</text:p>
          </table:table-cell>
          <table:table-cell table:style-name="ce258" office:value-type="string" calcext:value-type="string">
            <text:p>Nvme</text:p>
          </table:table-cell>
          <table:table-cell table:style-name="ce266" office:value-type="string" calcext:value-type="string">
            <text:p>Samsung 980 pro</text:p>
          </table:table-cell>
          <table:table-cell table:style-name="ce275"/>
          <table:table-cell table:number-columns-repeated="60"/>
        </table:table-row>
        <table:table-row table:style-name="ro2">
          <table:table-cell table:style-name="ce253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8" office:value-type="string" calcext:value-type="string">
            <text:p>ITX</text:p>
          </table:table-cell>
          <table:table-cell table:style-name="ce275"/>
          <table:table-cell table:number-columns-repeated="60"/>
        </table:table-row>
        <table:table-row table:style-name="ro2">
          <table:table-cell table:style-name="ce25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99"/>
          <table:table-cell table:style-name="ce273"/>
          <table:table-cell table:style-name="ce282"/>
          <table:table-cell table:style-name="ce286"/>
          <table:table-cell table:number-columns-repeated="58"/>
        </table:table-row>
        <table:table-row table:style-name="ro2">
          <table:table-cell table:style-name="ce253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table:style-name="ce266" office:value-type="string" calcext:value-type="string">
            <text:p>Slim</text:p>
          </table:table-cell>
          <table:table-cell table:style-name="ce275"/>
          <table:table-cell table:number-columns-repeated="60"/>
        </table:table-row>
        <table:table-row table:style-name="ro4">
          <table:table-cell table:style-name="ce253" office:value-type="float" office:value="9" calcext:value-type="float">
            <text:p>9</text:p>
          </table:table-cell>
          <table:table-cell table:style-name="ce260" office:value-type="string" calcext:value-type="string">
            <text:p><text:span text:style-name="T3">Keyboard &amp; Mouse</text:span></text:p>
          </table:table-cell>
          <table:table-cell table:style-name="ce266"/>
          <table:table-cell table:style-name="ce275"/>
          <table:table-cell table:number-columns-repeated="60"/>
        </table:table-row>
        <table:table-row table:style-name="ro2">
          <table:table-cell table:style-name="ce253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style-name="ce324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ce259"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style-name="ce268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6" calcext:value-type="float">
            <text:p>16</text:p>
          </table:table-cell>
          <table:table-cell table:style-name="ce259" office:value-type="string" calcext:value-type="string">
            <text:p>Speaker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7" calcext:value-type="float">
            <text:p>17</text:p>
          </table:table-cell>
          <table:table-cell table:style-name="ce259" office:value-type="string" calcext:value-type="string">
            <text:p>Third Storage</text:p>
          </table:table-cell>
          <table:table-cell table:style-name="ce217"/>
          <table:table-cell table:style-name="ce278"/>
          <table:table-cell table:number-columns-repeated="60"/>
        </table:table-row>
        <table:table-row table:style-name="ro2">
          <table:table-cell table:style-name="ce253" office:value-type="float" office:value="18" calcext:value-type="float">
            <text:p>18</text:p>
          </table:table-cell>
          <table:table-cell table:style-name="ce259" office:value-type="string" calcext:value-type="string">
            <text:p>Graphic Card</text:p>
          </table:table-cell>
          <table:table-cell table:number-columns-repeated="62"/>
        </table:table-row>
        <table:table-row table:style-name="ro2">
          <table:table-cell table:style-name="ce254"/>
          <table:table-cell table:style-name="ce259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279" table:formula="of:=SUM([.D4:.D21])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/>
          <table:table-cell table:style-name="ce279"/>
          <table:table-cell table:number-columns-repeated="60"/>
        </table:table-row>
        <table:table-row table:style-name="ro2">
          <table:table-cell table:style-name="ce254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259"/>
          <table:table-cell table:style-name="Default" table:number-columns-repeated="2"/>
          <table:table-cell table:number-columns-repeated="4"/>
          <table:table-cell table:style-name="ce287"/>
          <table:table-cell table:number-columns-repeated="55"/>
        </table:table-row>
        <table:table-row table:style-name="ro2">
          <table:table-cell table:style-name="ce253"/>
          <table:table-cell table:style-name="ce258"/>
          <table:table-cell table:style-name="ce260"/>
          <table:table-cell table:style-name="ce273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253"/>
          <table:table-cell table:style-name="ce261"/>
          <table:table-cell table:style-name="ce270"/>
          <table:table-cell table:style-name="ce276"/>
          <table:table-cell table:number-columns-repeated="60"/>
        </table:table-row>
        <table:table-row table:style-name="ro2">
          <table:table-cell table:style-name="ce253"/>
          <table:table-cell table:number-columns-repeated="63"/>
        </table:table-row>
        <table:table-row table:style-name="ro2">
          <table:table-cell table:style-name="ce253"/>
          <table:table-cell table:number-columns-repeated="2"/>
          <table:table-cell table:style-name="ce280"/>
          <table:table-cell table:number-columns-repeated="60"/>
        </table:table-row>
        <table:table-row table:style-name="ro2">
          <table:table-cell table:style-name="ce253"/>
          <table:table-cell table:style-name="ce259"/>
          <table:table-cell table:style-name="ce261"/>
          <table:table-cell table:style-name="ce276"/>
          <table:table-cell table:number-columns-repeated="60"/>
        </table:table-row>
        <table:table-row table:style-name="ro2">
          <table:table-cell table:style-name="ce253"/>
          <table:table-cell table:number-columns-repeated="63"/>
        </table:table-row>
        <table:table-row table:style-name="ro2" table:number-rows-repeated="4">
          <table:table-cell table:style-name="ce253"/>
          <table:table-cell table:style-name="Default" table:number-columns-repeated="2"/>
          <table:table-cell table:number-columns-repeated="61"/>
        </table:table-row>
        <table:table-row table:style-name="ro2" table:number-rows-repeated="6">
          <table:table-cell/>
          <table:table-cell table:style-name="Default" table:number-columns-repeated="2"/>
          <table:table-cell table:number-columns-repeated="61"/>
        </table:table-row>
        <table:table-row table:style-name="ro2" table:number-rows-repeated="104853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heapest" table:style-name="ta2">
        <table:table-column table:style-name="co12" table:default-cell-style-name="ce255"/>
        <table:table-column table:style-name="co13" table:default-cell-style-name="ce220"/>
        <table:table-column table:style-name="co27" table:default-cell-style-name="ce220"/>
        <table:table-column table:style-name="co28" table:default-cell-style-name="ce237"/>
        <table:table-column table:style-name="co5" table:default-cell-style-name="ce220"/>
        <table:table-column table:style-name="co11" table:default-cell-style-name="ce284"/>
        <table:table-column table:style-name="co5" table:default-cell-style-name="ce282"/>
        <table:table-column table:style-name="co5" table:number-columns-repeated="57" table:default-cell-style-name="ce220"/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Ideal Value Micro 2019</text:p>
          </table:table-cell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1"/>
          <table:table-cell table:style-name="ce256" table:number-columns-repeated="2"/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27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53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8" office:value-type="string" calcext:value-type="string">
            <text:p>ASRock B450M-HDV</text:p>
          </table:table-cell>
          <table:table-cell table:style-name="ce273" office:value-type="float" office:value="890000" calcext:value-type="float">
            <text:p>890,000</text:p>
          </table:table-cell>
          <table:table-cell table:number-columns-repeated="60"/>
        </table:table-row>
        <table:table-row table:style-name="ro2">
          <table:table-cell table:style-name="ce253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AMD Ryzen 5 5600G</text:p>
          </table:table-cell>
          <table:table-cell table:style-name="ce273" office:value-type="float" office:value="1880000" calcext:value-type="float">
            <text:p>1,880,000</text:p>
          </table:table-cell>
          <table:table-cell table:number-columns-repeated="60"/>
        </table:table-row>
        <table:table-row table:style-name="ro2">
          <table:table-cell table:style-name="ce253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DDR4 8GB</text:p>
          </table:table-cell>
          <table:table-cell table:style-name="ce325" office:value-type="float" office:value="800000" calcext:value-type="float">
            <text:p>800,000</text:p>
          </table:table-cell>
          <table:table-cell table:number-columns-repeated="60"/>
        </table:table-row>
        <table:table-row table:style-name="ro2">
          <table:table-cell table:style-name="ce253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63"/>
          <table:table-cell table:style-name="ce325"/>
          <table:table-cell/>
          <table:table-cell table:style-name="ce285"/>
          <table:table-cell table:number-columns-repeated="58"/>
        </table:table-row>
        <table:table-row table:style-name="ro2">
          <table:table-cell table:style-name="ce253" office:value-type="float" office:value="5" calcext:value-type="float">
            <text:p>5</text:p>
          </table:table-cell>
          <table:table-cell table:style-name="ce258" office:value-type="string" calcext:value-type="string">
            <text:p>Storage SSD</text:p>
          </table:table-cell>
          <table:table-cell table:style-name="ce266"/>
          <table:table-cell table:style-name="ce275"/>
          <table:table-cell table:number-columns-repeated="60"/>
        </table:table-row>
        <table:table-row table:style-name="ro2">
          <table:table-cell table:style-name="ce253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8" office:value-type="string" calcext:value-type="string">
            <text:p>300W PSU</text:p>
          </table:table-cell>
          <table:table-cell table:style-name="ce273"/>
          <table:table-cell table:number-columns-repeated="60"/>
        </table:table-row>
        <table:table-row table:style-name="ro2">
          <table:table-cell table:style-name="ce25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99"/>
          <table:table-cell table:style-name="ce273"/>
          <table:table-cell table:style-name="ce282"/>
          <table:table-cell table:style-name="ce286"/>
          <table:table-cell table:number-columns-repeated="58"/>
        </table:table-row>
        <table:table-row table:style-name="ro2">
          <table:table-cell table:style-name="ce253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table:style-name="ce266" office:value-type="string" calcext:value-type="string">
            <text:p>Enlight EN-120 + 300W PSU - Micro ATX Case</text:p>
          </table:table-cell>
          <table:table-cell table:style-name="ce275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53" office:value-type="float" office:value="9" calcext:value-type="float">
            <text:p>9</text:p>
          </table:table-cell>
          <table:table-cell table:style-name="ce260" office:value-type="string" calcext:value-type="string">
            <text:p><text:span text:style-name="T3">Keyboard &amp; Mouse</text:span></text:p>
          </table:table-cell>
          <table:table-cell table:style-name="ce266" office:value-type="string" calcext:value-type="string">
            <text:p>Logitech MK215 Wireless Combo Keyboard Mouse</text:p>
          </table:table-cell>
          <table:table-cell table:style-name="ce275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53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style-name="ce324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ce259"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style-name="ce268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6" calcext:value-type="float">
            <text:p>16</text:p>
          </table:table-cell>
          <table:table-cell table:style-name="ce259" office:value-type="string" calcext:value-type="string">
            <text:p>Speaker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7" calcext:value-type="float">
            <text:p>17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/>
          <table:table-cell table:style-name="ce259"/>
          <table:table-cell/>
          <table:table-cell table:style-name="ce276"/>
          <table:table-cell table:number-columns-repeated="60"/>
        </table:table-row>
        <table:table-row table:style-name="ro2">
          <table:table-cell table:style-name="ce254"/>
          <table:table-cell table:style-name="ce259" table:number-columns-repeated="2"/>
          <table:table-cell table:style-name="ce276"/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279" table:formula="of:=SUM([.D4:.D21])" office:value-type="float" office:value="4250000" calcext:value-type="float">
            <text:p>4,250,000</text:p>
          </table:table-cell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/>
          <table:table-cell table:style-name="ce279"/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1"/>
          <table:table-cell table:style-name="ce276"/>
          <table:table-cell table:number-columns-repeated="60"/>
        </table:table-row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Ideal Value Micro 2019</text:p>
          </table:table-cell>
          <table:table-cell table:style-name="ce271"/>
          <table:table-cell table:number-columns-repeated="60"/>
        </table:table-row>
        <table:table-row table:style-name="ro2">
          <table:table-cell table:style-name="ce251"/>
          <table:table-cell table:style-name="ce256" table:number-columns-repeated="2"/>
          <table:table-cell table:style-name="ce27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272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>
          <table:table-cell table:style-name="ce253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8" office:value-type="string" calcext:value-type="string">
            <text:p>ASRock Motherboard A320M-HDV R4.0</text:p>
          </table:table-cell>
          <table:table-cell table:style-name="ce273" office:value-type="float" office:value="1050000" calcext:value-type="float">
            <text:p>1,050,000</text:p>
          </table:table-cell>
          <table:table-cell table:number-columns-repeated="60"/>
        </table:table-row>
        <table:table-row table:style-name="ro2">
          <table:table-cell table:style-name="ce253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Intel 10100F</text:p>
          </table:table-cell>
          <table:table-cell table:style-name="ce273" office:value-type="float" office:value="1330000" calcext:value-type="float">
            <text:p>1,330,000</text:p>
          </table:table-cell>
          <table:table-cell table:number-columns-repeated="60"/>
        </table:table-row>
        <table:table-row table:style-name="ro2">
          <table:table-cell table:style-name="ce253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DDR4 8GB</text:p>
          </table:table-cell>
          <table:table-cell table:style-name="ce325" office:value-type="float" office:value="450000" calcext:value-type="float">
            <text:p>450,000</text:p>
          </table:table-cell>
          <table:table-cell table:number-columns-repeated="60"/>
        </table:table-row>
        <table:table-row table:style-name="ro2">
          <table:table-cell table:style-name="ce253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63" office:value-type="string" calcext:value-type="string">
            <text:p>AMD Radeon Vega 3</text:p>
          </table:table-cell>
          <table:table-cell table:style-name="ce325"/>
          <table:table-cell table:number-columns-repeated="60"/>
        </table:table-row>
        <table:table-row table:style-name="ro2">
          <table:table-cell table:style-name="ce253" office:value-type="float" office:value="5" calcext:value-type="float">
            <text:p>5</text:p>
          </table:table-cell>
          <table:table-cell table:style-name="ce258" office:value-type="string" calcext:value-type="string">
            <text:p>Storage SSD</text:p>
          </table:table-cell>
          <table:table-cell table:style-name="ce266" office:value-type="string" calcext:value-type="string">
            <text:p>Adata XPG SX6000 Pro 256GB PCIe M.2 2280 NVMe</text:p>
          </table:table-cell>
          <table:table-cell table:style-name="ce275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53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8" office:value-type="string" calcext:value-type="string">
            <text:p>300W PSU</text:p>
          </table:table-cell>
          <table:table-cell table:style-name="ce273"/>
          <table:table-cell table:number-columns-repeated="60"/>
        </table:table-row>
        <table:table-row table:style-name="ro2">
          <table:table-cell table:style-name="ce25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99"/>
          <table:table-cell table:style-name="ce273"/>
          <table:table-cell table:number-columns-repeated="60"/>
        </table:table-row>
        <table:table-row table:style-name="ro2">
          <table:table-cell table:style-name="ce253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table:style-name="ce266" office:value-type="string" calcext:value-type="string">
            <text:p>Enlight EN-120 + 300W PSU - Micro ATX Case</text:p>
          </table:table-cell>
          <table:table-cell table:style-name="ce275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53" office:value-type="float" office:value="9" calcext:value-type="float">
            <text:p>9</text:p>
          </table:table-cell>
          <table:table-cell table:style-name="ce260" office:value-type="string" calcext:value-type="string">
            <text:p><text:span text:style-name="T3">Keyboard &amp; Mouse</text:span></text:p>
          </table:table-cell>
          <table:table-cell table:style-name="ce266" office:value-type="string" calcext:value-type="string">
            <text:p>Logitech MK215 Wireless Combo Keyboard Mouse</text:p>
          </table:table-cell>
          <table:table-cell table:style-name="ce275"/>
          <table:table-cell table:number-columns-repeated="60"/>
        </table:table-row>
        <table:table-row table:style-name="ro2">
          <table:table-cell table:style-name="ce253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style-name="ce324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ce259"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style-name="ce268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6" calcext:value-type="float">
            <text:p>16</text:p>
          </table:table-cell>
          <table:table-cell table:style-name="ce259" office:value-type="string" calcext:value-type="string">
            <text:p>Speaker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7" calcext:value-type="float">
            <text:p>17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/>
          <table:table-cell table:style-name="ce259"/>
          <table:table-cell/>
          <table:table-cell table:style-name="ce276"/>
          <table:table-cell table:number-columns-repeated="60"/>
        </table:table-row>
        <table:table-row table:style-name="ro2">
          <table:table-cell table:style-name="ce254"/>
          <table:table-cell table:style-name="ce259" table:number-columns-repeated="2"/>
          <table:table-cell table:style-name="ce276"/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279" table:formula="of:=SUM([.D28:.D45])" office:value-type="float" office:value="4010000" calcext:value-type="float">
            <text:p>4,010,000</text:p>
          </table:table-cell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/>
          <table:table-cell table:style-name="ce279"/>
          <table:table-cell table:number-columns-repeated="60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reatItx" table:style-name="ta5">
        <table:table-column table:style-name="co1" table:default-cell-style-name="ce212"/>
        <table:table-column table:style-name="co29" table:default-cell-style-name="ce214"/>
        <table:table-column table:style-name="co30" table:default-cell-style-name="ce214"/>
        <table:table-column table:style-name="co4" table:default-cell-style-name="ce241"/>
        <table:table-column table:style-name="co5" table:default-cell-style-name="ce214"/>
        <table:table-column table:style-name="co6" table:default-cell-style-name="ce214"/>
        <table:table-column table:style-name="co5" table:default-cell-style-name="ce226"/>
        <table:table-column table:style-name="co5" table:default-cell-style-name="ce214"/>
        <table:table-column table:style-name="co7" table:default-cell-style-name="ce214"/>
        <table:table-column table:style-name="co5" table:number-columns-repeated="55" table:default-cell-style-name="ce214"/>
        <table:table-row table:style-name="ro1">
          <table:table-cell table:style-name="ce208" table:number-columns-repeated="2"/>
          <table:table-cell table:style-name="ce218" office:value-type="string" calcext:value-type="string">
            <text:p>Best Tower ITX PC Build Great OEM 2020</text:p>
          </table:table-cell>
          <table:table-cell table:style-name="ce233"/>
          <table:table-cell table:style-name="ce246" table:number-columns-repeated="2"/>
          <table:table-cell/>
          <table:table-cell table:style-name="ce246" table:number-columns-repeated="57"/>
        </table:table-row>
        <table:table-row table:style-name="ro2">
          <table:table-cell table:style-name="ce208" table:number-columns-repeated="3"/>
          <table:table-cell table:style-name="ce233"/>
          <table:table-cell table:style-name="ce246" table:number-columns-repeated="2"/>
          <table:table-cell table:style-name="ce214"/>
          <table:table-cell table:style-name="ce246" table:number-columns-repeated="57"/>
        </table:table-row>
        <table:table-row table:style-name="ro2">
          <table:table-cell table:style-name="ce209" office:value-type="string" calcext:value-type="string">
            <text:p>No</text:p>
          </table:table-cell>
          <table:table-cell table:style-name="ce209" office:value-type="string" calcext:value-type="string">
            <text:p>Component</text:p>
          </table:table-cell>
          <table:table-cell table:style-name="ce209" office:value-type="string" calcext:value-type="string">
            <text:p>Product</text:p>
          </table:table-cell>
          <table:table-cell table:style-name="ce234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4"/>
          <table:table-cell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210" office:value-type="float" office:value="1" calcext:value-type="float">
            <text:p>1</text:p>
          </table:table-cell>
          <table:table-cell table:style-name="ce213" office:value-type="string" calcext:value-type="string">
            <text:p>Motherboard</text:p>
          </table:table-cell>
          <table:table-cell table:style-name="ce213"/>
          <table:table-cell table:style-name="ce235"/>
          <table:table-cell table:number-columns-repeated="2"/>
          <table:table-cell table:style-name="ce214"/>
          <table:table-cell table:number-columns-repeated="57"/>
        </table:table-row>
        <table:table-row table:style-name="ro7">
          <table:table-cell table:style-name="ce210" office:value-type="float" office:value="2" calcext:value-type="float">
            <text:p>2</text:p>
          </table:table-cell>
          <table:table-cell table:style-name="ce213" office:value-type="string" calcext:value-type="string">
            <text:p>Processor</text:p>
          </table:table-cell>
          <table:table-cell table:style-name="ce213"/>
          <table:table-cell table:style-name="ce235"/>
          <table:table-cell table:number-columns-repeated="2"/>
          <table:table-cell table:style-name="ce214"/>
          <table:table-cell/>
          <table:table-cell table:style-name="ce249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210" office:value-type="float" office:value="3" calcext:value-type="float">
            <text:p>3</text:p>
          </table:table-cell>
          <table:table-cell table:style-name="ce213" office:value-type="string" calcext:value-type="string">
            <text:p>Memory</text:p>
          </table:table-cell>
          <table:table-cell table:style-name="ce219"/>
          <table:table-cell table:style-name="ce236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4" calcext:value-type="float">
            <text:p>4</text:p>
          </table:table-cell>
          <table:table-cell table:style-name="ce213" office:value-type="string" calcext:value-type="string">
            <text:p>Graphic Card</text:p>
          </table:table-cell>
          <table:table-cell table:style-name="ce326"/>
          <table:table-cell table:style-name="ce235"/>
          <table:table-cell/>
          <table:table-cell table:style-name="ce247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5" calcext:value-type="float">
            <text:p>5</text:p>
          </table:table-cell>
          <table:table-cell table:style-name="ce213" office:value-type="string" calcext:value-type="string">
            <text:p>Nvme SSD PCIe 4.0</text:p>
          </table:table-cell>
          <table:table-cell table:style-name="ce221"/>
          <table:table-cell table:style-name="ce238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6" calcext:value-type="float">
            <text:p>6</text:p>
          </table:table-cell>
          <table:table-cell table:style-name="ce213" office:value-type="string" calcext:value-type="string">
            <text:p>Power Supply</text:p>
          </table:table-cell>
          <table:table-cell table:style-name="ce213"/>
          <table:table-cell table:style-name="ce235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22"/>
          <table:table-cell table:style-name="ce235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8" calcext:value-type="float">
            <text:p>8</text:p>
          </table:table-cell>
          <table:table-cell table:style-name="ce215" office:value-type="string" calcext:value-type="string">
            <text:p>Casing</text:p>
          </table:table-cell>
          <table:table-cell table:style-name="ce215"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4">
          <table:table-cell table:style-name="ce210" office:value-type="float" office:value="9" calcext:value-type="float">
            <text:p>9</text:p>
          </table:table-cell>
          <table:table-cell table:style-name="ce215" office:value-type="string" calcext:value-type="string">
            <text:p><text:span text:style-name="T3">Keyboard &amp; Mouse</text:span></text:p>
          </table:table-cell>
          <table:table-cell table:style-name="ce221"/>
          <table:table-cell table:style-name="ce238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1" calcext:value-type="float">
            <text:p>11</text:p>
          </table:table-cell>
          <table:table-cell table:style-name="ce217" office:value-type="string" calcext:value-type="string">
            <text:p>Mouse Pad</text:p>
          </table:table-cell>
          <table:table-cell table:style-name="ce223"/>
          <table:table-cell table:style-name="ce240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2" calcext:value-type="float">
            <text:p>12</text:p>
          </table:table-cell>
          <table:table-cell table:style-name="ce217" office:value-type="string" calcext:value-type="string">
            <text:p>Flash Disk</text:p>
          </table:table-cell>
          <table:table-cell table:style-name="ce217"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3" calcext:value-type="float">
            <text:p>13</text:p>
          </table:table-cell>
          <table:table-cell table:style-name="ce217" office:value-type="string" calcext:value-type="string">
            <text:p>Operating System</text:p>
          </table:table-cell>
          <table:table-cell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4" calcext:value-type="float">
            <text:p>14</text:p>
          </table:table-cell>
          <table:table-cell table:style-name="ce217" office:value-type="string" calcext:value-type="string">
            <text:p>Secondary Storage</text:p>
          </table:table-cell>
          <table:table-cell table:style-name="ce224"/>
          <table:table-cell table:style-name="ce240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5" calcext:value-type="float">
            <text:p>15</text:p>
          </table:table-cell>
          <table:table-cell table:style-name="ce217" office:value-type="string" calcext:value-type="string">
            <text:p>UPS</text:p>
          </table:table-cell>
          <table:table-cell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6" calcext:value-type="float">
            <text:p>16</text:p>
          </table:table-cell>
          <table:table-cell table:style-name="ce217" office:value-type="string" calcext:value-type="string">
            <text:p>Speaker</text:p>
          </table:table-cell>
          <table:table-cell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7" calcext:value-type="float">
            <text:p>17</text:p>
          </table:table-cell>
          <table:table-cell table:style-name="ce217" office:value-type="string" calcext:value-type="string">
            <text:p>Cpu Cooler</text:p>
          </table:table-cell>
          <table:table-cell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8" calcext:value-type="float">
            <text:p>18</text:p>
          </table:table-cell>
          <table:table-cell table:style-name="ce217" office:value-type="string" calcext:value-type="string">
            <text:p>Third Storage</text:p>
          </table:table-cell>
          <table:table-cell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9" calcext:value-type="float">
            <text:p>19</text:p>
          </table:table-cell>
          <table:table-cell table:style-name="ce217" office:value-type="string" calcext:value-type="string">
            <text:p>Graphic Card</text:p>
          </table:table-cell>
          <table:table-cell table:number-columns-repeated="3"/>
          <table:table-cell table:style-name="ce248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20" calcext:value-type="float">
            <text:p>20</text:p>
          </table:table-cell>
          <table:table-cell table:style-name="ce217" office:value-type="string" calcext:value-type="string">
            <text:p>Second Nvme SSD</text:p>
          </table:table-cell>
          <table:table-cell table:style-name="ce217"/>
          <table:table-cell table:number-columns-repeated="3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21" calcext:value-type="float">
            <text:p>21</text:p>
          </table:table-cell>
          <table:table-cell table:style-name="ce217" office:value-type="string" calcext:value-type="string">
            <text:p>Third Storage SSD</text:p>
          </table:table-cell>
          <table:table-cell table:style-name="ce217"/>
          <table:table-cell table:style-name="ce278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1"/>
          <table:table-cell table:style-name="ce217"/>
          <table:table-cell table:style-name="ce225"/>
          <table:table-cell table:style-name="ce242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1"/>
          <table:table-cell/>
          <table:table-cell table:style-name="ce225" office:value-type="string" calcext:value-type="string">
            <text:p>Total</text:p>
          </table:table-cell>
          <table:table-cell table:style-name="ce242" table:formula="of:=SUM([.D4:.D24])" office:value-type="float" office:value="0" calcext:value-type="float">
            <text:p>0</text:p>
          </table:table-cell>
          <table:table-cell table:number-columns-repeated="2"/>
          <table:table-cell table:style-name="ce214"/>
          <table:table-cell table:number-columns-repeated="57"/>
        </table:table-row>
        <table:table-row table:style-name="ro8">
          <table:table-cell/>
          <table:table-cell table:style-name="ce217"/>
          <table:table-cell table:style-name="ce226" table:number-columns-repeated="2"/>
          <table:table-cell table:number-columns-repeated="4"/>
          <table:table-cell table:style-name="ce250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213" table:number-columns-repeated="2"/>
          <table:table-cell table:style-name="ce215"/>
          <table:table-cell table:style-name="ce235"/>
          <table:table-cell table:number-columns-repeated="3"/>
          <table:table-cell table:style-name="ce226" table:number-columns-repeated="57"/>
        </table:table-row>
        <table:table-row table:style-name="ro2">
          <table:table-cell table:style-name="ce213"/>
          <table:table-cell table:style-name="ce227"/>
          <table:table-cell table:style-name="ce327"/>
          <table:table-cell table:style-name="ce239"/>
          <table:table-cell table:number-columns-repeated="60"/>
        </table:table-row>
        <table:table-row table:style-name="ro2">
          <table:table-cell table:style-name="ce213"/>
          <table:table-cell table:number-columns-repeated="63"/>
        </table:table-row>
        <table:table-row table:style-name="ro2">
          <table:table-cell table:style-name="ce213"/>
          <table:table-cell table:number-columns-repeated="2"/>
          <table:table-cell table:style-name="ce243"/>
          <table:table-cell table:number-columns-repeated="60"/>
        </table:table-row>
        <table:table-row table:style-name="ro2">
          <table:table-cell table:style-name="ce213"/>
          <table:table-cell table:style-name="ce217" office:value-type="string" calcext:value-type="string">
            <text:p>Processor</text:p>
          </table:table-cell>
          <table:table-cell table:style-name="ce227" office:value-type="string" calcext:value-type="string">
            <text:p>AMD Ryzen 7 3700X</text:p>
          </table:table-cell>
          <table:table-cell table:style-name="ce239" office:value-type="float" office:value="4950000" calcext:value-type="float">
            <text:p>4,950,000</text:p>
          </table:table-cell>
          <table:table-cell table:number-columns-repeated="60"/>
        </table:table-row>
        <table:table-row table:style-name="ro2" table:number-rows-repeated="5">
          <table:table-cell table:style-name="ce213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232"/>
          <table:table-cell table:number-columns-repeated="6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" table:style-name="ta2">
        <table:table-column table:style-name="co12" table:default-cell-style-name="ce255"/>
        <table:table-column table:style-name="co13" table:default-cell-style-name="ce220"/>
        <table:table-column table:style-name="co31" table:default-cell-style-name="ce220"/>
        <table:table-column table:style-name="co28" table:default-cell-style-name="ce237"/>
        <table:table-column table:style-name="co5" table:default-cell-style-name="ce220"/>
        <table:table-column table:style-name="co11" table:default-cell-style-name="ce284"/>
        <table:table-column table:style-name="co5" table:default-cell-style-name="ce282"/>
        <table:table-column table:style-name="co5" table:number-columns-repeated="57" table:default-cell-style-name="ce220"/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Student Animation ITX 2020</text:p>
          </table:table-cell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1"/>
          <table:table-cell table:style-name="ce256" table:number-columns-repeated="2"/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27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53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8" office:value-type="string" calcext:value-type="string">
            <text:p>ASRock B550M Steel Legend AM4</text:p>
          </table:table-cell>
          <table:table-cell table:style-name="ce273" office:value-type="float" office:value="2400000" calcext:value-type="float">
            <text:p>2,400,000</text:p>
          </table:table-cell>
          <table:table-cell table:number-columns-repeated="60"/>
        </table:table-row>
        <table:table-row table:style-name="ro2">
          <table:table-cell table:style-name="ce253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AMD Ryzen 3 3100</text:p>
          </table:table-cell>
          <table:table-cell table:style-name="ce273" office:value-type="float" office:value="1650000" calcext:value-type="float">
            <text:p>1,650,000</text:p>
          </table:table-cell>
          <table:table-cell table:number-columns-repeated="60"/>
        </table:table-row>
        <table:table-row table:style-name="ro3">
          <table:table-cell table:style-name="ce253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Corsair Vengeance LPX DDR4 16GB (2x8GB) PC25600 CMK16GX4M2B3200C16</text:p>
          </table:table-cell>
          <table:table-cell table:style-name="ce325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4">
          <table:table-cell table:style-name="ce253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63" office:value-type="string" calcext:value-type="string">
            <text:p>MSI Geforce GTX 1650 Super AERO ITX OC 4 GB DDR6</text:p>
          </table:table-cell>
          <table:table-cell table:style-name="ce325" office:value-type="float" office:value="2400000" calcext:value-type="float">
            <text:p>2,400,000</text:p>
          </table:table-cell>
          <table:table-cell/>
          <table:table-cell table:style-name="ce285"/>
          <table:table-cell table:number-columns-repeated="2"/>
          <table:table-cell office:value-type="string" calcext:value-type="string">
            <text:p><text:a xlink:href="https://www.tokopedia.com/santikacomp/vga-evga-rtx-2060-xc-gaming-6gb-gddr6-hdb-fan-06g-p4-2063-kr?whid=0" xlink:type="simple">https://www.tokopedia.com/santikacomp/vga-evga-rtx-2060-xc-gaming-6gb-gddr6-hdb-fan-06g-p4-2063-kr?whid=0</text:a></text:p>
          </table:table-cell>
          <table:table-cell table:number-columns-repeated="55"/>
        </table:table-row>
        <table:table-row table:style-name="ro2">
          <table:table-cell table:style-name="ce253" office:value-type="float" office:value="5" calcext:value-type="float">
            <text:p>5</text:p>
          </table:table-cell>
          <table:table-cell table:style-name="ce258" office:value-type="string" calcext:value-type="string">
            <text:p>Storage SSD</text:p>
          </table:table-cell>
          <table:table-cell table:style-name="ce266" office:value-type="string" calcext:value-type="string">
            <text:p>Adata XPG SX6000 Pro 256GB PCIe M.2 2280 NVMe</text:p>
          </table:table-cell>
          <table:table-cell table:style-name="ce275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4">
          <table:table-cell table:style-name="ce253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8" office:value-type="string" calcext:value-type="string">
            <text:p><text:span text:style-name="T4">SILVERSTONE ST45F</text:span> 450w POWER SUPPLY </text:p>
          </table:table-cell>
          <table:table-cell table:style-name="ce273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4">
          <table:table-cell table:style-name="ce25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99" office:value-type="string" calcext:value-type="string">
            <text:p>LG 25UM58-P <text:s/>25"</text:p>
          </table:table-cell>
          <table:table-cell table:style-name="ce273" office:value-type="float" office:value="2400000" calcext:value-type="float">
            <text:p>2,400,000</text:p>
          </table:table-cell>
          <table:table-cell table:style-name="ce282"/>
          <table:table-cell table:style-name="ce286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</table:table-row>
        <table:table-row table:style-name="ro2">
          <table:table-cell table:style-name="ce253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table:style-name="ce266" office:value-type="string" calcext:value-type="string">
            <text:p>Micro ATX Small Case</text:p>
          </table:table-cell>
          <table:table-cell table:style-name="ce275" office:value-type="float" office:value="500000" calcext:value-type="float">
            <text:p>500,000</text:p>
          </table:table-cell>
          <table:table-cell table:number-columns-repeated="60"/>
        </table:table-row>
        <table:table-row table:style-name="ro4">
          <table:table-cell table:style-name="ce253" office:value-type="float" office:value="9" calcext:value-type="float">
            <text:p>9</text:p>
          </table:table-cell>
          <table:table-cell table:style-name="ce260" office:value-type="string" calcext:value-type="string">
            <text:p><text:span text:style-name="T3">Keyboard &amp; Mouse</text:span></text:p>
          </table:table-cell>
          <table:table-cell table:style-name="ce266" office:value-type="string" calcext:value-type="string">
            <text:p>Logitech MK215 Wireless Combo Keyboard Mouse</text:p>
          </table:table-cell>
          <table:table-cell table:style-name="ce275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53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style-name="ce324" office:value-type="string" calcext:value-type="string">
            <text:p>Best Value Mouse Pad</text:p>
          </table:table-cell>
          <table:table-cell table:style-name="ce277" office:value-type="float" office:value="50000" calcext:value-type="float">
            <text:p>50,000</text:p>
          </table:table-cell>
          <table:table-cell table:number-columns-repeated="60"/>
        </table:table-row>
        <table:table-row table:style-name="ro2">
          <table:table-cell table:style-name="ce253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ce259" office:value-type="string" calcext:value-type="string">
            <text:p>USB 3 Best Value</text:p>
          </table:table-cell>
          <table:table-cell table:style-name="ce276" office:value-type="float" office:value="80000" calcext:value-type="float">
            <text:p>80,000</text:p>
          </table:table-cell>
          <table:table-cell table:number-columns-repeated="60"/>
        </table:table-row>
        <table:table-row table:style-name="ro2">
          <table:table-cell table:style-name="ce253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 office:value-type="string" calcext:value-type="string">
            <text:p>Red Hat Enterprise Linux 8 Developer Edition</text:p>
          </table:table-cell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style-name="ce268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6" calcext:value-type="float">
            <text:p>16</text:p>
          </table:table-cell>
          <table:table-cell table:style-name="ce259" office:value-type="string" calcext:value-type="string">
            <text:p>Network Card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7" calcext:value-type="float">
            <text:p>17</text:p>
          </table:table-cell>
          <table:table-cell table:style-name="ce259" office:value-type="string" calcext:value-type="string">
            <text:p>Speaker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8" calcext:value-type="float">
            <text:p>18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/>
          <table:table-cell table:style-name="Default" table:number-columns-repeated="2"/>
          <table:table-cell table:style-name="ce276"/>
          <table:table-cell table:number-columns-repeated="60"/>
        </table:table-row>
        <table:table-row table:style-name="ro2">
          <table:table-cell table:style-name="ce254"/>
          <table:table-cell table:style-name="ce259" table:number-columns-repeated="2"/>
          <table:table-cell table:style-name="ce276"/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279" table:formula="of:=SUM([.D4:.D22])" office:value-type="float" office:value="12179000" calcext:value-type="float">
            <text:p>12,179,000</text:p>
          </table:table-cell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/>
          <table:table-cell table:style-name="ce279"/>
          <table:table-cell table:number-columns-repeated="60"/>
        </table:table-row>
        <table:table-row table:style-name="ro2">
          <table:table-cell table:style-name="ce254"/>
          <table:table-cell table:style-name="ce259" office:value-type="string" calcext:value-type="string">
            <text:p>Device</text:p>
          </table:table-cell>
          <table:table-cell office:value-type="string" calcext:value-type="string">
            <text:p>Wacom One Digital Drawing Tablet with Screen, 13.3” Display </text:p>
          </table:table-cell>
          <table:table-cell table:style-name="ce276" office:value-type="float" office:value="6000000" calcext:value-type="float">
            <text:p>6,000,000</text:p>
          </table:table-cell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1" office:value-type="string" calcext:value-type="string">
            <text:p>Upgrade</text:p>
          </table:table-cell>
          <table:table-cell table:style-name="ce276"/>
          <table:table-cell table:number-columns-repeated="60"/>
        </table:table-row>
        <table:table-row table:style-name="ro2">
          <table:table-cell/>
          <table:table-cell table:style-name="ce291"/>
          <table:table-cell office:value-type="string" calcext:value-type="string">
            <text:p>Mini ITX slim case</text:p>
          </table:table-cell>
          <table:table-cell table:number-columns-repeated="61"/>
        </table:table-row>
        <table:table-row table:style-name="ro2">
          <table:table-cell table:style-name="ce253"/>
          <table:table-cell table:style-name="ce258"/>
          <table:table-cell table:style-name="ce260" office:value-type="string" calcext:value-type="string">
            <text:p>SFX Power supply</text:p>
          </table:table-cell>
          <table:table-cell table:style-name="ce273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53"/>
          <table:table-cell table:style-name="ce261"/>
          <table:table-cell table:style-name="ce270"/>
          <table:table-cell table:style-name="ce276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53"/>
          <table:table-cell table:number-columns-repeated="63"/>
        </table:table-row>
        <table:table-row table:style-name="ro2">
          <table:table-cell table:style-name="ce253"/>
          <table:table-cell table:style-name="ce258" table:number-columns-repeated="2"/>
          <table:table-cell table:style-name="ce273"/>
          <table:table-cell table:number-columns-repeated="60"/>
        </table:table-row>
        <table:table-row table:style-name="ro2" table:number-rows-repeated="5">
          <table:table-cell table:style-name="ce253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3" table:style-name="ta2">
        <table:table-column table:style-name="co12" table:default-cell-style-name="ce255"/>
        <table:table-column table:style-name="co13" table:default-cell-style-name="ce220"/>
        <table:table-column table:style-name="co27" table:default-cell-style-name="ce220"/>
        <table:table-column table:style-name="co28" table:default-cell-style-name="ce237"/>
        <table:table-column table:style-name="co5" table:default-cell-style-name="ce220"/>
        <table:table-column table:style-name="co11" table:default-cell-style-name="ce284"/>
        <table:table-column table:style-name="co5" table:default-cell-style-name="ce282"/>
        <table:table-column table:style-name="co5" table:number-columns-repeated="57" table:default-cell-style-name="ce220"/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Ideal Value Micro 2019</text:p>
          </table:table-cell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1"/>
          <table:table-cell table:style-name="ce256" table:number-columns-repeated="2"/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27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53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8" office:value-type="string" calcext:value-type="string">
            <text:p>ASRock Motherboard A320M-HDV R4.0</text:p>
          </table:table-cell>
          <table:table-cell table:style-name="ce273" office:value-type="float" office:value="720000" calcext:value-type="float">
            <text:p>720,000</text:p>
          </table:table-cell>
          <table:table-cell table:number-columns-repeated="60"/>
        </table:table-row>
        <table:table-row table:style-name="ro2">
          <table:table-cell table:style-name="ce253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AMD Ryzen 3200G</text:p>
          </table:table-cell>
          <table:table-cell table:style-name="ce273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253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Corsair Vengeance LPX DDR4 16GB (2x8GB) PC25600 CMK16GX4M2B3200C16</text:p>
          </table:table-cell>
          <table:table-cell table:style-name="ce325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2">
          <table:table-cell table:style-name="ce253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63" office:value-type="string" calcext:value-type="string">
            <text:p>AMD Radeon Vega 3</text:p>
          </table:table-cell>
          <table:table-cell table:style-name="ce325"/>
          <table:table-cell/>
          <table:table-cell table:style-name="ce285"/>
          <table:table-cell table:number-columns-repeated="58"/>
        </table:table-row>
        <table:table-row table:style-name="ro2">
          <table:table-cell table:style-name="ce253" office:value-type="float" office:value="5" calcext:value-type="float">
            <text:p>5</text:p>
          </table:table-cell>
          <table:table-cell table:style-name="ce258" office:value-type="string" calcext:value-type="string">
            <text:p>Storage SSD</text:p>
          </table:table-cell>
          <table:table-cell table:style-name="ce266" office:value-type="string" calcext:value-type="string">
            <text:p>Adata XPG SX6000 Pro 256GB PCIe M.2 2280 NVMe</text:p>
          </table:table-cell>
          <table:table-cell table:style-name="ce275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53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8" office:value-type="string" calcext:value-type="string">
            <text:p>300W PSU</text:p>
          </table:table-cell>
          <table:table-cell table:style-name="ce273"/>
          <table:table-cell table:number-columns-repeated="60"/>
        </table:table-row>
        <table:table-row table:style-name="ro2">
          <table:table-cell table:style-name="ce25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99"/>
          <table:table-cell table:style-name="ce273"/>
          <table:table-cell table:style-name="ce282"/>
          <table:table-cell table:style-name="ce286"/>
          <table:table-cell table:number-columns-repeated="58"/>
        </table:table-row>
        <table:table-row table:style-name="ro2">
          <table:table-cell table:style-name="ce253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table:style-name="ce266" office:value-type="string" calcext:value-type="string">
            <text:p>Enlight EN-120 + 300W PSU - Micro ATX Case</text:p>
          </table:table-cell>
          <table:table-cell table:style-name="ce275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53" office:value-type="float" office:value="9" calcext:value-type="float">
            <text:p>9</text:p>
          </table:table-cell>
          <table:table-cell table:style-name="ce260" office:value-type="string" calcext:value-type="string">
            <text:p><text:span text:style-name="T3">Keyboard &amp; Mouse</text:span></text:p>
          </table:table-cell>
          <table:table-cell table:style-name="ce266" office:value-type="string" calcext:value-type="string">
            <text:p>Logitech MK215 Wireless Combo Keyboard Mouse</text:p>
          </table:table-cell>
          <table:table-cell table:style-name="ce275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53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style-name="ce324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ce259"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style-name="ce268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6" calcext:value-type="float">
            <text:p>16</text:p>
          </table:table-cell>
          <table:table-cell table:style-name="ce259" office:value-type="string" calcext:value-type="string">
            <text:p>Speaker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7" calcext:value-type="float">
            <text:p>17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/>
          <table:table-cell table:style-name="ce259"/>
          <table:table-cell/>
          <table:table-cell table:style-name="ce276"/>
          <table:table-cell table:number-columns-repeated="60"/>
        </table:table-row>
        <table:table-row table:style-name="ro2">
          <table:table-cell table:style-name="ce254"/>
          <table:table-cell table:style-name="ce259" table:number-columns-repeated="2"/>
          <table:table-cell table:style-name="ce276"/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279" table:formula="of:=SUM([.D4:.D21])" office:value-type="float" office:value="4704000" calcext:value-type="float">
            <text:p>4,704,000</text:p>
          </table:table-cell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/>
          <table:table-cell table:style-name="ce279"/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1"/>
          <table:table-cell table:style-name="ce276"/>
          <table:table-cell table:number-columns-repeated="60"/>
        </table:table-row>
        <table:table-row table:style-name="ro2">
          <table:table-cell/>
          <table:table-cell table:style-name="ce291"/>
          <table:table-cell table:number-columns-repeated="62"/>
        </table:table-row>
        <table:table-row table:style-name="ro2">
          <table:table-cell table:style-name="ce253"/>
          <table:table-cell table:style-name="ce258"/>
          <table:table-cell table:style-name="ce260"/>
          <table:table-cell table:style-name="ce273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53"/>
          <table:table-cell table:style-name="ce261"/>
          <table:table-cell table:style-name="ce270"/>
          <table:table-cell table:style-name="ce276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53"/>
          <table:table-cell table:number-columns-repeated="63"/>
        </table:table-row>
        <table:table-row table:style-name="ro2">
          <table:table-cell table:style-name="ce253"/>
          <table:table-cell table:style-name="ce258" table:number-columns-repeated="2"/>
          <table:table-cell table:style-name="ce273"/>
          <table:table-cell table:number-columns-repeated="60"/>
        </table:table-row>
        <table:table-row table:style-name="ro2" table:number-rows-repeated="5">
          <table:table-cell table:style-name="ce253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iny" table:style-name="ta2">
        <table:table-column table:style-name="co12" table:default-cell-style-name="ce255"/>
        <table:table-column table:style-name="co13" table:default-cell-style-name="ce220"/>
        <table:table-column table:style-name="co27" table:default-cell-style-name="ce220"/>
        <table:table-column table:style-name="co28" table:default-cell-style-name="ce237"/>
        <table:table-column table:style-name="co5" table:default-cell-style-name="ce220"/>
        <table:table-column table:style-name="co11" table:default-cell-style-name="ce284"/>
        <table:table-column table:style-name="co5" table:default-cell-style-name="ce282"/>
        <table:table-column table:style-name="co5" table:number-columns-repeated="57" table:default-cell-style-name="ce220"/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Ideal Value Micro 2019</text:p>
          </table:table-cell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1"/>
          <table:table-cell table:style-name="ce256" table:number-columns-repeated="2"/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27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53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8" office:value-type="string" calcext:value-type="string">
            <text:p>ASRock Mini Desk A300</text:p>
          </table:table-cell>
          <table:table-cell table:style-name="ce273" office:value-type="float" office:value="2100000" calcext:value-type="float">
            <text:p>2,100,000</text:p>
          </table:table-cell>
          <table:table-cell table:number-columns-repeated="60"/>
        </table:table-row>
        <table:table-row table:style-name="ro2">
          <table:table-cell table:style-name="ce253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AMD Ryzen 3200G</text:p>
          </table:table-cell>
          <table:table-cell table:style-name="ce273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253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Adata DDR4 XPG Spectrix D40 RGB 8GB (1x8GB) PC25600 3200MHz</text:p>
          </table:table-cell>
          <table:table-cell table:style-name="ce325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2">
          <table:table-cell table:style-name="ce253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63" office:value-type="string" calcext:value-type="string">
            <text:p>AMD Radeon Vega 3</text:p>
          </table:table-cell>
          <table:table-cell table:style-name="ce325"/>
          <table:table-cell/>
          <table:table-cell table:style-name="ce285"/>
          <table:table-cell table:number-columns-repeated="58"/>
        </table:table-row>
        <table:table-row table:style-name="ro2">
          <table:table-cell table:style-name="ce253" office:value-type="float" office:value="5" calcext:value-type="float">
            <text:p>5</text:p>
          </table:table-cell>
          <table:table-cell table:style-name="ce258" office:value-type="string" calcext:value-type="string">
            <text:p>Storage SSD</text:p>
          </table:table-cell>
          <table:table-cell table:style-name="ce266" office:value-type="string" calcext:value-type="string">
            <text:p>Adata XPG SX6000 Pro 256GB PCIe M.2 2280 NVMe</text:p>
          </table:table-cell>
          <table:table-cell table:style-name="ce275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53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8" office:value-type="string" calcext:value-type="string">
            <text:p>300W PSU</text:p>
          </table:table-cell>
          <table:table-cell table:style-name="ce273"/>
          <table:table-cell table:number-columns-repeated="60"/>
        </table:table-row>
        <table:table-row table:style-name="ro2">
          <table:table-cell table:style-name="ce25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99"/>
          <table:table-cell table:style-name="ce273"/>
          <table:table-cell table:style-name="ce282"/>
          <table:table-cell table:style-name="ce286"/>
          <table:table-cell table:number-columns-repeated="58"/>
        </table:table-row>
        <table:table-row table:style-name="ro2">
          <table:table-cell table:style-name="ce253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table:style-name="ce266"/>
          <table:table-cell table:style-name="ce275"/>
          <table:table-cell table:number-columns-repeated="60"/>
        </table:table-row>
        <table:table-row table:style-name="ro4">
          <table:table-cell table:style-name="ce253" office:value-type="float" office:value="9" calcext:value-type="float">
            <text:p>9</text:p>
          </table:table-cell>
          <table:table-cell table:style-name="ce260" office:value-type="string" calcext:value-type="string">
            <text:p><text:span text:style-name="T3">Keyboard &amp; Mouse</text:span></text:p>
          </table:table-cell>
          <table:table-cell table:style-name="ce266"/>
          <table:table-cell table:style-name="ce275"/>
          <table:table-cell table:number-columns-repeated="60"/>
        </table:table-row>
        <table:table-row table:style-name="ro2">
          <table:table-cell table:style-name="ce253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style-name="ce324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ce259"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style-name="ce268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6" calcext:value-type="float">
            <text:p>16</text:p>
          </table:table-cell>
          <table:table-cell table:style-name="ce259" office:value-type="string" calcext:value-type="string">
            <text:p>Speaker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7" calcext:value-type="float">
            <text:p>17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/>
          <table:table-cell table:style-name="ce259"/>
          <table:table-cell/>
          <table:table-cell table:style-name="ce276"/>
          <table:table-cell table:number-columns-repeated="60"/>
        </table:table-row>
        <table:table-row table:style-name="ro2">
          <table:table-cell table:style-name="ce254"/>
          <table:table-cell table:style-name="ce259" table:number-columns-repeated="2"/>
          <table:table-cell table:style-name="ce276"/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279" table:formula="of:=SUM([.D4:.D21])" office:value-type="float" office:value="4895000" calcext:value-type="float">
            <text:p>4,895,000</text:p>
          </table:table-cell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/>
          <table:table-cell table:style-name="ce279"/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1"/>
          <table:table-cell table:style-name="ce276"/>
          <table:table-cell table:number-columns-repeated="60"/>
        </table:table-row>
        <table:table-row table:style-name="ro2">
          <table:table-cell/>
          <table:table-cell table:style-name="ce291"/>
          <table:table-cell table:number-columns-repeated="62"/>
        </table:table-row>
        <table:table-row table:style-name="ro2">
          <table:table-cell table:style-name="ce253"/>
          <table:table-cell table:style-name="ce258"/>
          <table:table-cell table:style-name="ce260"/>
          <table:table-cell table:style-name="ce273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53"/>
          <table:table-cell table:style-name="ce261"/>
          <table:table-cell table:style-name="ce270"/>
          <table:table-cell table:style-name="ce276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53"/>
          <table:table-cell table:number-columns-repeated="63"/>
        </table:table-row>
        <table:table-row table:style-name="ro2">
          <table:table-cell table:style-name="ce253"/>
          <table:table-cell table:style-name="ce258" table:number-columns-repeated="2"/>
          <table:table-cell table:style-name="ce273"/>
          <table:table-cell table:number-columns-repeated="60"/>
        </table:table-row>
        <table:table-row table:style-name="ro2" table:number-rows-repeated="5">
          <table:table-cell table:style-name="ce253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art" table:style-name="ta2">
        <table:table-column table:style-name="co32" table:default-cell-style-name="Default"/>
        <table:table-column table:style-name="co33" table:default-cell-style-name="Default"/>
        <table:table-column table:style-name="co5" table:default-cell-style-name="ce328"/>
        <table:table-column table:style-name="co5" table:default-cell-style-name="Default"/>
        <table:table-row table:style-name="ro9">
          <table:table-cell office:value-type="string" calcext:value-type="string">
            <text:p>No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9">
          <table:table-cell office:value-type="float" office:value="1" calcext:value-type="float">
            <text:p>1</text:p>
          </table:table-cell>
          <table:table-cell office:value-type="string" calcext:value-type="string">
            <text:p>USB WiFi Bluetooth Dual Band Wireless Combo Dongle Adapter 600 MBPS</text:p>
          </table:table-cell>
          <table:table-cell office:value-type="float" office:value="86900" calcext:value-type="float">
            <text:p>86,900</text:p>
          </table:table-cell>
          <table:table-cell office:value-type="string" calcext:value-type="string">
            <text:p>https://www.tokopedia.com/metashoponline/usb-wifi-bluetooth-dual-band-wireless-combo-dongle-adapter-600-mbps?extParam=fcity%3D165%26ivf%3Dfalse%26keyword%3Dusb+wifi+dual%26search_id%3D20240702062647B047E4E3F6F2F60FCTCI%26src%3Dsearch</text:p>
          </table:table-cell>
        </table:table-row>
        <table:table-row table:style-name="ro9" table:number-rows-repeated="1048573">
          <table:table-cell table:number-columns-repeated="4"/>
        </table:table-row>
        <table:table-row table:style-name="ro9">
          <table:table-cell table:number-columns-repeated="4"/>
        </table:table-row>
      </table:table>
      <table:table table:name="Software" table:style-name="ta6">
        <table:table-column table:style-name="co34" table:default-cell-style-name="ce282"/>
        <table:table-column table:style-name="co35" table:default-cell-style-name="ce282"/>
        <table:table-column table:style-name="co5" table:number-columns-repeated="2" table:default-cell-style-name="ce282"/>
        <table:table-column table:style-name="co5" table:default-cell-style-name="ce302"/>
        <table:table-column table:style-name="co5" table:number-columns-repeated="59" table:default-cell-style-name="ce282"/>
        <table:table-row table:style-name="ro9">
          <table:table-cell/>
          <table:table-cell table:style-name="Default" table:number-columns-repeated="2"/>
          <table:table-cell table:number-columns-repeated="61"/>
        </table:table-row>
        <table:table-row table:style-name="ro9"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Link</text:p>
          </table:table-cell>
          <table:table-cell table:number-columns-repeated="56"/>
        </table:table-row>
        <table:table-row table:style-name="ro9">
          <table:table-cell office:value-type="float" office:value="1" calcext:value-type="float">
            <text:p>1</text:p>
          </table:table-cell>
          <table:table-cell office:value-type="string" calcext:value-type="string">
            <text:p>Substain painter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700000" calcext:value-type="float">
            <text:p>700,000</text:p>
          </table:table-cell>
          <table:table-cell table:number-columns-repeated="59"/>
        </table:table-row>
        <table:table-row table:style-name="ro9">
          <table:table-cell office:value-type="float" office:value="2" calcext:value-type="float">
            <text:p>2</text:p>
          </table:table-cell>
          <table:table-cell office:value-type="string" calcext:value-type="string">
            <text:p>Marmoset Toolbag 3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1100000" calcext:value-type="float">
            <text:p>1,100,000</text:p>
          </table:table-cell>
          <table:table-cell table:number-columns-repeated="59"/>
        </table:table-row>
        <table:table-row table:style-name="ro9">
          <table:table-cell office:value-type="float" office:value="3" calcext:value-type="float">
            <text:p>3</text:p>
          </table:table-cell>
          <table:table-cell office:value-type="string" calcext:value-type="string">
            <text:p>BlackMagic Design Davinci Resolve 18 Studio</text:p>
          </table:table-cell>
          <table:table-cell office:value-type="string" calcext:value-type="string">
            <text:p>Perpetual</text:p>
          </table:table-cell>
          <table:table-cell/>
          <table:table-cell table:style-name="Default" office:value-type="float" office:value="295" calcext:value-type="float">
            <text:p>295</text:p>
          </table:table-cell>
          <table:table-cell table:number-columns-repeated="59"/>
        </table:table-row>
        <table:table-row table:style-name="ro9">
          <table:table-cell office:value-type="float" office:value="4" calcext:value-type="float">
            <text:p>4</text:p>
          </table:table-cell>
          <table:table-cell office:value-type="string" calcext:value-type="string">
            <text:p>Pixelogic Zbrush 2021 1 year</text:p>
          </table:table-cell>
          <table:table-cell office:value-type="string" calcext:value-type="string">
            <text:p>1 Year</text:p>
          </table:table-cell>
          <table:table-cell/>
          <table:table-cell table:style-name="Default" office:value-type="float" office:value="1511" calcext:value-type="float">
            <text:p>1511</text:p>
          </table:table-cell>
          <table:table-cell table:number-columns-repeated="59"/>
        </table:table-row>
        <table:table-row table:style-name="ro9">
          <table:table-cell office:value-type="float" office:value="5" calcext:value-type="float">
            <text:p>5</text:p>
          </table:table-cell>
          <table:table-cell office:value-type="string" calcext:value-type="string">
            <text:p>Windows 10 Retail Box</text:p>
          </table:table-cell>
          <table:table-cell office:value-type="string" calcext:value-type="string">
            <text:p>Perpetual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9">
          <table:table-cell office:value-type="float" office:value="7" calcext:value-type="float">
            <text:p>7</text:p>
          </table:table-cell>
          <table:table-cell office:value-type="string" calcext:value-type="string">
            <text:p>Adobe After Effect 1 year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3300000" calcext:value-type="float">
            <text:p>3,300,000</text:p>
          </table:table-cell>
          <table:table-cell table:number-columns-repeated="59"/>
        </table:table-row>
        <table:table-row table:style-name="ro9">
          <table:table-cell office:value-type="float" office:value="8" calcext:value-type="float">
            <text:p>8</text:p>
          </table:table-cell>
          <table:table-cell office:value-type="string" calcext:value-type="string">
            <text:p>After Effect Lot of Templates evanto</text:p>
          </table:table-cell>
          <table:table-cell office:value-type="string" calcext:value-type="string">
            <text:p>Lifetime</text:p>
          </table:table-cell>
          <table:table-cell table:number-columns-repeated="61"/>
        </table:table-row>
        <table:table-row table:style-name="ro9">
          <table:table-cell office:value-type="float" office:value="9" calcext:value-type="float">
            <text:p>9</text:p>
          </table:table-cell>
          <table:table-cell office:value-type="string" calcext:value-type="string">
            <text:p>Microsoft Office 2021 Professional Plus Full Package Product</text:p>
          </table:table-cell>
          <table:table-cell office:value-type="string" calcext:value-type="string">
            <text:p>Lifetime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9">
          <table:table-cell office:value-type="float" office:value="10" calcext:value-type="float">
            <text:p>10</text:p>
          </table:table-cell>
          <table:table-cell office:value-type="string" calcext:value-type="string">
            <text:p>Mixamo</text:p>
          </table:table-cell>
          <table:table-cell table:number-columns-repeated="62"/>
        </table:table-row>
        <table:table-row table:style-name="ro9">
          <table:table-cell/>
          <table:table-cell office:value-type="string" calcext:value-type="string">
            <text:p>Maxon Cinema4d</text:p>
          </table:table-cell>
          <table:table-cell table:number-columns-repeated="62"/>
        </table:table-row>
        <table:table-row table:style-name="ro9">
          <table:table-cell/>
          <table:table-cell office:value-type="string" calcext:value-type="string">
            <text:p>Autodesk maya</text:p>
          </table:table-cell>
          <table:table-cell table:number-columns-repeated="62"/>
        </table:table-row>
        <table:table-row table:style-name="ro9">
          <table:table-cell/>
          <table:table-cell office:value-type="string" calcext:value-type="string">
            <text:p>Autodesk Mudbox</text:p>
          </table:table-cell>
          <table:table-cell table:number-columns-repeated="62"/>
        </table:table-row>
        <table:table-row table:style-name="ro9">
          <table:table-cell table:number-columns-repeated="64"/>
        </table:table-row>
        <table:table-row table:style-name="ro9">
          <table:table-cell office:value-type="float" office:value="11" calcext:value-type="float">
            <text:p>11</text:p>
          </table:table-cell>
          <table:table-cell office:value-type="string" calcext:value-type="string">
            <text:p>Blender</text:p>
          </table:table-cell>
          <table:table-cell table:number-columns-repeated="62"/>
        </table:table-row>
        <table:table-row table:style-name="ro9">
          <table:table-cell office:value-type="float" office:value="12" calcext:value-type="float">
            <text:p>12</text:p>
          </table:table-cell>
          <table:table-cell office:value-type="string" calcext:value-type="string">
            <text:p>Sidefx Houdini Indie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4000000" calcext:value-type="float">
            <text:p>4,000,000</text:p>
          </table:table-cell>
          <table:table-cell table:number-columns-repeated="59"/>
        </table:table-row>
        <table:table-row table:style-name="ro9">
          <table:table-cell office:value-type="float" office:value="13" calcext:value-type="float">
            <text:p>13</text:p>
          </table:table-cell>
          <table:table-cell office:value-type="string" calcext:value-type="string">
            <text:p>Unreal Engine </text:p>
          </table:table-cell>
          <table:table-cell table:number-columns-repeated="62"/>
        </table:table-row>
        <table:table-row table:style-name="ro9">
          <table:table-cell office:value-type="float" office:value="14" calcext:value-type="float">
            <text:p>14</text:p>
          </table:table-cell>
          <table:table-cell office:value-type="string" calcext:value-type="string">
            <text:p>Quixel Megascan</text:p>
          </table:table-cell>
          <table:table-cell table:number-columns-repeated="62"/>
        </table:table-row>
        <table:table-row table:style-name="ro9">
          <table:table-cell office:value-type="float" office:value="15" calcext:value-type="float">
            <text:p>15</text:p>
          </table:table-cell>
          <table:table-cell office:value-type="string" calcext:value-type="string">
            <text:p>Unity</text:p>
          </table:table-cell>
          <table:table-cell table:number-columns-repeated="62"/>
        </table:table-row>
        <table:table-row table:style-name="ro9" table:number-rows-repeated="2">
          <table:table-cell table:number-columns-repeated="64"/>
        </table:table-row>
        <table:table-row table:style-name="ro9">
          <table:table-cell/>
          <table:table-cell office:value-type="string" calcext:value-type="string">
            <text:p>Hardware</text:p>
          </table:table-cell>
          <table:table-cell table:number-columns-repeated="6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20" office:value-type="string" calcext:value-type="string">
            <text:p>Wacom One Digital Drawing Tablet with Screen, 13.3” Display </text:p>
          </table:table-cell>
          <table:table-cell table:style-name="ce220" table:number-columns-repeated="2"/>
          <table:table-cell table:style-name="ce276" office:value-type="float" office:value="6000000" calcext:value-type="float">
            <text:p>6,000,000</text:p>
          </table:table-cell>
          <table:table-cell table:number-columns-repeated="59"/>
        </table:table-row>
        <table:table-row table:style-name="ro9">
          <table:table-cell office:value-type="float" office:value="2" calcext:value-type="float">
            <text:p>2</text:p>
          </table:table-cell>
          <table:table-cell office:value-type="string" calcext:value-type="string">
            <text:p>Smart TV 65 Inch 4K UHD</text:p>
          </table:table-cell>
          <table:table-cell table:number-columns-repeated="2"/>
          <table:table-cell office:value-type="float" office:value="9500000" calcext:value-type="float">
            <text:p>9,500,000</text:p>
          </table:table-cell>
          <table:table-cell table:number-columns-repeated="59"/>
        </table:table-row>
        <table:table-row table:style-name="ro9">
          <table:table-cell office:value-type="float" office:value="3" calcext:value-type="float">
            <text:p>3</text:p>
          </table:table-cell>
          <table:table-cell office:value-type="string" calcext:value-type="string">
            <text:p>NAS 2TB SSD 5TB HDD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9">
          <table:table-cell office:value-type="float" office:value="4" calcext:value-type="float">
            <text:p>4</text:p>
          </table:table-cell>
          <table:table-cell office:value-type="string" calcext:value-type="string">
            <text:p>16 Port Gigabit Ethernet Unmanaged Switch</text:p>
          </table:table-cell>
          <table:table-cell table:number-columns-repeated="2"/>
          <table:table-cell office:value-type="float" office:value="1000000" calcext:value-type="float">
            <text:p>1,000,000</text:p>
          </table:table-cell>
          <table:table-cell table:number-columns-repeated="59"/>
        </table:table-row>
        <table:table-row table:style-name="ro9">
          <table:table-cell office:value-type="float" office:value="5" calcext:value-type="float">
            <text:p>5</text:p>
          </table:table-cell>
          <table:table-cell office:value-type="string" calcext:value-type="string">
            <text:p>SSD External 1 TB</text:p>
          </table:table-cell>
          <table:table-cell table:number-columns-repeated="2"/>
          <table:table-cell office:value-type="float" office:value="2500000" calcext:value-type="float">
            <text:p>2,500,000</text:p>
          </table:table-cell>
          <table:table-cell table:number-columns-repeated="59"/>
        </table:table-row>
        <table:table-row table:style-name="ro9">
          <table:table-cell office:value-type="float" office:value="6" calcext:value-type="float">
            <text:p>6</text:p>
          </table:table-cell>
          <table:table-cell office:value-type="string" calcext:value-type="string">
            <text:p>SEAGATE BACKUP PLUS SLIM PORTABLE 5TB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9">
          <table:table-cell office:value-type="float" office:value="7" calcext:value-type="float">
            <text:p>7</text:p>
          </table:table-cell>
          <table:table-cell office:value-type="string" calcext:value-type="string">
            <text:p>MacBook Pro 13”</text:p>
          </table:table-cell>
          <table:table-cell table:number-columns-repeated="62"/>
        </table:table-row>
        <table:table-row table:style-name="ro9">
          <table:table-cell/>
          <table:table-cell office:value-type="string" calcext:value-type="string">
            <text:p>Camera </text:p>
          </table:table-cell>
          <table:table-cell table:number-columns-repeated="62"/>
        </table:table-row>
        <table:table-row table:style-name="ro9">
          <table:table-cell/>
          <table:table-cell office:value-type="string" calcext:value-type="string">
            <text:p>Logitech Brio Webcam Ultra HD 4K </text:p>
          </table:table-cell>
          <table:table-cell table:number-columns-repeated="62"/>
        </table:table-row>
        <table:table-row table:style-name="ro9" table:number-rows-repeated="2">
          <table:table-cell table:number-columns-repeated="64"/>
        </table:table-row>
        <table:table-row table:style-name="ro9">
          <table:table-cell/>
          <table:table-cell office:value-type="string" calcext:value-type="string">
            <text:p>Shoppee</text:p>
          </table:table-cell>
          <table:table-cell table:number-columns-repeated="5"/>
          <table:table-cell table:style-name="Default" office:value-type="float" office:value="71.2" calcext:value-type="float">
            <text:p>71.2</text:p>
          </table:table-cell>
          <table:table-cell table:number-columns-repeated="56"/>
        </table:table-row>
        <table:table-row table:style-name="ro9">
          <table:table-cell/>
          <table:table-cell office:value-type="string" calcext:value-type="string">
            <text:p>Adobe CC / 2023</text:p>
          </table:table-cell>
          <table:table-cell table:number-columns-repeated="2"/>
          <table:table-cell office:value-type="float" office:value="30900" calcext:value-type="float">
            <text:p>30,900</text:p>
          </table:table-cell>
          <table:table-cell table:number-columns-repeated="2"/>
          <table:table-cell office:value-type="string" calcext:value-type="string">
            <text:p>https://shopee.co.id/Adobe-CC-All-Apps-Versi-Terbaru-For-Windows-And-Mac-(Bisa-di-Windows11-dan-Macbook-M1)-Video-Panduan-Instalasi-Admin-khusus-i.689319714.19635446009?xptdk=81a742a4-a74b-4f68-98d5-c5d840f47a37</text:p>
          </table:table-cell>
          <table:table-cell table:number-columns-repeated="56"/>
        </table:table-row>
        <table:table-row table:style-name="ro9">
          <table:table-cell/>
          <table:table-cell office:value-type="string" calcext:value-type="string">
            <text:p>Microsoft Office 2019</text:p>
          </table:table-cell>
          <table:table-cell table:number-columns-repeated="2"/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string" calcext:value-type="string">
            <text:p>https://shopee.co.id/TERMURAH-OFFICE-ORI-OFFICE-2021-2019-2016-PRO-FOR-WlNDOWS-i.64017418.29103083757?xptdk=b19f7fbe-c613-403f-b39c-0be9a4672491</text:p>
          </table:table-cell>
          <table:table-cell table:number-columns-repeated="56"/>
        </table:table-row>
        <table:table-row table:style-name="ro9" table:number-rows-repeated="1048538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compo" table:style-name="ta2">
        <table:table-column table:style-name="co5" table:default-cell-style-name="Default"/>
        <table:table-column table:style-name="co36" table:default-cell-style-name="Default"/>
        <table:table-column table:style-name="co5" table:number-columns-repeated="2" table:default-cell-style-name="Default"/>
        <table:table-row table:style-name="ro9">
          <table:table-cell office:value-type="string" calcext:value-type="string">
            <text:p>Componen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Harga</text:p>
          </table:table-cell>
          <table:table-cell office:value-type="string" calcext:value-type="string">
            <text:p>Link</text:p>
          </table:table-cell>
        </table:table-row>
        <table:table-row table:style-name="ro9">
          <table:table-cell office:value-type="string" calcext:value-type="string">
            <text:p>HDD</text:p>
          </table:table-cell>
          <table:table-cell office:value-type="string" calcext:value-type="string">
            <text:p>Seagate Laptop Barracuda 2TB 2.5" HDD</text:p>
          </table:table-cell>
          <table:table-cell office:value-type="float" office:value="1195000" calcext:value-type="float">
            <text:p>1195000</text:p>
          </table:table-cell>
          <table:table-cell office:value-type="string" calcext:value-type="string">
            <text:p>https://www.tokopedia.com/jayapc/seagate-laptop-barracuda-2tb-2-5-hdd-hd-hardisk-harddisk-internal?src=topads</text:p>
          </table:table-cell>
        </table:table-row>
        <table:table-row table:style-name="ro10">
          <table:table-cell office:value-type="string" calcext:value-type="string">
            <text:p>SSD</text:p>
          </table:table-cell>
          <table:table-cell office:value-type="string" calcext:value-type="string">
            <text:p>KINGSTON V400 120GB SATA3 </text:p>
          </table:table-cell>
          <table:table-cell office:value-type="float" office:value="241000" calcext:value-type="float">
            <text:p>241000</text:p>
          </table:table-cell>
          <table:table-cell office:value-type="string" calcext:value-type="string">
            <text:p><text:a xlink:href="https://www.tokopedia.com/samsungjakarta/ssd-kingston-v400-120gb-sata3-solid-state-disk-original-baru-ssd-2-5?src=topads" xlink:type="simple">https://www.tokopedia.com/samsungjakarta/ssd-kingston-v400-120gb-sata3-solid-state-disk-original-baru-ssd-2-5?src=topads</text:a></text:p>
          </table:table-cell>
        </table:table-row>
        <table:table-row table:style-name="ro9">
          <table:table-cell office:value-type="string" calcext:value-type="string">
            <text:p>Mouse</text:p>
          </table:table-cell>
          <table:table-cell office:value-type="string" calcext:value-type="string">
            <text:p>Logitech m331</text:p>
          </table:table-cell>
          <table:table-cell office:value-type="float" office:value="178000" calcext:value-type="float">
            <text:p>178000</text:p>
          </table:table-cell>
          <table:table-cell office:value-type="string" calcext:value-type="string">
            <text:p>https://shopee.co.id/Mouse-wireles-logitech-m331.-m-331.-silent-plus.-replace-logitech-m280-i.21171983.237666438</text:p>
          </table:table-cell>
        </table:table-row>
      </table:table>
      <table:table table:name="Laptop" table:style-name="ta2">
        <table:table-column table:style-name="co37" table:default-cell-style-name="Default"/>
        <table:table-column table:style-name="co5" table:number-columns-repeated="5" table:default-cell-style-name="Default"/>
        <table:table-column table:style-name="co38" table:default-cell-style-name="Default"/>
        <table:table-column table:style-name="co39" table:default-cell-style-name="ce328"/>
        <table:table-column table:style-name="co5" table:default-cell-style-name="Default"/>
        <table:table-row table:style-name="ro9">
          <table:table-cell office:value-type="string" calcext:value-type="string">
            <text:p>Laptop</text:p>
          </table:table-cell>
          <table:table-cell table:number-columns-repeated="6"/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9">
          <table:table-cell office:value-type="string" calcext:value-type="string">
            <text:p>MSI KATANA 15 RTX 4070 i7 gen 13 16GB 1TB SSD 15.6 Full HD - UNIT ONLY, RTX4070</text:p>
          </table:table-cell>
          <table:table-cell table:number-columns-repeated="6"/>
          <table:table-cell office:value-type="float" office:value="22000000" calcext:value-type="float">
            <text:p>22,000,000</text:p>
          </table:table-cell>
          <table:table-cell/>
        </table:table-row>
        <table:table-row table:style-name="ro9">
          <table:table-cell office:value-type="string" calcext:value-type="string">
            <text:p>MSI PULSE 15 RTX 4070 CORE I9 GEN 13 16GB 1TB SSD WIN 11 - UNIT ONLY</text:p>
          </table:table-cell>
          <table:table-cell table:number-columns-repeated="6"/>
          <table:table-cell office:value-type="float" office:value="24300000" calcext:value-type="float">
            <text:p>24,300,000</text:p>
          </table:table-cell>
          <table:table-cell office:value-type="string" calcext:value-type="string">
            <text:p><text:a xlink:href="https://www.tokopedia.com/cistro/laptop-gaming-msi-pulse-15-rtx-4070-core-i9-gen-13-16gb-1tb-ssd-win-11-unit-only-5ed55?extParam=ivf%3Dfalse%26src%3Dsearch" xlink:type="simple">https://www.tokopedia.com/cistro/laptop-gaming-msi-pulse-15-rtx-4070-core-i9-gen-13-16gb-1tb-ssd-win-11-unit-only-5ed55?extParam=ivf%3Dfalse%26src%3Dsearch</text:a></text:p>
          </table:table-cell>
        </table:table-row>
        <table:table-row table:style-name="ro9">
          <table:table-cell office:value-type="string" calcext:value-type="string">
            <text:p>ASUS TUF Gaming A15 FA507XI Ryzen 9-7940HS RTX4070 1TB 15.6" FHD W11 - RAM 16GB</text:p>
          </table:table-cell>
          <table:table-cell table:number-columns-repeated="6"/>
          <table:table-cell office:value-type="float" office:value="23900000" calcext:value-type="float">
            <text:p>23,900,000</text:p>
          </table:table-cell>
          <table:table-cell office:value-type="string" calcext:value-type="string">
            <text:p>https://www.tokopedia.com/collinsofficial/asus-tuf-gaming-a15-fa507xi-ryzen-9-7940hs-rtx4070-1tb-15-6-fhd-w11-ram-16gb-8a69e?extParam=ivf%3Dfalse%26src%3Dsearch</text:p>
          </table:table-cell>
        </table:table-row>
        <table:table-row table:style-name="ro9">
          <table:table-cell office:value-type="string" calcext:value-type="string">
            <text:p>Dell Alienware M16 R1 Ryzen 9 7845 RTX4070 8GB/ 16GB 1TB W11 16QHD IPS - UNIT, 16GB 1TB</text:p>
          </table:table-cell>
          <table:table-cell table:number-columns-repeated="6"/>
          <table:table-cell office:value-type="float" office:value="25000000" calcext:value-type="float">
            <text:p>25,000,000</text:p>
          </table:table-cell>
          <table:table-cell office:value-type="string" calcext:value-type="string">
            <text:p>https://www.tokopedia.com/alienwareofficial/dell-alienware-m16-r1-ryzen-9-7845-rtx4070-8gb-16gb-1tb-w11-16qhd-ips-unit-16gb-1tb-a53fb?extParam=whid%3D1496513%26src%3Dshop</text:p>
          </table:table-cell>
        </table:table-row>
        <table:table-row table:style-name="ro9" table:number-rows-repeated="1048570">
          <table:table-cell table:number-columns-repeated="9"/>
        </table:table-row>
        <table:table-row table:style-name="ro9">
          <table:table-cell table:number-columns-repeated="9"/>
        </table:table-row>
      </table:table>
      <table:table table:name="Case" table:style-name="ta2">
        <table:table-column table:style-name="co5" table:default-cell-style-name="Default"/>
        <table:table-row table:style-name="ro11">
          <table:table-cell table:style-name="ce329" office:value-type="string" calcext:value-type="string">
            <text:p>Best Case</text:p>
          </table:table-cell>
        </table:table-row>
        <table:table-row table:style-name="ro9">
          <table:table-cell office:value-type="string" calcext:value-type="string">
            <text:p>ABKONCORE BABYLON</text:p>
          </table:table-cell>
        </table:table-row>
        <table:table-row table:style-name="ro9">
          <table:table-cell office:value-type="string" calcext:value-type="string">
            <text:p>AEROCOOL TRINITY MINI V2 BLACK – mATX</text:p>
          </table:table-cell>
        </table:table-row>
        <table:table-row table:style-name="ro9">
          <table:table-cell office:value-type="string" calcext:value-type="string">
            <text:p>be quiet! Black Pure Base 500 FX BLACK - Side Tempered Glass</text:p>
          </table:table-cell>
        </table:table-row>
        <table:table-row table:style-name="ro9">
          <table:table-cell office:value-type="string" calcext:value-type="string">
            <text:p>Corsair iCUE 220T RGB AIRFLOW Tempered Glass </text:p>
          </table:table-cell>
        </table:table-row>
      </table:table>
      <table:table table:name="Low Power Server" table:style-name="ta2">
        <table:table-column table:style-name="co40" table:default-cell-style-name="Default"/>
        <table:table-column table:style-name="co5" table:number-columns-repeated="2" table:default-cell-style-name="Default"/>
        <table:table-row table:style-name="ro9">
          <table:table-cell table:number-columns-repeated="3"/>
        </table:table-row>
        <table:table-row table:style-name="ro9"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9">
          <table:table-cell table:number-columns-repeated="3"/>
        </table:table-row>
        <table:table-row table:style-name="ro12">
          <table:table-cell office:value-type="string" calcext:value-type="string">
            <text:p>DELL PRECISION 3640 TOWER (XEON W-1270, 16GB, 2X 1TB, VGA 2GB, WIN 10 PRO, 22 INCH) WORKSTATION</text:p>
            <text:p/>
          </table:table-cell>
          <table:table-cell office:value-type="float" office:value="39368687" calcext:value-type="float">
            <text:p>39368687</text:p>
          </table:table-cell>
          <table:table-cell office:value-type="string" calcext:value-type="string">
            <text:p><text:a xlink:href="https://www.anugrahpratama.com/product/dell-precision-3640-tower-(xeon-w-1270,-16gb,-2x-1tb,-vga-2gb,-win-10-pro,-22-inch)-workstation/" xlink:type="simple">https://www.anugrahpratama.com/product/dell-precision-3640-tower-(xeon-w-1270,-16gb,-2x-1tb,-vga-2gb,-win-10-pro,-22-inch)-workstation/</text:a></text:p>
          </table:table-cell>
        </table:table-row>
        <table:table-row table:style-name="ro9" table:number-rows-repeated="7">
          <table:table-cell table:number-columns-repeated="3"/>
        </table:table-row>
        <table:table-row table:style-name="ro2">
          <table:table-cell table:style-name="ce214" office:value-type="string" calcext:value-type="string">
            <text:p>laptop 20jt</text:p>
          </table:table-cell>
          <table:table-cell table:number-columns-repeated="2"/>
        </table:table-row>
        <table:table-row table:style-name="ro2">
          <table:table-cell table:style-name="ce214" office:value-type="string" calcext:value-type="string">
            <text:p>Lenovo Legion</text:p>
          </table:table-cell>
          <table:table-cell table:number-columns-repeated="2"/>
        </table:table-row>
        <table:table-row table:style-name="ro13">
          <table:table-cell table:style-name="ce214" office:value-type="string" calcext:value-type="string">
            <text:p>Processor : AMD Ryzen™ 7 4800H (2.9 GHz base clock, up to 4.3 GHz max boost clock, 4 MB L2 cache, 8 cores)</text:p>
            <text:p>Display : 15.6 diagonal FHD, 144 Hz, IPS, anti-glare, micro-edge, WLED-backlit, 300 nits, 72% NTSC (1920 x 1080)</text:p>
            <text:p>Memory : 16GB DDR4-3200 SDRAM (2 x 8 GB)</text:p>
            <text:p>Storage : 512GB PCIe® NVMe™ M.2 SSD</text:p>
            <text:p>Graphics : NVIDIA® GeForce RTX™ 2060 (6 GB GDDR6 dedicated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1" number:min-decimal-places="1" number:min-integer-digits="1"/>
    </number:number-style>
    <number:number-style style:name="N136">
      <number:number number:decimal-places="1" number:min-decimal-places="1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date-style style:name="N10131" number:language="en" number:country="US">
      <number:day/>
      <number:text>-</number:text>
      <number:month number:textual="true"/>
      <number:text>-</number:text>
      <number:year/>
    </number:date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date-style style:name="N10134" number:language="en" number:country="US">
      <number:day/>
      <number:text>-</number:text>
      <number:month number:textual="true"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" number:language="en" number:country="US">
      <number:month number:textual="true"/>
      <number:text>-</number:text>
      <number:year/>
    </number:date-style>
    <number:currency-style style:name="N1014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time-style style:name="N10151" number:language="en" number:country="US">
      <number:hours/>
      <number:text>:</number:text>
      <number:minutes number:style="long"/>
    </number:time-style>
    <number:currency-style style:name="N1015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2P0"/>
    </number:currency-style>
    <number:number-style style:name="N1015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6P2" style:volatile="true" number:language="en" number:country="US">
      <number:text> </number:text>
      <number:fill-character> </number:fill-character>
      <number:text>- </number:text>
    </number:number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8P0"/>
    </number:number-style>
    <number:number-style style:name="N1016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date-style style:name="N1016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7-01T09:23:56.626452868</meta:creation-date>
    <dc:date>2025-02-13T10:00:43.400706570</dc:date>
    <meta:editing-duration>P20DT3H20M39S</meta:editing-duration>
    <meta:editing-cycles>1010</meta:editing-cycles>
    <meta:generator>LibreOffice/24.8.4.2$Linux_X86_64 LibreOffice_project/480$Build-2</meta:generator>
    <meta:document-statistic meta:table-count="18" meta:cell-count="1308" meta:object-count="0"/>
  </office:meta>
</office:document-meta>
</file>